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AppleMyungjo" fo:letter-spacing="0.0000in"/>
    </style:style>
    <style:style style:name="T9" style:family="text">
      <style:text-properties style:font-name="Symbol" fo:letter-spacing="0.0000in"/>
    </style:style>
    <style:style style:name="T10" style:family="text">
      <style:text-properties style:font-name="Hiragino Mincho ProN" fo:letter-spacing="0.0000in"/>
    </style:style>
    <style:style style:name="TableColumn1" style:family="table-column">
      <style:table-column-properties style:column-width="3.4625in" style:rel-column-width="32767*"/>
    </style:style>
  </office:automatic-styles>
  <office:body>
    <office:text>
      <text:p text:style-name="P1"/>
      <text:p text:style-name="P2">周淮安   |  2020.10.29 10:10   |   <text:a xlink:type="simple" xlink:href="http://palinfo.habago.org/Entry?Command=Information_PrintForum#FORUM40051"><text:span text:style-name="T1">#</text:span></text:a></text:p>
      <text:p text:style-name="P3">對坊間林林總總各種亂象，一直以來便覺種子早於廣設高教伊始已埋下。本文以史鑑今，驗證個人看法。一個蘿蔔一個坑，當僧多粥少，社會胃納不了那麼多「讀書人」時，量變導致質變，所學非所用、高資低就…便從個人問題，成為整個年輕世代共同心聲，形成不穩定因子。政客得以輕易藉此轉移焦點，將明顯人謀不臧的政策操弄成「世代對立」，分化四五六七八年級，讓民眾彼此仇視，自己渾水摸魚全身而退，爽爽續享高位。 <text:line-break/>-- <text:line-break/>(轉)原作：李天豪 <text:line-break/><text:line-break/>王莽的吸毒式政治 10 <text:line-break/>- <text:line-break/>上回說到，西漢太學擴招後，不出三十年… <text:line-break/>社會上，就湧現出一大批高學歷的知識份子。而且，還多半是失業的。 <text:line-break/>多年以後的執政者，往往都明白，這些人不能等閒視之。 <text:line-break/>一定要找好足量的管道，去宣洩這些人力資源帶來的力量。 <text:line-break/>否則，這批有知識的年輕人，就會毀滅政權。 <text:line-break/>因為，有了知識的人往往自視甚高。 <text:line-break/>他們既是人力資源，又是人力炸彈。 <text:line-break/><text:line-break/>但是，西漢的統治者，明顯不知道這件事情。 <text:line-break/>因為，他們是歷史第一批碰上這種現象的統治者。 <text:line-break/>以前，從來沒有人養出過這麼大一批「憤青」… <text:line-break/><text:line-break/>所以，大量的士人，開始成為社會的不安定因素。 <text:line-break/>然後，這些士人毀滅了自己，也毀滅了國家。 <text:line-break/>中國人口大量的減少，教育體系也迅速瓦解。 <text:line-break/>然後，就是東漢一百多年的休養生息，提倡教育… <text:line-break/>然後，等到東漢末年，又一次發生… <text:line-break/>再然後，是魏晉南北朝，將近四個世紀的沉澱… <text:line-break/><text:line-break/>最終，這個問題被隋唐時代的統治者解決了。 <text:line-break/>在王莽時代結束後七百年… <text:line-break/>唐朝的統治者開始推動科舉制度，具體做法是： <text:line-break/>「設計一個大致上公平的制度」 <text:line-break/>「給出數量稀少，但是貨真價值的誘餌。」 <text:line-break/>「來消磨掉大量讀書人的生命。」 <text:line-break/>「讓他們自青春年少，考到鬍子花白。」 <text:line-break/>唐太宗的感慨： <text:line-break/>「天下英雄，盡入吾彀中矣」 <text:line-break/>旨栽斯言。 <text:line-break/>此後的一千三百年間，只有黃巢跟洪秀全，這兩個漏網之魚。 <text:line-break/>其他的讀書人，都被這個圈套網住，無法脫困。 <text:line-break/><text:line-break/>回頭看看西漢末年、東漢末年…. <text:line-break/>那真是血淋淋的教訓啊…. <text:line-break/>讓我們回頭看看，這種社會壓力第一次釋放的狂熱吧。 <text:line-break/>西漢末年，當越來越多的讀書人，被定期培養出來… <text:line-break/>卻沒有管道，可以完全消化掉時…. <text:line-break/>他們就將爆發出巨大的破壞力！ <text:line-break/>當年，宣帝的預言成真了： <text:line-break/>「擴編儒生的後果開始顯現。」 <text:line-break/>越來越多「學有所成」的儒家士子，覺得這個社會生病了。 <text:line-break/>明明我們儒家已經取得全面勝利了，但為啥我的日子還是這麼慘呢？ <text:line-break/>最後，儒生們產生共識： <text:line-break/>「是這個世道有問題！」 <text:line-break/>在對社會不滿的人眼中，整個社會都充滿了「不公正」。 <text:line-break/>尤其，對社會不滿的這些人，還是讀書人… <text:line-break/><text:line-break/>這些讀書人別的沒有，講道理可是專家。 <text:line-break/>他們開始幻想： <text:line-break/>「這個世界，有個理想狀態。」 <text:line-break/>然後，沿著當年，孔老夫子復周禮的主張來推論…. <text:line-break/>儒生們驚喜的發現，曾經有一個「理想時代」： <text:line-break/>「郁郁乎文哉！ 吾從周。」 <text:line-break/>他們認為，在那個美好時代，有一個美好的黃金公式： <text:line-break/>「擁有道德知識，就能擁有政治力量。」 <text:line-break/>證據就是： <text:line-break/>「貴族，才有道德跟知識」 <text:line-break/>「貴族，才有土地跟財富」 <text:line-break/><text:line-break/>當然，兩千年後的我們很容易指出： <text:line-break/>「他們這種推論，是倒果為因了。」 <text:line-break/>耶穌誕生之前一千年的商周時朝，字都還是寫在甲骨跟青銅上的。 <text:line-break/>不是貴族，哪有可能獲得知識跟地位？ <text:line-break/>但是，千年已過。 <text:line-break/>西漢晚期的這批儒生，卻覺得： <text:line-break/>「應該恢復那個知識就是社會地位象徵的時代」 <text:line-break/>「因為這樣一來，讀書人就能翻身成為社會菁英」 <text:line-break/>當然，他們還會編織出一個美好的社會藍圖，來掩蓋這種精緻的自利思想。 <text:line-break/>他們開始「解釋」經典，描述周朝井田制度底下的： <text:line-break/>「大同社會」 <text:line-break/>在那個時代沒有壓迫與痛苦，人人有飯吃，有衣穿。 <text:line-break/><text:line-break/>證據在哪？ <text:line-break/>在那些被「二次創作」出來的《五經》之中 <text:line-break/>這個，我們前幾期說過了… <text:line-break/>這些古老的經典，不管來源如何 <text:line-break/>在這種浪潮推動之下，很快就搖身一變，成為王莽變法的理論基礎。 <text:line-break/>然後，那個千古以來，獨一無二的社會主義民選皇帝，就要登場。 <text:line-break/><text:line-break/>我們能夠嘲笑王莽嗎？ <text:line-break/>也許可以吧… <text:line-break/>因為他跟他的支持者，無視於社會發展最基本的現實： <text:line-break/>「科技文明，是唯一可以疊加式進步的發展。」 <text:line-break/>「畝產萬斤，是不現實的。」 <text:line-break/>西周的社會制度再美好，也沒有鐵器與牛耕。 <text:line-break/>漢朝每一畝地生產的糧食，絕對比西周多，這是基本事實。 <text:line-break/>那個幻想中的： <text:line-break/>「人人平等的井田制度。」 <text:line-break/>其實，只是生產工具原始粗劣時代不得已的權宜之計。 <text:line-break/><text:line-break/>為什麼要搞集體生產？ <text:line-break/>因為所有的生產工作，都要靠人力，去拖，去拉，去拽。 <text:line-break/>使得人們過著類共產生活方式的原因，不是道德高尚，而是技術落後。 <text:line-break/>那種生活不值得嚮往，那種生活只值得同情 <text:line-break/>隨著鐵器與牛耕的普遍化，少數人就能完成全部的農業生產流程。 <text:line-break/>最遲到戰國中期，社會型態就跟著改變了。 <text:line-break/>本來，以整個村莊為單位的生產方式… <text:line-break/>轉換為以宗族，甚至家族為單位的生產方式。 <text:line-break/>就像幾十年前，多數人搭公車，現在大家都有自己的私家車。 <text:line-break/>不是過去的人道德高尚，而今天的人自私自利，純粹是因為以前沒錢。 <text:line-break/><text:line-break/>但是，這些社會學的發展概念，漢代的儒生不可能有。 <text:line-break/>他們多半也不實際從事農業生產，不明白生產工具的改變有多大的影響。 <text:line-break/>所以，他們就從道德觀點出發… <text:line-break/>大肆評論時政，或者說妄想。 <text:line-break/>周代，這個較落後的原始社會，被大量失望的漢儒們描繪成了： <text:line-break/>「人人有飯吃，無人不飽暖，無人不均勻的美好世界」 <text:line-break/>在那個時代… <text:line-break/>每個人都有著相應的社會等級 <text:line-break/>每個社會等級，都有著符合該等級的著裝和消費標準 <text:line-break/>每個等級的人，都安分守己的大同世界。 <text:line-break/>當然，掌握知識與學術發言權的人，也就是這些儒生們自己。 <text:line-break/>理所當然的要居於貴族地位。 <text:line-break/><text:line-break/>一個人這樣想，那是妄念，改變不了真實世界。 <text:line-break/>但是，如果幾十萬儒生都有著共同信念… <text:line-break/>那麼，他們就能像後世的某些政黨黨員一樣，捧出一個： <text:line-break/>「全民領袖」 <text:line-break/>因為，王莽簡直就是為了這種道德化理想世界而誕生的。 <text:line-break/><text:line-break/>我們來快速回顧一下王莽的履歷： <text:line-break/>王莽從小孝母尊嫂，生活儉樸。 <text:line-break/>他飽讀詩書，結交賢士，聲名遠播。 <text:line-break/>的確，他是權勢家族的子弟，但是卻不是那種惹人厭的官二代。 <text:line-break/>王莽父親早死，在那個大家族中，他並沒有太多關愛的眼神。 <text:line-break/>他的伯父、叔父均位居輔政，唯獨王莽的父親王曼去世較早，沒能享受到封侯的榮華富貴。 <text:line-break/>當其他王氏貴族子弟正在： <text:line-break/>「將軍五侯子乘時侈糜，以輿馬聲色懌相高。」 <text:line-break/>的時候，這個年輕人卻在熬夜點燈： <text:line-break/>「勤學博身，被服如儒生」 <text:line-break/>他不是遠距離革命家，他是儒生理想的形象化身。 <text:line-break/>而且，他對身居大司馬之位的伯父王鳳極為恭順。 <text:line-break/><text:line-break/>當然，你會說： <text:line-break/>「討好有權有勢的伯父，誰不會？」 <text:line-break/>但是王莽做的非常誇張，而且非常持久，持久到大家都認為他是真心的。 <text:line-break/>王鳳病重時，王莽： <text:line-break/>「侍疾，親嘗藥，亂首垢面，不解衣帶連月」 <text:line-break/>要知道，久病床前無孝子，但是王莽對伯父的孝順表現，讓王鳳的兒子們都十分尷尬。 <text:line-break/>王鳳眼看著照顧自己的侄兒，變得十分憔悴，內心十分愧疚。 <text:line-break/>在彌留之際，王鳳鄭重地將王莽托付給妹妹王政君皇后和她的兒子漢成帝，最後才安然撒手而去。 <text:line-break/><text:line-break/>王莽從這個時候開始，登上官場舞台。 <text:line-break/>漢成帝時，王莽初任黃門郎，後升為射聲校尉。 <text:line-break/>王莽禮賢下士，清廉儉樸，常把自己的俸祿分給門客和窮人，甚至賣掉馬車接濟窮人，深受眾人愛戴。 <text:line-break/>在西漢末年那個貧富差距極大的社會，這種義行(異行)讓人驚訝感佩。 <text:line-break/>他長期的做這種捨己為人的公益活動，逐漸獲得大眾的一致好評，包括他的家人，都對他敬佩不已。 <text:line-break/>他叔父王商曾經上書皇帝，願把封地的一部分讓給王莽，就是一種標誌。 <text:line-break/>當然，這種高尚的行為必須經歷考驗，否則就是虛偽。 <text:line-break/>但是王莽，無疑的是經受過了考驗。 <text:line-break/>經過十多年的歷練，王莽本來已經當到漢朝的最高官位了… <text:line-break/>從騎都尉、光祿大夫侍中，到繼他的三位伯、叔之後出任大司馬。 <text:line-break/>時年卅八歲的王莽，已經位極人臣。 <text:line-break/>但是，他依然是那麼謙恭有禮、禮賢下士。 <text:line-break/>更難得的是，在忽然下台後，也沒什麼改變。 <text:line-break/><text:line-break/>王莽的下台，源於皇位更替。 <text:line-break/>漢成帝去世後，漢哀帝繼位。 <text:line-break/>傅太后、丁太后及其外戚得勢，王莽退位隱居新野。 <text:line-break/>在這期間，他的兒子殺死家奴，王莽逼其兒子自殺，得到世人好評。 <text:line-break/>有這種地位的人，還有這種隱忍的功夫… <text:line-break/>整個中國歷史只有三個人： <text:line-break/>「王莽與袁世凱」 <text:line-break/>在世人眼中，大起大落的王莽始終如一，算得上是經歷過考驗的人了。 <text:line-break/>是值得託付一切的偶像… <text:line-break/>然後，他就要發出「那份摧毀舊世界的通知了」！</text:p>
      <text:p text:style-name="P2">陳真   |  2020.10.28 20:02   |   <text:a xlink:type="simple" xlink:href="http://palinfo.habago.org/Entry?Command=Information_PrintForum#FORUM40050"><text:span text:style-name="T1">#</text:span></text:a></text:p>
      <text:p text:style-name="P4">江山易改，本性難移 <text:line-break/><text:line-break/>陳真 <text:line-break/><text:line-break/>2020. 10. 28. <text:line-break/><text:line-break/><text:line-break/>很多人喜歡說「醫界向來大多是綠的」，所以如何如何。這話其實不對。醫界就跟學界一樣，哪種顏色是主流，它就是什麼顏色，完全就是投機，而無所謂「向來」如何。 <text:line-break/><text:line-break/>黨外時期，醫界、學界、文化界與媒體等等等，哪來綠的？幾乎一個也沒有。就算有極少數例外，也往往躲躲閃閃。 <text:line-break/><text:line-break/>明哲保身是人性之常，沒法苛責，但是，讀書人見風轉舵的性格顯然遠比一般人還更離譜，保護自己總是保護得滴水不漏。但是，面對主流事物，卻又往往爭相表態、表效忠，嘴臉非常難看。比方說你看看那個過去忠黨愛國的張雅琴，看看學界、醫界許許多多囂張跋扈的綠油油人士，我真是不敢相信我的眼睛。 <text:line-break/><text:line-break/>目前市面上那些綠油油的學生、老師或醫師或政治人物或文化界人士與媒體人士等等等，幾乎全部都是這種人，少有例外。他們不但見風轉舵，而且往往囂張跋扈，不管怎麼改朝換代，永遠就是搭順風車。與其說他們是變色龍，我看比較像霓虹燈，彷彿有個開關，顏色說變就變，而且變得十分自然。變色蜥蝪變色速度都還沒這麼快。 <text:line-break/><text:line-break/>我在英國認識許多台灣學生，很多現在都在教書或是位居要津，有時翻開報紙或打開電視，往往讓我嚇一大跳，我真是不敢相信我的眼睛，非常不可思議。 <text:line-break/><text:line-break/>我不想傷害個人或舊識，所以不一一點名，但他們如果還有一點良知，自己理當心知肚明；何必那麼張牙舞爪呢？何必當人渣黨的走狗與打手，對少數一方趕盡殺絕呢？難道你們忘記自己在十多年前是如何忠黨愛國，忠於國民黨，熱愛大中國，並且仇視反國民黨人士，如何輕視黨外，輕視台灣，仇視台獨，說他們腦子有病，說他們人格扭曲，說他們偏激非理性，說他們是邊緣人，說他們過不慣民主生活等等等。 <text:line-break/><text:line-break/>好一點的，其實也沒多好；雖然支持黨外，但都是那種偷偷摸摸躲躲閃閃的支持者，毫無作為。 <text:line-break/><text:line-break/>如今卻搖身一變，變成台獨急先鋒，變成打手，整天檢驗別人的思想是否含有親中毒素，整天講些超級不自然的鳥話，並且竄改個人歷史。比方說，你們只不過是這幾年才聽過鄭南榕三個字，如今卻動不動就講得好像自古以來就多麼懷念似的。 <text:line-break/><text:line-break/>那種不可思議感就比方說，哪天你如果突然聽到邱毅大力歌頌台獨，或是緬懷自己如何被鄭南榕啟發，並且每天講些仇中反華的鳥話。你聽了，會不會覺得很不可思議？媽的，這是霓虹燈嗎？變色龍也沒變這麼快吧。 <text:line-break/><text:line-break/>並非說思想或立場不能轉變，而是說轉變前後對於善惡是非的態度要一致，而且別漂白美化個人歷史，還有就是轉變總得有個原因吧。國民黨很恐怖很惡劣很血腥時，你大力挺他，忠黨愛國得不得了。可是，當國民黨改邪歸正，喪失威脅性，甚至成為過街老鼠時，你卻反而變成反國民黨大將，囂張跋扈得不得了，那不是很荒唐嗎？這不是思想轉變，而是無恥的見風轉舵。 <text:line-break/><text:line-break/>喊台獨要砍頭要抄家滅族的年代，你們也跟著喊打喊殺，囂張得要命。但是，當台獨氣燄高張，無惡不作時，你卻反而又變成台獨戰將，對宛如過街老鼠的親中人士喊打喊殺，照樣囂張得要命。天底下有這種道理嗎？永遠緊緊依附著主流勢力作威作福吃香喝辣。 <text:line-break/><text:line-break/>哪個囂張跋扈的綠油油人士不是這種人？請他站出來，讓我們認識認識。根本沒有一個像樣的，全是無恥的投機份子，只是無恥程度不同而已。 <text:line-break/><text:line-break/>一個人不管怎麼變，有個東西絕對變不了，那就是他的為人本性。一個正直的人不可能如此無恥。反之，一個無恥的人，或是一個很窩囊的人，他總是不斷跟著主流調整，尋求個人的最佳利益，並且始終會是一樣的嘴臉。這東西是不會變的。 <text:line-break/><text:line-break/>========================== <text:line-break/><text:line-break/>萊豬疑慮 醫界多半噤聲 <text:line-break/><text:line-break/>聯合新聞網 <text:line-break/><text:line-break/>記者賴于榛／台北報導 <text:line-break/><text:line-break/>2020年10月28日  <text:line-break/><text:line-break/><text:line-break/>立法院聯席委員會今天將審查萊豬進口公告。醫師公會全國聯合會前秘書長蔡明忠表示，醫界很多人對含瘦肉精豬隻仍有疑慮，卻大多選擇噤聲。</text:p>
      <text:p text:style-name="P2">陳真   |  2020.10.28 11:16   |   <text:a xlink:type="simple" xlink:href="http://palinfo.habago.org/Entry?Command=Information_PrintForum#FORUM40049"><text:span text:style-name="T1">#</text:span></text:a></text:p>
      <text:p text:style-name="P3">毒豬啟示錄 <text:line-break/><text:line-break/>陳真 <text:line-break/><text:line-break/>2020. 10. 28. <text:line-break/><text:line-break/><text:line-break/>萊克多巴胺不是藥，而是毒。美國無良藥廠拿它來餵給豬吃，不是為了治療任何疾病，而是使豬隻瞬間暴增瘦肉比例以謀利。全世界一百多個國家禁止使用。台灣也不例外。 <text:line-break/><text:line-break/>也就是說，它是連豬都禁止吃、危害動物健康並使動物感到痛苦的一種毒品，為什麼人卻可以吃？人渣黨甚至還把萊克多巴胺說得像營養添加物那般美妙。過去他們完全了解這東西對健康毒害之嚴重，現在為了一己暴利與權力，卻馬上改口說它多健康多安全，毫無一絲廉恥。 <text:line-break/><text:line-break/>這事情給我們一些啟示： <text:line-break/><text:line-break/>一，跟人渣講道理是很可笑的。 <text:line-break/><text:line-break/>人渣之所以為惡，難道是因為他們「不懂」是非善惡？當然不是。他們不是不懂，而是存心胡扯瞎掰以謀取個人權位與私利。因此，跟人渣辯論、講道理，實在毫無意義。你只能想辦法把人渣們打倒，繩之以法，剝奪其權力，丟到歷史的垃圾桶裏，而不是用美好的道理去期待他們停止為惡。 <text:line-break/><text:line-break/>人渣歹徒惟有在一種情況下會停止為惡，那就是當他發現對己不利時，他才會停止做壞事。 <text:line-break/><text:line-break/>二，絕大部份人是窩囊的。 <text:line-break/><text:line-break/>比方說，沒有一個醫生會真的相信吃這東西很安全。任何人，稍微有一點藥學知識或臨床常識，都能輕易理解萊克多巴胺的毒性本質與健康危害，特別是兒童與孕婦及心血管疾病之潛在高風險族群，傷害特別劇烈。 <text:line-break/><text:line-break/>但是你看，醫界、藥學界一片靜悄悄。私下大家都反對毒豬，但卻根本不敢說出來，為什麼呢？因為台灣人就是這樣，很窩囊。有利之事，或是主流風光之事，大家搶破頭，爭相表態，甚且囂張跋扈。但是，若有一絲絲風險，大家馬上就會噤聲不語，乖得像龜孫子似的。特別是所謂知識份子，窩囊程度特別高，你幾乎找不到幾個不窩囊的讀書人。 <text:line-break/><text:line-break/>三，毒品是有階級性的。 <text:line-break/><text:line-break/>有錢人吃東西精挑細選，例如蔡啥小，生活竟然奢糜到每個月花六萬多元養一名私人廚師專門做法國菜給自己吃。有錢人的生活跟你我一般人是完全不一樣的。我相信，出身超級大富豪世家的吳怡農公子肯定也和我們生活在完全不一樣的世界。 <text:line-break/><text:line-break/>前天在某超級市場買了一包魚丸。每天晚上看完夜診回到家都十點多了，精疲力竭之餘，經常只能吃泡麵當晚餐。為了增加點營養，我會在泡麵裏頭加點魚丸或香菇之類。但我吃這些魚丸，經常吃得很心虛，因為口感實在很不自然，很不像食物，許多時候真是吃得很想吐。前天買的這一包魚丸，特別噁心，想丟掉又覺得浪費，最後仍然忍耐把它們統統吞下去充饑。 <text:line-break/><text:line-break/>我知道這些加工食品不健康，但我們一般人不就都只能這樣生活嗎？我們豈有可能餐餐都能吃安全美食？我個人的最高消費等級是帕沙蒂娜麵包店的海鮮麵，一碗要價四百元，一個月能吃上兩次就算很幸福了。即便醫生和教授都是高所得，但也稱不上有錢，生活跟一般收入者其實差不多。 <text:line-break/><text:line-break/>我有每天仔細記帳的習慣，五塊八毛都會記，一家三口每個月的一切採購和民生總開支大約三萬兩千元不到。但是，有錢人可就不一樣了。他們錢多到根本不用考慮價格，想吃就吃。我每次去餐廳吃飯，看菜單絕對不是看品項內容，而是先看價格，在低價區尋找可吃的東西。我相信絕大多數人應該也都是這樣。 <text:line-break/><text:line-break/>這說明了一件事，當一種劣級品或有毒物品進口時，一般人統統受害，但有錢人不會。有錢人養生養得可精緻了。這就跟戰爭一樣，戰爭一來，平民百姓受害最大，特別是弱勢族群，但權貴者或有錢人受害者少，因為他們資源多，管道多，容易趨吉避凶；不但不會受害，大多反而能趁機撈錢搶資源掠奪暴利。 <text:line-break/><text:line-break/>四，你不為自己發聲，誰來幫你？ <text:line-break/><text:line-break/>你我一般人，如果不為自己及自己的下一代發聲，你就永遠只能成為別人謀財奪權的一個工具和受害者。你的噤聲，只是保護你一時的所謂安全，但你所付出的代價，卻是禍延子孫的永久性傷害。除非你願意拋棄窩囊，為你及你的下一代爭取應有的生活方式和生活品質，否則，掌權的人渣及權勢者永遠都不可能停止作惡，你永遠只會是他們獲取暴利與權位的工具與犧牲品。 <text:line-break/><text:line-break/>======================== <text:line-break/>有一段影片，不妨看看，請看到7分50秒即可： <text:line-break/><text:line-break/><text:a xlink:type="simple" xlink:href="https://bit.ly/37OBcFY"><text:span text:style-name="T2">https://bit.ly/37OBcFY</text:span></text:a><text:s/><text:line-break/><text:line-break/>======================== <text:line-break/>醫界串聯公開反萊豬 直指萊克多巴胺心臟毒性強 <text:line-break/><text:line-break/>中廣新聞網 <text:line-break/><text:line-break/>2020年10月27日 <text:line-break/>  <text:line-break/>美國萊豬明年即將開放進口，幾位醫界人士今天（27日）召開「護食安、顧幼老，反萊豬進口」記者會，除了從醫學專業說明萊克多巴胺衍生的健康風險外，並要求政府必須清楚標示、溯源管理。 <text:line-break/><text:line-break/>醫師公會全聯會前秘書長蔡明忠直說，醫療界對萊克多巴胺非常疑慮，他問過很多醫療界朋友，雖然反對但是不願意講話。蔡明忠說，這次醫師團體都沒聲音，藥師界、檢驗界、營養界，「嘴巴打叉叉」。 <text:line-break/><text:line-break/>醫師蘇偉碩則在會中直言：萊克多巴胺就是禁藥，在台灣就是不能使用，不管對人、對動物，在台灣都不能使用。 <text:line-break/><text:line-break/>蘇偉碩表示，「萊劑就是毒」，動物吃了就是會中毒，「牛會死掉，豬會發瘋」，是三流化學成分，還難以測出，未來營養午餐的問題非常嚴重，萊劑美豬進口後，問題就無法收拾。   <text:line-break/><text:line-break/>蘇偉碩說，在動物身上使用萊克多巴胺不只要罰錢還要被關，如果醫師使用更可能被吊銷執照。萊克多巴胺沒有開發成功就是因為心臟毒性太強，根本沒有資格作為藥物。 <text:line-break/><text:line-break/>蔡明忠說：現在全球有160個國家禁止萊豬「台灣人不願意當世界廚餘桶」，即使要進口，也不能連標示都不敢。 <text:line-break/><text:line-break/>============== <text:line-break/>施威全：執政黨認為萊豬安全 讓人民當白老鼠？ <text:line-break/><text:line-break/>2020年10月27日 <text:line-break/><text:line-break/>匯流新聞網記者邱璽臣／台北報導 <text:line-break/><text:line-break/>國政基金會財政組顧問施威全今（27）日表示，無論根據WTO的SPS，或是CODEX，台灣當然有權利以更高的健康標準來檢視萊豬問題。他批評：「執政黨一直拿CODEX的標準當藉口，認為萊豬安全，是拿一個危險而不確定的最低標準，讓人民當白老鼠。」 <text:line-break/><text:line-break/>施威全質疑，當美國賣往俄羅斯、歐盟以及中國大陸的豬肉都不含萊克多巴胺時，為何台灣人就要接受美國賣剩下的含有萊克多巴胺的豬肉？ <text:line-break/><text:line-break/>豐安聯合診所院長蔡明忠醫師上午主持「護食安 顧幼老 反萊豬進口」記者會，國民黨立委廖婉汝到場關心並發言之外，與會者包含台北市大安健康促進協會理事長沈采穎藥師、宜蘭縣醫檢師公會前理事長謝銘松博士、精神科醫師蘇偉碩、施威全等人均發表對萊劑、萊豬政策的觀點。 <text:line-break/><text:line-break/>蘇偉碩表示，萊克多巴胺為禮來公司早期本欲開發為氣喘藥物，但因其缺乏支氣管作用選擇性，為達到與沙丁胺醇同樣之藥效，其心臟副作用約為沙丁胺醇之一千倍而被淘汰。 <text:line-break/><text:line-break/>他強調，萊克多巴胺使用於牛隻被發現導致死亡率增加90%，並使豬隻產生腦部化學物質變化而引發攻擊性和行動異常。蘇偉碩認為：「在沒有足夠的人體安全數據之前，不應開放萊克多巴胺殘留於肉品中。」 <text:line-break/><text:line-break/>施威全說，台灣違反國際趨勢潮流，讓美國把不含瘦肉精的豬肉賣到世界各地，卻把含瘦肉精的賣到台灣，「台灣人的命比較不值錢！」</text:p>
      <text:p text:style-name="P2">陳真   |  2020.10.27 17:06   |   <text:a xlink:type="simple" xlink:href="http://palinfo.habago.org/Entry?Command=Information_PrintForum#FORUM40048"><text:span text:style-name="T1">#</text:span></text:a></text:p>
      <text:p text:style-name="P4">跟人渣講道理，究竟是可恥的！ <text:line-break/><text:line-break/>陳真 <text:line-break/><text:line-break/>2020. 10. 27. <text:line-break/><text:line-break/><text:line-break/>容我直接剪一段2018年9月17日寫的文章： <text:line-break/><text:line-break/><text:a xlink:type="simple" xlink:href="https://bit.ly/3mr5wdH"><text:span text:style-name="T2">https://bit.ly/3mr5wdH</text:span></text:a><text:s/><text:line-break/><text:line-break/>1926年，北大學生向北洋段祺瑞政府發起請願，敦請政府應捍衛國格，驅逐囂張跋扈的列強駐華大使等等。結果卻反而被政府開槍鎮壓，當場打死幾十名學生，其中一名學生叫姜高琦，身上七處致命刀傷。胡適寫了一首詩紀念他，叫做〈死者〉： <text:line-break/><text:line-break/>他身上受了七處刀傷 <text:line-break/>他微微的一笑 <text:line-break/>什麽都完了！ <text:line-break/>他那曾經沸騰過的少年血 <text:line-break/>再也不會起波瀾了！ <text:line-break/>我們脫下帽子，恭敬這第一個死的。——但我們不要忘記： <text:line-break/>請願而死，究竟是可恥的！ <text:line-break/>我們後死的人，儘可以革命而死！儘可以力戰而死！ <text:line-break/>但我們希望將來，永沒有第二個人請願而死！ <text:line-break/>我們低下頭來，哀念這第一個死的。——但我們不要忘記： <text:line-break/>請願而死，究竟是可恥的！ <text:line-break/><text:line-break/>這也許不是一個好例子。因為，當時的段祺瑞政府似乎並不怎麼壞。據說段祺瑞在知道軍隊於慌亂之中對學生開槍後，跑去對死者們長跪不起，從此終生茹素，以表懺悔。 <text:line-break/><text:line-break/>我不懂歷史，這些全是聽李敖說的。我想說的是，執政作風並不壞的北洋政府尚且都能讓胡適對於「下對上」之卑微請願方式感到絕望，更不用說台灣眼前這群理當繩之以法、貪得無饜無惡不作的人渣漢奸。(2018. 09. 17.) <text:line-break/><text:line-break/>我們應該盡力打擊歹徒人渣，以之為敵，而不是跟他們請願，不是請他們高抬貴手，不是哄他們開心，更不是對走狗們說理懇求。 <text:line-break/><text:line-break/>道理是說給一般人聽，不是說給人渣歹徒聽。難道你以為人渣們之所以壞事做絕是因為他們不懂道理嗎？講什麼理念理想，講得天花亂墜，不就是人渣們所最擅長的嗎？他們不是不懂，而是存心以此為惡，以此行騙，以此作奸犯科。 <text:line-break/><text:line-break/>你看，中天電視台是台灣惟一僅存不是那麼綠的媒體，最近面臨關台，所謂審查單位NCC，難道你不知道這是東廠打手？難道你不知道它的存在目的就是消滅異議？難道你真的蠢到不懂這些？ <text:line-break/><text:line-break/>人渣們之所以要消滅你，難道不就是因為你說實話，拆穿他們的謊言和各種貪污齷齪行徑？難道你會去跟詐騙集團講述誠實的重要性？難道歹徒騙你害你，是因為他們不懂得誠實與正直的重要性？ <text:line-break/><text:line-break/>除中天外，台灣媒體幾乎全是綠的，其中最為惡質齷齪的就是自由、蘋果、三立與民視等等。特別是自由和蘋果，每天就是鋪天蓋地地造謠抹黑，每天就是瘋狂地鼓吹仇中反華，拼命煽動族群仇恨。事實上，這些根本就不是媒體，而純粹就是由CIA所一手掌控的政治宣傳機構。 <text:line-break/><text:line-break/>請你告訴我，中天電視台曾經發佈過哪一條假新聞？同時也請你告訴我，上述那些人渣媒體到底有沒有報導過一句實話？幾乎全是謊言謠言，全是刻意扭曲渲染抹黑鬥臭的政治文宣。中天電視台這樣一個最乾淨誠實的電視媒體，卻反而被每天造謠的政治詐騙集團以「散播假新聞」為罪名而面臨關台，難道你覺得這還需要跟人渣歹徒們講道理嗎？ <text:line-break/><text:line-break/>你看，那幾個所謂審查委員裏頭，竟然有兩個是台權會的人，掛人權羊頭，賣政治狗肉，它媽的天底下有這種人權團體嗎？真是骯髒下流無恥到極點。但你能怎樣？跟他們講道理嗎？他們會不懂這些道理嗎？ <text:line-break/><text:line-break/>(這些醜事，應該記在我的舊識好友、刺蔣的黃文雄頭上。謝謝他曾經如此善待我們。我曾以為他會始終如一地執著於良善與是非；濁世滔滔，我曾以為他會是個例外。事實卻不然。在過去，他寫的每篇文章，或是他寫給我的每一封信、每一個字，我都曾經當成寶物那般珍藏。如今，我對他已無任何期望；不管他再說些什麼偉大的美妙理想，我根本一個字也不想看了。) <text:line-break/><text:line-break/>我的看法是這樣： <text:line-break/><text:line-break/>就讓人渣們儘管去做人渣想做的事。跟人渣講道理是很荒唐的；不但荒唐，更是可笑。中天關台，純粹就是一種打壓與鬥爭，誰還跟你講什麼道理？ <text:line-break/><text:line-break/>人渣不會在真理面前停止為惡，惟一能制止人渣為惡的方式就是力量。因為人渣很識時務、很會打算盤，你得讓他害怕，或是讓他覺得蠻幹下去不划算，他才會停止作惡；要不就是屈服，或是成為他們的一份子。 <text:line-break/><text:line-break/>反之，當我們人單勢孤時，當然就只能任人糟蹋，任人宰割。你可以忍耐，也可以跟人渣們拼命，但是，跟人渣請願，跟人渣拜託，跟人渣講道理，究竟是可恥的。</text:p>
      <text:p text:style-name="P5"><text:span text:style-name="T3">陳真</text:span><text:span text:style-name="T4"><text:s/>  |  2020.10.26 20:06   |   </text:span><text:a xlink:type="simple" xlink:href="http://palinfo.habago.org/Entry?Command=Information_PrintForum&amp;iPage=1&amp;sType=FORUM#FORUM40047"><text:span text:style-name="T5">#</text:span></text:a></text:p>
      <text:p text:style-name="P6"><text:span text:style-name="T4">小武們</text:span><text:span text:style-name="T6"><text:s/>(</text:span><text:span text:style-name="T4">二</text:span><text:span text:style-name="T6">)</text:span><text:span text:style-name="T4">：我認出風暴，激動如大海</text:span><text:span text:style-name="T6"><text:line-break/><text:line-break/></text:span><text:span text:style-name="T4">陳真</text:span><text:span text:style-name="T6"><text:line-break/><text:line-break/>2020. 10. 26.<text:line-break/><text:line-break/><text:line-break/></text:span><text:span text:style-name="T4">唸大學時，一位醫學院老師當我的面對同學們說：「陳真若願意，足以創立一門宗教，會有許多信徒。」</text:span><text:span text:style-name="T6"><text:line-break/><text:line-break/></text:span><text:span text:style-name="T4">但我自己的感覺卻非如此，而且正好相反；我也許有群眾，但不會有追隨者，誰會去追隨一個笑柄，一種怪物？今天我若政治正確，並且當個什麼大官，或是在什麼名校名醫院裏頭執教或執業，隨便寫兩句迎合主流的蠢話，報紙便大登特登，粉絲肯定就多了。</text:span><text:span text:style-name="T6"><text:line-break/><text:line-break/></text:span><text:span text:style-name="T4">獵奇和仰慕是兩回事。我若開個動物園，把自己關在籠子裏，說不定會有一些遊客前來尋開心；有的獵奇，就像觀賞怪物那樣，有的採治療目的，觀賞之後，自信心便恢復了，原來還有比我還慘的人。</text:span><text:span text:style-name="T6"><text:line-break/><text:line-break/></text:span><text:span text:style-name="T4">猴子只有觀眾，猴子是不會有粉絲或信徒的；人類豈有可能仰慕獸類？就算有可能，那也是百年之後的事。</text:span><text:span text:style-name="T6"><text:s/>(2014.10.25.)<text:line-break/><text:line-break/></text:span><text:span text:style-name="T4">因為罹患「極重度非典型社交恐懼症」，為了避免折磨，我從年少時就決定每次社交都得收費才行，幾百萬起跳；若是談政治、談哲學或藝術，都得額外加錢才行。</text:span><text:span text:style-name="T6"><text:line-break/><text:line-break/></text:span><text:span text:style-name="T4">按理說，全台首富不是郭台銘，而是我才對，只是各路遊客們前來戲謔一番後從無一人付費，全都白嫖。社交收費雖高，卻屬醫藥費，萬箭穿心遍體鱗傷之療傷用。每社交一回，經常得療上至少幾個月的內傷。</text:span><text:span text:style-name="T6"><text:line-break/><text:line-break/></text:span><text:span text:style-name="T4">做為「獸類」，見不得光，見不得人。我的「極重度非典型社交恐懼症」嚴重到這樣一種程度：我甚至無法忍受去想到有人在看我寫的東西；我總覺得那是一種很深的挫折感與自我作賤。</text:span><text:span text:style-name="T6"><text:line-break/><text:line-break/></text:span><text:span text:style-name="T4">「獸類」一詞由沈從文那邊學來，他常以此自況，說自己見不得光，是躲在洞穴裏的狐獸之類。他說，每當有人誇他這個那個，便覺難堪。我心亦然。</text:span><text:span text:style-name="T6"><text:line-break/><text:line-break/></text:span><text:span text:style-name="T4">賈樟柯在《小武》的幕後花絮訪談中，提到一位影響他的作家，當他還沒說出作家名字時，我心裏已經有「沈從文」三個字在等著他了。當賈樟柯說出「沈從文」三個字時，我不禁在電視機前歡呼起來。</text:span><text:span text:style-name="T6"><text:line-break/><text:line-break/></text:span><text:span text:style-name="T4">我對沈從文極敏感，凡與之氣味相近者，我一下子就能聞得出來。因此，當我第一次看侯孝賢的《童年往事》，第一次看《小武》時，馬上就能嗅出裏頭濃濃的沈從文的影子。</text:span><text:span text:style-name="T6"><text:line-break/><text:line-break/></text:span><text:span text:style-name="T4">有兩個人讓我的生命徹底轉了彎，一是沈從文，一是維根斯坦；前者識於</text:span><text:span text:style-name="T6">1982</text:span><text:span text:style-name="T4">年我初入黨外時，後者則是剛抵英國讀書的第三天，亦即</text:span><text:span text:style-name="T6">1997</text:span><text:span text:style-name="T4">年</text:span><text:span text:style-name="T6">7</text:span><text:span text:style-name="T4">月</text:span><text:span text:style-name="T6">3</text:span><text:span text:style-name="T4">日。沈從文是我一生最崇拜的人，另一個是十五年後才認識的維根斯坦。</text:span><text:span text:style-name="T6">R. M. Rilke</text:span><text:span text:style-name="T4">有詩云：「我認出風暴，激動如大海。」要不是有這兩場風暴，我這一生不會是這樣一個過程與結局。</text:span><text:span text:style-name="T6"><text:line-break/><text:line-break/></text:span><text:span text:style-name="T4">生命與生命之間的相遇相離，究竟是「機會」或「命運」？也許很難說，但我比較相信宿命，我相信一切全是命中註定；命運引領我們翻山越嶺，走過所有應走的路；並非角色寫故事，而是故事早已寫好放在那，就等著適當的角色人選出現。</text:span><text:span text:style-name="T6">(2014. 10. 25-26.)</text:span></text:p>
      <text:p text:style-name="P5"><text:span text:style-name="T3">陳真</text:span><text:span text:style-name="T4"><text:s/>  |  2020.10.26 02:50   |   </text:span><text:a xlink:type="simple" xlink:href="http://palinfo.habago.org/Entry?Command=Information_PrintForum&amp;iPage=1&amp;sType=FORUM#FORUM40046"><text:span text:style-name="T5">#</text:span></text:a></text:p>
      <text:p text:style-name="P7"><text:span text:style-name="T4">台灣的毒害「教育」幾時休？</text:span><text:span text:style-name="T6"><text:line-break/><text:line-break/></text:span><text:span text:style-name="T4">陳真</text:span><text:span text:style-name="T6"><text:line-break/><text:line-break/>2020. 10. 26.<text:line-break/><text:line-break/><text:line-break/></text:span><text:span text:style-name="T4">曾有人問蕭伯納，「如果哪天重返校園，你有何感想？」蕭伯納說：「那就好像問一個逃犯如果哪天重返監獄有何感想」。</text:span><text:span text:style-name="T6"><text:line-break/><text:line-break/></text:span><text:span text:style-name="T4">我覺得這句話應該列為台灣從小學到研究所、所有學校的共同校訓才對。在台灣受教育，真的是對一個人心靈與大腦最殘酷的刑求逼供，逼迫學生得接受一些蠢話或惡毒的想法。</text:span><text:span text:style-name="T6"><text:line-break/><text:line-break/></text:span><text:span text:style-name="T4">蕭伯納還如此說道：「在整個地球上，對一個無辜的人說，沒有比學校更恐怖的地方了。它就是監獄，卻比一般監獄還可怕。在一般監獄裏頭，好歹你不需要被迫去閱讀獄卒和牢頭寫的書，不需要被迫聆聽他們照本宣科一些他們根本不懂也不感興趣的東西；在一般監獄，他們只是虐待你的肉體，但不會虐待你的心靈。」</text:span><text:span text:style-name="T6"><text:line-break/><text:line-break/></text:span><text:span text:style-name="T4">我對這些話深有同感，蕭伯納如果是在台灣接受「教育」，我想他應該會瘋掉。</text:span><text:span text:style-name="T6"><text:line-break/><text:line-break/></text:span><text:span text:style-name="T4">台灣教育，大多時候無非就是整人，尤有甚者，蠢話一堆，非常難受，彷彿大腦只是一種多餘的器官。數學於是成為一種心靈的避風港。從小，每當我被「教育」得痛苦不堪，我就衝進數學的世界裏頭，想數學，做數學，緩和我心靈和精神以及智力上的極度痛苦。因為，至少在數學裏頭你總不可能瞎掰吧？</text:span><text:span text:style-name="T6"><text:line-break/><text:line-break/></text:span><text:span text:style-name="T4">但我今天看到一則新聞，很荒唐，居然有這樣的數學題。這跟數學根本八竿子扯不上一點邊。題目如下：</text:span><text:span text:style-name="T6"><text:line-break/><text:line-break/></text:span><text:a xlink:type="simple" xlink:href="https://bit.ly/3kFKRlP"><text:span text:style-name="T7">https://bit.ly/3kFKRlP</text:span></text:a><text:span text:style-name="T6"><text:line-break/><text:line-break/></text:span><text:span text:style-name="T4">底下的東西，大於</text:span><text:span text:style-name="T6">15</text:span><text:span text:style-name="T4">公分的請打勾：</text:span><text:span text:style-name="T6"><text:line-break/><text:line-break/>(1)</text:span><text:span text:style-name="T4">黑板</text:span><text:span text:style-name="T6"><text:line-break/>(2)</text:span><text:span text:style-name="T4">媽媽的上衣</text:span><text:span text:style-name="T6"><text:line-break/>(3)</text:span><text:span text:style-name="T4">弟弟的身高</text:span><text:span text:style-name="T6"><text:line-break/>(4)</text:span><text:span text:style-name="T4">一枝長尾夾的夾</text:span><text:span text:style-name="T6"><text:line-break/>(5)</text:span><text:span text:style-name="T4">一隻蝌蚪</text:span><text:span text:style-name="T6"><text:line-break/>(6)</text:span><text:span text:style-name="T4">國語習作的長度</text:span><text:span text:style-name="T6"><text:line-break/>(7)</text:span><text:span text:style-name="T4">五元硬幣</text:span><text:span text:style-name="T6"><text:line-break/>(8)</text:span><text:span text:style-name="T4">一本故事書的厚度</text:span><text:span text:style-name="T6"><text:line-break/><text:line-break/></text:span><text:span text:style-name="T4">標準答案是：</text:span><text:span text:style-name="T6">1</text:span><text:span text:style-name="T4">，</text:span><text:span text:style-name="T6">2</text:span><text:span text:style-name="T4">，</text:span><text:span text:style-name="T6">6</text:span><text:span text:style-name="T4">。</text:span><text:span text:style-name="T6"><text:line-break/><text:line-break/></text:span><text:span text:style-name="T4">很可怕吧！學校居然是這樣在教學生！這跟數學有什麼關係？</text:span><text:span text:style-name="T6"><text:line-break/><text:line-break/></text:span><text:span text:style-name="T4">數學就跟邏輯一樣，與經驗世界扯不上關係。數學或邏輯怎麼可能預知經驗事實？數學與邏輯講究的是必然性，而一切經驗事實，包括明天太陽會不會突然改從北邊跑出來，卻全屬偶然，兩者風馬牛不相及。就比方說你去買菜，一斤香蕉五元，買五斤就是二十五元，如果老闆不打折的話。這就是數學，但數學卻無法告訴你一斤香蕉必須是多少錢，數學也無法預知老闆會不會給你打折優惠。</text:span><text:span text:style-name="T6"><text:line-break/><text:line-break/></text:span><text:span text:style-name="T4">任何一個經驗陳述，不管如何不可思議，它始終存在著可能性，但邏輯與數學卻不存在這樣一種可能性。在某種自然法則的前提底下，一加一就是等於二，在非洲等於二，在歐洲也一樣等於二。</text:span><text:span text:style-name="T6"> <text:line-break/><text:line-break/></text:span><text:span text:style-name="T4">我如果跟你說，「我昨天跟寫作《</text:span><text:span text:style-name="T6">Tractatus Logico-Philosophicus</text:span><text:span text:style-name="T4">》那本書的那位維根斯坦一起去看了一場電影」，你一定不相信，但你不能說我講的話不合邏輯，為什麼呢？因為它跟邏輯扯不上關係；它既沒有合乎邏輯，也沒有不合邏輯，它跟邏輯無關。數學也一樣，數學怎麼可能告訴你一本故事書的厚度一定少於</text:span><text:span text:style-name="T6">15</text:span><text:span text:style-name="T4">公分？數學怎麼可能知道你弟弟的身高或你娘的衣服是否大於</text:span><text:span text:style-name="T6">15</text:span><text:span text:style-name="T4">公分？</text:span><text:span text:style-name="T6"><text:line-break/><text:line-break/></text:span><text:span text:style-name="T4">這種教育，如果不是精神虐待，什麼是精神虐待？</text:span><text:span text:style-name="T6"><text:line-break/><text:line-break/></text:span><text:span text:style-name="T4">當然，除了這些純屬知識性的胡扯瞎掰之外，還有更荒唐更齷齪的各種洗腦教育。比方說力民傳給我看的，國中二年級地理科教材寫道：中國行動支付之所以發達的原因是什麼？教科書列舉了一堆正確答案如下：</text:span><text:span text:style-name="T6"><text:line-break/><text:line-break/></text:span><text:span text:style-name="T4">提款機太少，不能跨行提款，提款機品質太差，提款手續費太貴，假鈔太多，各地通貨膨脹比例不同，搞得民眾不知道身上要帶大鈔或小鈔，貧富差距嚴重等等原因。總歸一句就是中國什麼都很爛。</text:span><text:span text:style-name="T6"><text:line-break/><text:line-break/></text:span><text:span text:style-name="T4">還有，同樣這份國中教材還提到，中國經濟發展對於世界的影響有哪些，標準答案是：</text:span><text:span text:style-name="T6"><text:line-break/><text:line-break/></text:span><text:span text:style-name="T4">中國只顧著賺錢，忽略環境保護，以致於釀成世界嚴重的環境問題。而且，中國近年來汽、機車數量急速增加，排出大量廢氣，使得鄰近國家如台灣、韓國與日本都遭受空氣污染。而且，因為中國工廠的急遽增加，大量廢水排入河川，進入海洋，污染物質隨著海洋飄往世界各處。總歸一句就是中國什麼都很爛，危害了全世界。</text:span><text:span text:style-name="T6"><text:line-break/><text:line-break/></text:span><text:span text:style-name="T4">然後還有一題，中國對外投資的目的是什麼？標準答案是：以投資做為一種外交手段，製造債務陷阱，以控制被投資的國家，強迫他們支持中國的立場。此一行為，已經被確認是中國勢力對外擴張的證據，引起國際社會的普遍關注。總歸一句就是中國什麼都很爛，危害了全世界。</text:span><text:span text:style-name="T6"><text:line-break/><text:line-break/></text:span><text:span text:style-name="T4">諸如這些教材，完全就是造謠，完全背離基本事實，它想達成的唯一目的就是洗腦，讓台灣下一代變成仇中反華的腦殘。</text:span><text:span text:style-name="T6"><text:line-break/><text:line-break/></text:span><text:span text:style-name="T4">良哲也曾傳一份國中「公民與社會」的教材給我看，題目如下：</text:span><text:span text:style-name="T6"><text:line-break/><text:line-break/></text:span><text:span text:style-name="T4">香港的「反送中」運動，之所以獲得台灣與世界的支持，是因為：</text:span><text:span text:style-name="T6"><text:line-break/><text:line-break/>(A) </text:span><text:span text:style-name="T4">司法獨立與言論自由是普世人權，應受到保障。</text:span><text:span text:style-name="T6"><text:line-break/>(B) </text:span><text:span text:style-name="T4">目前並無任何言論自由與司法獨立的國際公約。</text:span><text:span text:style-name="T6"><text:line-break/>(C) </text:span><text:span text:style-name="T4">國家權力的行使，可以凌駕在人性尊嚴之上。</text:span><text:span text:style-name="T6"><text:line-break/>(D) </text:span><text:span text:style-name="T4">香港人的遊行活動未經申請，並不合法。</text:span><text:span text:style-name="T6"><text:line-break/><text:line-break/></text:span><text:span text:style-name="T4">標準答案是</text:span><text:span text:style-name="T6">(A)</text:span><text:span text:style-name="T4">。</text:span><text:span text:style-name="T6"><text:line-break/><text:line-break/></text:span><text:span text:style-name="T4">接續上題，從「反送中」運動的訴求可看出，為何香港人反對將罪犯送至中國審判？</text:span><text:span text:style-name="T6"><text:line-break/><text:line-break/>(A) </text:span><text:span text:style-name="T4">香港司法無法公平審判，故香港政府進行修法。</text:span><text:span text:style-name="T6"><text:line-break/>(B) </text:span><text:span text:style-name="T4">香港人需要公平的司法審判制度，並且可以做自己，實現理想生活。</text:span><text:span text:style-name="T6"><text:line-break/>(C) </text:span><text:span text:style-name="T4">香港政府透過修法來保障人權。</text:span><text:span text:style-name="T6"><text:line-break/>(D) </text:span><text:span text:style-name="T4">公平審判跟人性尊嚴無關。</text:span><text:span text:style-name="T6"><text:line-break/><text:line-break/></text:span><text:span text:style-name="T4">標準答案是</text:span><text:span text:style-name="T6">(B)</text:span><text:span text:style-name="T4">。所謂「做自己」，簡單說就是港獨才能實現理想生活。</text:span><text:span text:style-name="T6"><text:line-break/><text:line-break/></text:span><text:span text:style-name="T4">同樣接續上題，請問香港人走上街頭的行為是屬於自我發展的哪一部份？</text:span><text:span text:style-name="T6"><text:line-break/><text:line-break/>(A) </text:span><text:span text:style-name="T4">認識自我。</text:span><text:span text:style-name="T6"><text:line-break/>(B) </text:span><text:span text:style-name="T4">肯定自我。</text:span><text:span text:style-name="T6"><text:line-break/>(C) </text:span><text:span text:style-name="T4">展現自我。</text:span><text:span text:style-name="T6"><text:line-break/>(D) </text:span><text:span text:style-name="T4">看清自我。</text:span><text:span text:style-name="T6"><text:line-break/><text:line-break/></text:span><text:span text:style-name="T4">標準答案是</text:span><text:span text:style-name="T6">(C)</text:span><text:span text:style-name="T4">，簡單說就是港獨是很偉大的理想。</text:span><text:span text:style-name="T6"><text:line-break/><text:line-break/></text:span><text:span text:style-name="T4">類似所謂「教材」，只有一個目的，就是教導台灣的下一代應該仇中反華，應該鄙視、仇視中國與中國人，應該感恩日本和美國，甚至不斷洗腦說日本才是我們的祖國。</text:span><text:span text:style-name="T6"><text:line-break/><text:line-break/></text:span><text:span text:style-name="T4">像這樣一種「教育」，如果不是毒，什麼是毒？毒害「教育」幾時休？它的目的就是製造出一批批仇中反華的下一代，進而驅使他們充當美國反華戰爭的砲灰，鼓舞他們做為一種製造內亂與內戰以打擊中國大陸之崛起的人肉炸彈。</text:span></text:p>
      <text:p text:style-name="P5"><text:span text:style-name="T3">陳真</text:span><text:span text:style-name="T4"><text:s/>  |  2020.10.25 01:14   |   </text:span><text:a xlink:type="simple" xlink:href="http://palinfo.habago.org/Entry?Command=Information_PrintForum&amp;iPage=1&amp;sType=FORUM#FORUM40045"><text:span text:style-name="T5">#</text:span></text:a></text:p>
      <text:p text:style-name="P6"><text:span text:style-name="T4">小武們</text:span><text:span text:style-name="T6">(</text:span><text:span text:style-name="T4">一</text:span><text:span text:style-name="T6">)<text:line-break/><text:line-break/></text:span><text:span text:style-name="T4">陳真</text:span><text:span text:style-name="T6"><text:line-break/><text:line-break/>2020. 10. 25.<text:line-break/><text:line-break/><text:line-break/></text:span><text:span text:style-name="T4">我是小武，但我不知道有沒有「們」。朋友易尋，知音難求。</text:span><text:span text:style-name="T6"><text:line-break/><text:line-break/></text:span><text:span text:style-name="T4">告訴各位一件天大的好消息，賈樟柯的《小武》又來了：</text:span><text:span text:style-name="T6"><text:line-break/><text:line-break/></text:span><text:a xlink:type="simple" xlink:href="https://bit.ly/3dXBThc"><text:span text:style-name="T7">https://bit.ly/3dXBThc</text:span></text:a><text:span text:style-name="T6"> <text:line-break/><text:line-break/></text:span><text:span text:style-name="T4">但我很痛心，因為剛剛晚上十一點多才知道它今天下午在高雄上映。不過，還好十一月一日還有最後一次機會。</text:span><text:span text:style-name="T6"><text:line-break/><text:line-break/></text:span><text:span text:style-name="T4">就我的品味來講，《小武》肯定是中國大陸至今最偉大的電影，沒有「之一」。它曾榮獲</text:span><text:span text:style-name="T6">2014</text:span><text:span text:style-name="T4">年哈巴狗電台金狗獎最佳影片。六年前第一次看，很受感動，於是陸續寫了些文字。</text:span><text:span text:style-name="T6"><text:line-break/><text:line-break/></text:span><text:span text:style-name="T4">舊文新登，打算整理出一個系列。不過，我有好多系列，往往開個頭就沒了下文。其實，系列分類全屬徒勞，因為，不管我寫些什麼主題，不管寫上幾千萬字，終歸也就只是同樣一點意思反覆陳述、表達方式與深淺略有不同而已，就像蜘蛛織網，朝每個方向來回編織，不管多麼錯綜複雜，到頭來不過也就只是同一張網。</text:span><text:span text:style-name="T6"><text:line-break/><text:line-break/></text:span><text:span text:style-name="T4">講到《小武》，賈樟柯說：「這是一部關於現實焦灼的電影，一些美好的東西正從我們的生活迅速消失。我們面對坍塌，身處困境，生命再次變得孤獨，從而也顯得高貴。」</text:span><text:span text:style-name="T6"><text:line-break/><text:line-break/></text:span><text:span text:style-name="T4">我對這些話頗有同感，有時還真有一種四面楚歌彷彿真得烏江自刎的衝動。</text:span><text:span text:style-name="T6">(2019.02.12.)<text:line-break/><text:line-break/></text:span><text:span text:style-name="T4">如果上帝規定每人只能帶三部電影下地獄或上天堂，我估計會帶走這三部：</text:span><text:span text:style-name="T6">Emir Kusturica</text:span><text:span text:style-name="T4">的《亞歷桑那夢遊》，金基德的《聖殤》，以及賈樟柯的《小武》，因為它們看起來就像在拍我的自傳，談的就是我家的事，我一個人的事。</text:span><text:span text:style-name="T6">(2016.06.09.)<text:line-break/><text:line-break/></text:span><text:span text:style-name="T4">《小武》是近年來看過最好的電影之一，希望這一生能看上一千回。每看一回，一回得著安慰。有一次，我學小武的表情動作，馬上被學姊識破。這角色要是由我來演也絕無問題，搞不好能當上坎城影帝。其實我哪需要演，就演我自己就很傳神了，我跟小武靈魂是相通的。</text:span><text:span text:style-name="T6"><text:line-break/><text:line-break/></text:span><text:span text:style-name="T4">片中有首曲子，貫穿全場，是項羽和虞姬之歌，叫做《霸王別姬》：</text:span><text:span text:style-name="T6"><text:line-break/><text:line-break/></text:span><text:a xlink:type="simple" xlink:href="https://bit.ly/3mnUFRP"><text:span text:style-name="T7">https://bit.ly/3mnUFRP</text:span></text:a><text:span text:style-name="T6"><text:line-break/><text:line-break/></text:span><text:a xlink:type="simple" xlink:href="https://bit.ly/37CnghX"><text:span text:style-name="T7">https://bit.ly/37CnghX</text:span></text:a><text:span text:style-name="T6">(</text:span><text:span text:style-name="T4">現場演唱版</text:span><text:span text:style-name="T6">)<text:line-break/><text:line-break/></text:span><text:a xlink:type="simple" xlink:href="https://bit.ly/31GD6Vb"><text:span text:style-name="T7">https://bit.ly/31GD6Vb</text:span></text:a><text:span text:style-name="T6">(</text:span><text:span text:style-name="T4">附英文翻譯</text:span><text:span text:style-name="T6">)<text:line-break/><text:line-break/></text:span><text:span text:style-name="T4">很好聽。平常悶得慌，想舒懷，特別喜歡大唱前面幾句：「我站在烈烈風中，恨不能蕩盡綿綿心痛。望蒼天，四方雲動。劍在手，問天下誰是英雄。</text:span><text:span text:style-name="T6">...</text:span><text:span text:style-name="T4">來世也當稱雄，歸去斜陽正濃。」</text:span><text:span text:style-name="T6"><text:line-break/><text:line-break/></text:span><text:span text:style-name="T4">小武就是項羽，四面楚歌，無路可走，只能自刎烏江。項羽虞姬，一把劍，兩刎頸，傳頌千古。但在那當下，卻眾叛親離。</text:span><text:span text:style-name="T6">(2014.10.25.)</text:span></text:p>
      <text:p text:style-name="P5"><text:span text:style-name="T3">陳真</text:span><text:span text:style-name="T4"><text:s/>  |  2020.10.24 02:54   |   </text:span><text:a xlink:type="simple" xlink:href="http://palinfo.habago.org/Entry?Command=Information_PrintForum&amp;iPage=1&amp;sType=FORUM#FORUM40044"><text:span text:style-name="T5">#</text:span></text:a></text:p>
      <text:p text:style-name="P7"><text:span text:style-name="T4">退輔會副主委李文忠不會良心不安嗎？</text:span><text:span text:style-name="T6"><text:line-break/><text:line-break/></text:span><text:span text:style-name="T4">陳真</text:span><text:span text:style-name="T6"><text:line-break/><text:line-break/>2020. 10. 24.<text:line-break/><text:line-break/><text:line-break/></text:span><text:span text:style-name="T4">民進黨過去在野時，邀請蘇偉碩醫師擔任他們關於反美豬美牛的專家講師，現在權力一把抓之後，卻反倒攻擊起始終如一的蘇醫師。</text:span><text:span text:style-name="T6"><text:line-break/><text:line-break/></text:span><text:span text:style-name="T4">過去這兩天，看到人渣黨及其走狗們開始抹黑、攻擊蘇偉碩醫師，讓我一肚子火，而且頗感心寒。這個黨的無恥下三濫程度，難以置信，毫無底線。真難想像人性為何會如此陰暗卑鄙？</text:span><text:span text:style-name="T6"><text:line-break/><text:line-break/></text:span><text:span text:style-name="T4">人渣黨及其走狗們甚至抹黑蘇偉碩不是醫師，說他造謠、假冒，還故意影射他是因為什麼道德問題而被榮總開除，完全就是刻意扭曲，一派胡言，非常卑鄙。</text:span><text:span text:style-name="T6">  <text:line-break/><text:line-break/></text:span><text:span text:style-name="T4">我同時也會把這筆帳記在一個人頭上，叫做李文忠。他是我三十多年前的所謂</text:span><text:span text:style-name="T6"><text:s/>"</text:span><text:span text:style-name="T4">同志</text:span><text:span text:style-name="T6">"</text:span><text:span text:style-name="T4">，現在擔任權大勢大的退輔會副主委</text:span><text:span text:style-name="T6"><text:s/>(</text:span><text:span text:style-name="T4">不知道究竟憑什麼？</text:span><text:span text:style-name="T6">)</text:span><text:span text:style-name="T4">，這兩天跳出來攻擊蘇偉碩的政府機構之一，就是退輔會，甚至還睜眼說瞎話說什麼進口美國毒豬乃是經過什麼嚴謹的科學評估。</text:span><text:span text:style-name="T6"><text:line-break/><text:line-break/></text:span><text:span text:style-name="T4">如果以人渣黨攻擊蘇偉碩的邏輯來說，那麼，我也可以說，李文忠根本就不是因為什麼</text:span><text:span text:style-name="T6"><text:s/>"</text:span><text:span text:style-name="T4">參與黨外</text:span><text:span text:style-name="T6">" </text:span><text:span text:style-name="T4">而被台大退學，他媽的他參與過什麼黨外運動或台獨運動？他之所以被退學是因為他大學英文必修課考了好幾次都仍然不及格，而且有些科目不知道是考零分還是根本沒去考，因此依規定被退學。</text:span><text:span text:style-name="T6"><text:line-break/><text:line-break/></text:span><text:span text:style-name="T4">三十多年前仍是大學生的李文忠，常常寄一些資料來高醫給我，題材很廣，包羅萬象，包括什麼左派運動，什麼消費者運動，反戰運動與階級革命運動</text:span><text:span text:style-name="T6">....</text:span><text:span text:style-name="T4">等等等。每當我收到這樣一些東西，通常就直接丟垃圾桶。為什麼呢？</text:span><text:span text:style-name="T6"><text:line-break/><text:line-break/></text:span><text:span text:style-name="T4">因為我覺得，一個人講那麼多很膨脹的漂亮理想，其實是很自欺欺人的；不是說不能講理想談理念，但你總得先在生活中顯現或實踐你的所謂理想或理念吧？你總該先表現出會走路的本事，然後再來談跑跳、談飛行也不遲吧？</text:span><text:span text:style-name="T6"><text:line-break/><text:line-break/></text:span><text:span text:style-name="T4">有個句型是：</text:span><text:span text:style-name="T6">"</text:span><text:span text:style-name="T4">吾愛</text:span><text:span text:style-name="T6">XX</text:span><text:span text:style-name="T4">，但吾更愛</text:span><text:span text:style-name="T6">OO"</text:span><text:span text:style-name="T4">。比方說，</text:span><text:span text:style-name="T6">"</text:span><text:span text:style-name="T4">吾愛吾師，但吾更愛真理</text:span><text:span text:style-name="T6">"</text:span><text:span text:style-name="T4">。很多人以為我就是那種為了所謂真理然後就可以六親不認的人。其實我完全不是。不但不是，而且恰好相反。我永遠還是會優先考慮</text:span><text:span text:style-name="T6"><text:s/>"</text:span><text:span text:style-name="T4">個人</text:span><text:span text:style-name="T6">"</text:span><text:span text:style-name="T4">，儘量在個人的層次上隱惡揚善，儘量在實現所謂理想的過程中勿傷及任何個人；即便那個人真的為惡，我還是會儘可能在追求所謂</text:span><text:span text:style-name="T6"><text:s/>"</text:span><text:span text:style-name="T4">善</text:span><text:span text:style-name="T6">" </text:span><text:span text:style-name="T4">的同時，放過幾乎所有</text:span><text:span text:style-name="T6"><text:s/>"</text:span><text:span text:style-name="T4">個人</text:span><text:span text:style-name="T6">"</text:span><text:span text:style-name="T4">，除非那個人權大勢大、大到我根本打擊不了他。</text:span><text:span text:style-name="T6"><text:line-break/><text:line-break/></text:span><text:span text:style-name="T4">否則的話，很多人得遭殃，畢竟我所知道或是親身經歷的各種醜陋不堪的黑資料，難道還會少嗎？不管是醫界、學界，特別是政界，幾十年來，誰幹了些什麼醜事，我會不知道嗎？我平常儘可能避免去聽到這類事情，但也不至於完全無知。</text:span><text:span text:style-name="T6"><text:line-break/><text:line-break/></text:span><text:span text:style-name="T4">我之所以不願打擊個人是因為，一，個人太脆弱了，經不起打。二，個人總是帶有某種神聖性，即便公眾人物也一樣。我只想讓事情有所改善，而無意追究或懲罰個人；畢竟這方面的工作通常屬於上帝。三，我知道個人遭受攻擊的痛苦，所以我不想讓別人也遭受同樣的痛苦，即便對方罪有應得。</text:span><text:span text:style-name="T6"><text:line-break/><text:line-break/></text:span><text:span text:style-name="T4">要打擊可以，我只會打擊那些我根本打擊不了、根本傷害不了的權勢者。李文忠雖然是一個掌管數千億預算的政府機構的領導人，權夠大，勢也夠大，但我還是很不想罵他，畢竟再怎麼說，他都可以說是這個人渣黨裏頭罕見的清流了。</text:span><text:span text:style-name="T6"><text:line-break/><text:line-break/></text:span><text:span text:style-name="T4">不過，我還是很不爽，過去聽他喊那麼多理想，它媽的究竟做到了哪一項？當他權力到手之後，它媽的過去滿口訴說的那些所謂理想呢？可還有一絲眷戀在心頭？</text:span><text:span text:style-name="T6"><text:line-break/><text:line-break/></text:span><text:span text:style-name="T4">它媽的過去不是鼓吹反軍購嗎？不是鼓吹兩岸血濃於水嗎？不是鼓吹反美帝嗎？不是鼓吹消費者運動嗎？它媽的還是理想多到連自己都忘記自己過去鼓吹過一些什麼理想了？</text:span><text:span text:style-name="T6"><text:line-break/><text:line-break/></text:span><text:span text:style-name="T4">忘記沒關係，但總不能過去反軍購，後來卻變成軍購的代理人吧；總不能過去反無良資本家不當謀利，現在卻為無良政策與財團護航吧？總不能過去鼓吹消費者運動，鼓吹食安，鼓吹反污染，如今有人出來為食品安全、為消費者、為下一代的健康說話，卻反而遭到你所屬的人渣黨以及你所擔任領導人的機構的抹黑吧？這樣像話嗎？午夜夢迴，不會良心不安嗎？</text:span><text:span text:style-name="T6"><text:line-break/><text:line-break/></text:span><text:span text:style-name="T4">關於美豬，關於萊克多巴胺，蘇偉碩到底有哪一句話講錯了？理解這樣一個製劑之相關知識有什麼難？隨便一個念生物醫藥或化工等自然科學的大學生，都能輕易看得懂相關論文，更何況是一個資深的醫師？對醫師來說，理解這些知識根本毫無一點難度可言。你們過去邀請他當專家講師，現在卻攻擊他是冒牌專家。這樣合理嗎？</text:span><text:span text:style-name="T6"><text:line-break/><text:line-break/></text:span><text:span text:style-name="T4">蘇醫師又不是傻瓜，他難道會不知道在人渣黨主政下，跳出來為大眾健康講話，將會招來什麼樣的攻擊和抹黑。問題是，他有說錯什麼嗎？需要讓你們這樣大肆攻擊？</text:span><text:span text:style-name="T6"><text:line-break/><text:line-break/></text:span><text:span text:style-name="T4">反倒是這個人渣黨才是每天在萊克多巴胺的議題上不斷說謊，不斷造謠，不斷製作謊言文宣，存心欺騙大眾，甚至竟然眛著良心說人吃幾輩子毒豬都不會有事。</text:span><text:span text:style-name="T6"><text:line-break/><text:line-break/></text:span><text:span text:style-name="T4">人渣黨過去在野時，很清楚美國毒豬的危害，現在大權在握，卻居然把它說得像健康食品那邊美妙，而且還說它有益環保呢。</text:span><text:span text:style-name="T6"><text:line-break/><text:line-break/></text:span><text:span text:style-name="T4">如果萊克多巴胺那麼安全那麼棒，全世界怎麼會有一百六十個國家禁止給豬吃呢？豬都不許吃的毒物，人卻是</text:span><text:span text:style-name="T6">“</text:span><text:span text:style-name="T4">吃幾輩子也不會怎麼樣</text:span><text:span text:style-name="T6">”</text:span><text:span text:style-name="T4">？他媽的實在有夠無恥。</text:span><text:span text:style-name="T6"><text:line-break/><text:line-break/></text:span><text:span text:style-name="T4">退輔會副主委李文忠，可還記得三十多年前的自己高喊過哪些理想？不會良心不安嗎？</text:span></text:p>
      <text:p text:style-name="P5"><text:span text:style-name="T4">vega   |  2020.10.23 12:48   |   </text:span><text:a xlink:type="simple" xlink:href="http://palinfo.habago.org/Entry?Command=Information_PrintForum&amp;iPage=1&amp;sType=FORUM#FORUM40043"><text:span text:style-name="T5">#</text:span></text:a></text:p>
      <text:p text:style-name="P6"><text:span text:style-name="T6">&gt; </text:span><text:span text:style-name="T4">究竟有沒有一個仁慈的、高階的神在守護我們？</text:span><text:span text:style-name="T6"><text:line-break/><text:line-break/></text:span><text:span text:style-name="T4">我的想像是宇宙裡有著能力比我們強大的某些存在，他們不會介入我們的事，因為，從維持宇宙運作的角度，在地球人有能力砸爛整顆地球或是侵犯其他太陽系之前，沒有什麼特別來關注的必要。</text:span><text:span text:style-name="T6"><text:line-break/><text:line-break/></text:span><text:span text:style-name="T4">如果我不這樣想像，而是認為我們就是宇宙中的唯一或最高，我會覺得這樣的宇宙很沒意思，你看看地球人這副德性。</text:span><text:span text:style-name="T6"><text:line-break/><text:line-break/></text:span><text:span text:style-name="T4">我還這麼想像：像你們這種胸懷不受國家民族宗教等等地球人小圈圈拘束的人，「上頭」會注意到你們，並且提供你們奉獻給真善美的工作機會。</text:span><text:span text:style-name="T6"><text:line-break/><text:line-break/></text:span><text:span text:style-name="T4">我沒有宗教信仰，習慣以科學優先。然而，這些想像讓我舒服一點，因為能夠稍稍沖淡對地球人總是讓先賢的苦口婆心白費，總是讓骯髒歷史重演的噁心感。</text:span></text:p>
      <text:p text:style-name="P2">鄭豐遠   |  2020.10.23 06:22   |   <text:a xlink:type="simple" xlink:href="http://palinfo.habago.org/Entry?Command=Information_PrintForum#FORUM40042"><text:span text:style-name="T1">#</text:span></text:a></text:p>
      <text:p text:style-name="P3"><text:a xlink:type="simple" xlink:href="https://www.youtube.com/watch?v=e9j5tUyw88s"><text:span text:style-name="T2">https://www.youtube.com/watch?v=e9j5tUyw88s</text:span></text:a><text:s/><text:line-break/>《今日看世界》末路戰車：暗潮湧動的台海局勢 20201019【下載鳳凰秀App，發現更多精彩】 <text:line-break/><text:line-break/>大陸有個用語叫直男，除了字面意思 (異性戀男性)，一般是說一個人的思想直來直往，不知變通，缺少情趣體貼和幽默感。行為上，直男也不會打扮自己，不會整天花枝招展或是秀肌肉，更不會甜言蜜語。 <text:line-break/><text:line-break/>男女關係上，直男說一是一，說二是二，不會哄妳開心，很是無聊，因此年輕女性往往對直男避之唯恐不及。從生物學意義上我能理解，但試想妳若是一名適婚女性，你會選擇一名直男做朋友，還是選擇一個花言巧語、整天招蜂引蝶的”帥哥”? <text:line-break/><text:line-break/>答案應該很明顯。我若是女生，先別說直男，對於帥哥恐怕首先就要避之則吉，為什麼呢? 因為這樣的人太輕浮了，沒有誠信可言; 把自己珍貴的情感和人生交付在這種關係上，無異自毀。相反地，直男不論適婚與否，應該予以珍惜，至少他有某種一致性。 <text:line-break/><text:line-break/>我說這些不知道各位有聽明白嗎? 這幾年出了國，對國際關係稍微有一點表面關注，我給幾個叫得出名字的國家都取了外號，以顯其”人格”特徵，在此略過不表。但值得關注的還是一種基本屬性: 中俄兩國顯然就是屬於直男，有很強的一致性。世上要是沒有中國與俄國，人類未來恐怕就得走上香消玉殞之路。 <text:line-break/><text:line-break/>另一種人，就是所謂渣男或渣女。比起所謂真正的流氓或壞蛋，渣女更加讓人反感，因為反反覆覆，自私自利，毫無一致性可言; 一下哄你開心，一下背後桶你兩刀，一下好話說盡，一下落井下石，完全沒有誠信，更不可能在乎你的感受和想法，簡單講就是小人。兩岸關係上，台灣就是一個渣女。面對台灣，一直以來充滿高度一致性的祖國大陸如今似乎已認清現實，不再幻想，對交往對象的”人格”不再有任何期待。此次疫情的出現，讓兩岸關係就此產生此一不可逆的轉變。 <text:line-break/><text:line-break/>從許多大陸所謂智庫或媒體的發言，包括上面鳳凰的這則影片，我仍然相信過去陳真在巴勒網所說的，那就是大陸對台灣所謂”台獨”份子有著一種基本的誤解，以為這些人渣真有著什獨立建國的理想。問題是面對渣女，妳怎麼想的並不重要，妳做些什麼才是我真正在乎的。英文有句俗話: “如果一個東西看起來像鴨子，走來起像鴨子，叫起來也像鴨子，那牠就是鴨子。” 祖國大陸又不是白痴，台灣不管綠營或是如今爛得發綠的藍營，你那點島內的政治小心機難道別人會看不出來? 問題是，妳的內心小算盤我不在乎，我有我的底限，一旦妳行為越了界，我決不會容忍。 <text:line-break/><text:line-break/>台灣人實在應該要好好在自己頭上澆一盆冷水，仔細去想想，去看看對岸究竟是”誰”。直男不代表笨蛋或懦弱，更不代表妳能夠任意欺騙玩弄而不用付出代價。回頭是岸，不要弄個後悔莫及，生靈塗炭，遺臭千年。 </text:p>
      <text:p text:style-name="P2">陳真   |  2020.10.22 03:06   |   <text:a xlink:type="simple" xlink:href="http://palinfo.habago.org/Entry?Command=Information_PrintForum#FORUM40041"><text:span text:style-name="T1">#</text:span></text:a></text:p>
      <text:p text:style-name="P4">蛻變：高醫同學會三十周年記 <text:line-break/><text:line-break/>陳真 <text:line-break/><text:line-break/>2020. 10. 21. <text:line-break/><text:line-break/><text:line-break/>我從不參加同學會。 <text:line-break/><text:line-break/>從高中、大學到研究所，所有同學會、畢業典禮或是班上各種活動，我從不參加。印象中，我只參加過小學畢業典禮。我的大學畢業證書甚至是畢業一個多月後才輾轉拿到手。套句電影《絕美之城》裏頭的對白：是我對同學或老師們感到失望嗎？其實不是，應該是他們對我失望才對，抑或是從來就不曾期望。 <text:line-break/><text:line-break/>不光是同學，絕大部份人也一樣；做為一個異類，如果人們是光，那我就是那黑暗，光與暗是湊不到一塊的。 <text:line-break/><text:line-break/>每當走進百貨公司或任何「高級」場合，這種自慚形穢的感覺就特別強烈；鮮豔亮麗的白光從四面八方射來，就像照妖鏡一樣，彷彿瞬間就能讓我化為一灘血水。 <text:line-break/><text:line-break/>高醫下周就有個同學會，主辦者特地跑來邀請我，提到誰誰誰都會來參加，還說起我們班有四、五位「成功人士」。所謂成功，指的是擔任理事長或院長之類；要是有人當官，本班就更輝煌了。   <text:line-break/><text:line-break/>我們班有一百六、七十人，當了七年同學下來，我認識的，叫得出名字的，不到三十個；其它一百四十個，對我來說就像路人甲。 <text:line-break/><text:line-break/>最近聽到同學們的一些八卦，很感慨。某個意義上，彷彿時間停滯，不曾往前流動。簡單說是這樣： <text:line-break/><text:line-break/>那些當年在高醫跟我一道活動的極少數異議份子，想不到如今依然是極少數的異議份子，而且人數恐怕比三十年前還更少。而當年那些張牙舞爪的忠黨愛國份子，至今依舊是張牙舞爪的忠黨愛國份子，差別只是顏色變了，效忠的黨國也不一樣了。當年他們喊打喊殺的那個黨，如今卻是他們跪拜報以忠誠的黨，為之對外喊打喊殺；至於當年他們喊打喊殺說應該統統槍斃的台獨，如今卻變成他們藉以吃喝與裝飾的神聖光環。 <text:line-break/><text:line-break/>更不可思議的是「無痛轉型」，人們居然能夠如此自然且優雅地蛻變，說變就變，就像楓葉一到秋天就變成紅色那樣自然。 <text:line-break/><text:line-break/>還有這麼一種人，類似前文〈「周婉窈們」在囂張什麼呢？〉(<text:a xlink:type="simple" xlink:href="https://bit.ly/3m5URVA"><text:span text:style-name="T2">https://bit.ly/3m5URVA</text:span></text:a>) 所提示的蛻變方式：被打壓的年代，「默默」靜悄悄地偷偷「支持」，可當來到打壓別人的威風年代，卻高聲高調大張旗鼓，討伐異己毫不手軟，毫無羞赧，儼然黨國急先鋒。 <text:line-break/><text:line-break/>比方說，當年高醫同學就有好幾個這樣的黨外「支持者」，真的是非常「默默」。「默默」到什麼程度呢？「默默」到不敢跟我在校園裡公開打招呼，怕惹禍上身；每次在校園裏迎面走來，便裝做不認識。 <text:line-break/><text:line-break/>公開時是龜兒子，四下無人時倒是膨風狠話一堆，非常窩囊。比方說，他們請我帶他們去黨外服務處看看。大家同一時間騎車出發，結果，我已經在服務處等了幾十分鐘，卻還不見人影。為什麼呢？因為他們不敢把機車停在黨外服務處門口，怕被國民黨特務記下車牌，於是把機車停在五百公尺或一公里外，然後再低頭掩面像隻小老鼠那樣，偷偷摸摸走進服務處。 <text:line-break/><text:line-break/>這樣一些過去尊奉我為「人格者」與「智慧大師」的同學或學長學弟們，如今卻迅速膨脹，姿態高得很。比方說，有位同學宛如「烈士」般的「堅毅」口吻說他「這輩子才不屑去中國」；他們僅僅因為我買《中國時報》或《聯合報》來看，或是因為我去大陸旅遊，便對我很不屑，說我變節，居然還跑去大陸「那種地方」玩。 <text:line-break/><text:line-break/>可是，一個人之所以會變節，自然是因為有暴利可圖，有大官可當，難道會有人變節卻是為了讓自己的日子更加難過孤單？ <text:line-break/><text:line-break/>每個人表面上雖然都是人，都屬靈長類，骨子裏卻大不同，「糧食」不同，夢想不同，「語言」不同，「世界」長得完全不一樣。你很難讓一個「世界」跟你長得完全不一樣的人相信你的「糧食」與之不同。 <text:line-break/><text:line-break/>常舉狗食為例，僅表「世界」不同，無高低貶意： <text:line-break/><text:line-break/>當狗在吃東西、啃骨頭時，你若沒把握跟牠有好交情，千萬別貿然靠近，因為牠會以為你要搶牠的食物而咬你一口；你很難讓牠相信，你並不貪圖牠所酷愛的那些食物和骨頭，甚至送你吃你也不敢吃對吧。但狗兒不會相信，為什麼呢？因為牠以為大家都跟牠一樣，以為大家都喜歡匍匐在地啃骨頭；牠不知道、或許也永遠都不可能知道生命有多少種可能性。 <text:line-break/><text:line-break/>高醫同學會三十周年，以此為記。 <text:line-break/><text:line-break/>【後記】 <text:line-break/><text:line-break/>再過個三十年，倘若我們都還健在，又會是何種光景我不知道，但我知道一件事：人會變，但夢想不滅，真情不變，世上總該有些永恆的東西。 <text:line-break/><text:line-break/>我常覺得，自己彷彿早在29年前(1991年)的7月19日就已過世。 <text:line-break/><text:line-break/>1997年出國前夕，我在報上發表了一封公開信，四處轉載，流傳甚廣，標題是：〈不捨夢想：辭別台灣親友〉： <text:line-break/><text:line-break/><text:a xlink:type="simple" xlink:href="https://bit.ly/3dNTpEA"><text:span text:style-name="T2">https://bit.ly/3dNTpEA</text:span></text:a><text:s/><text:line-break/><text:line-break/>我在公開信裏頭引用了一段戲曲自況，我是這麼寫的： <text:line-break/><text:line-break/>「西班牙內戰，一戰敗軍官流亡國外，流亡前夕告別阿母說『我會再回來看妳』。若干年後，阿母重病遽逝。敵人以此為餌，放出依然在世的假消息，誘騙軍官返國見阿母最後一面。有人同情軍官，告知真相，促其勿回，軍官卻仍毅然自陷險境，在病床邊擦拭死去多時的阿母眼角淚痕時，中伏而死。 <text:line-break/><text:line-break/>故事的結局是：敵人發現軍官原來早知埋伏，卻仍直奔黃泉，對此感到震驚不解。李敖聞曲有感，翻譯一段歌詞：『遣盡悲懷，我尚何求？死亡日喚，魂得自由；親我阿母，念伊雙眸，親拭情淚，長為我流。』」   <text:line-break/><text:line-break/>故事起源是：「軍官流亡在外，認識一個小朋友，這小朋友很喜歡聽軍官講故事，對軍官家鄉及往日種種十分神往。軍官準備赴死，小朋友卻以為他是要『反攻大陸』去，十分興奮，期待早日凱旋相見。軍官不忍說穿，在此一別，將無再見之日。臨別前夕，軍官與那個小朋友聊天的愉快夜晚，美麗而寧靜。 <text:line-break/><text:line-break/>當軍官回到西班牙，被安排到醫院探望母親，敵人埋伏四周。軍官彎身親吻死去多時的母親，屍體冰冷僵硬、早無氣息，眼角卻遺留一線淚痕。軍官不忍，輕輕拭去。敵軍趁機亂槍射殺。母子兩人，生死一命。」 <text:line-break/><text:line-break/>我就是那軍官。我媽的死，彷彿帶走我所有的明天。</text:p>
      <text:p text:style-name="P2">陳真   |  2020.10.21 11:49   |   <text:a xlink:type="simple" xlink:href="http://palinfo.habago.org/Entry?Command=Information_PrintForum#FORUM40040"><text:span text:style-name="T1">#</text:span></text:a></text:p>
      <text:p text:style-name="P3">底下是我寫給我所屬的一群幼兒園家長的群組。人渣黨很厲害，故意把一個客觀的毒物問題給導向藍綠鬥爭問題。我貼這文章在幼兒園家長群組上，恐怕又會有家長不爽了。其實最大的毒就是媒體與教材，洗腦成腦殘，比什麼都可怕。 <text:line-break/><text:line-break/>陳真 <text:line-break/><text:line-break/>2020. 10. 21. <text:line-break/><text:line-break/>=========================== <text:line-break/>萊克多巴胺這東西毒性程度很高，且具全身性毒害，特別是兒童及青少年、孕婦、心血管疾病、高血壓及精神疾病患者，傷害更大。 <text:line-break/><text:line-break/>底下是我一位學弟蘇偉碩的兩段訪談，他長期關注萊克多巴胺的相關研究： <text:line-break/><text:line-break/><text:a xlink:type="simple" xlink:href="https://bit.ly/3jdtKGl"><text:span text:style-name="T2">https://bit.ly/3jdtKGl</text:span></text:a><text:s/>  <text:line-break/><text:line-break/><text:a xlink:type="simple" xlink:href="https://bit.ly/31oMIUs"><text:span text:style-name="T2">https://bit.ly/31oMIUs</text:span></text:a><text:s/><text:line-break/><text:line-break/>媒體聚焦於所謂 "連呼吸都會吸到萊克多巴胺" 之聳動標題，很容易被轉移焦點，以為誇大其詞。其實蘇醫師的意思是萊劑毒性對於整個生態與食物鏈的長期累積性影響，而不是說一呼吸就會中毒。 <text:line-break/><text:line-break/>萊克多巴胺不是要給人吃的藥，而是給動物吃，但它甚至不應該被稱為 "動物用藥"。為什麼呢？因為藥物是用來治病，但是，禮來藥廠之所以拿它來餵養動物賺取暴利，並不是要治療動物的任何疾病，而是為了增加瘦肉比例，以賺取更多利潤。也就是說，以犧牲眾人的健康為代價來謀取一己私利。 <text:line-break/><text:line-break/>因此，全世界有一百六十多個國家禁止使用萊克多巴胺，其中也包括台灣。也就是說，連台灣豬都禁止吃這毒品。既然連豬都禁止吃，為什麼人卻要吃？而且，如果豬隻連續吃28天的萊劑飼料就會增加將近一倍的死亡率，那麼，你想，人如果連續吃28年呢？後果會如何，可想而知。問題是，至今並沒有任何相關研究，難道台灣人是準備為世人犧牲，充當人體實驗品嗎？ <text:line-break/><text:line-break/>也許你會說，我只要不吃美國豬肉就好，問題是，毒豬一旦進口，技術上你很難防範。一來，毒豬比較便宜，可降低商家進貨成本。二來，你不可能對每一塊豬肉及其加工品的原始來源加以檢測。你總不可能每天去早餐店用餐，先把火腿蛋的火腿夾出來，送去化驗，然後一周後才決定要不要吃這塊火腿吧？ <text:line-break/><text:line-break/>也許你會說，我是素食，我不吃肉，進不進口毒豬，關我什麼事？素食者相對安全，但是就一定沒事嗎？當然不是。萊劑影響所及，包括整個生態、食物鏈，水源、土壤以及藉之生長之蔬菜水果等等等，都可能殘留毒性。當然，這部份是長期累積性影響，而不是說一呼吸就中毒，也不是說素食者之受害風險跟葷食者一樣高。 <text:line-break/><text:line-break/>所有萊克多巴胺的受害高風險族群中，影響最大的就是兒童、孕婦與心血管疾病及高血壓患者。而我個人最在意的重中之重，受害最劇烈的就是兒童與孕婦。 為什麼呢？因為兒童、青少年特別是學齡前幼兒，大腦發育尚未完全，極易受到毒物影響，更不用說仍在母體內的胎兒了。尤其是胚胎成長階段，就那麼幾個細胞在繁殖，經得起相對巨量的毒物傷害嗎？ <text:line-break/><text:line-break/>各位聽懂這個道理嗎？你看，小兒科開藥，劑量都很低，為什麼？因為小朋友才幾公斤，他的肝臟腎臟能有多少解毒功能？因此，醫生開藥就只能根據體重來給藥。那麼，你想一想，如果是還在孕婦子宮裏、各種器官與神經系統根本尚未成形的胎兒或胚胎呢？經得起來自母體吃進毒豬或毒物之相對巨量的毒害嗎？ <text:line-break/><text:line-break/>你看，很多媽媽，懷孕之後就趕緊把煙、酒給戒了，為什麼呢？因為，對一個大人來說，你只是抽根煙，但是對你肚子裏的胎兒來說，他卻像是抽一整根 "煙囪" 那般巨量。對一個大人來說，你只是喝一瓶酒，但是，對你肚子裏的胎兒來說，他就像浸泡在 "酒精大海" 裏浮沉一樣。你覺得對於尚未成形的小生命的各項器官特別是神經系統，會不會有傷害？ <text:line-break/><text:line-break/>臨床上，經常看到一些曾經吸毒的父母，特別是母親，她的吸毒量其實並沒有很大，但她生出來的小孩，在出生時卻居然產生毒品戒斷症候群，新生兒體內居然還能驗出毒品。由此可見，任何一點毒物對於胎兒、幼兒或兒童的傷害之巨大，其實往往遠超過一般人的想像。 <text:line-break/><text:line-break/>任何政治利益，都不應該以犧牲下一代的健康為代價。 <text:line-break/><text:line-break/>陳真 <text:line-break/>2020. 10. 21.</text:p>
      <text:p text:style-name="P2">陳真   |  2020.10.20 11:03   |   <text:a xlink:type="simple" xlink:href="http://palinfo.habago.org/Entry?Command=Information_PrintForum#FORUM40039"><text:span text:style-name="T1">#</text:span></text:a></text:p>
      <text:p text:style-name="P3">完整影音版請見： <text:line-break/><text:line-break/><text:a xlink:type="simple" xlink:href="https://bit.ly/3jdtKGl"><text:span text:style-name="T2">https://bit.ly/3jdtKGl</text:span></text:a><text:s/><text:line-break/><text:line-break/>不吃萊豬就沒事？榮總醫師驚語：恐連呼吸都會吸到！ <text:line-break/><text:line-break/>2020年10月20日 上 <text:line-break/><text:line-break/>總統蔡英文以一紙行政命令逕行宣布明年元旦起將開放瘦肉精美豬進口惹議，許多官員回應民眾可自行選擇吃或不吃，但榮總精神科醫師蘇偉碩卻驚語並非不吃就沒事，他指出「歐美等國的生態專家研究發現只要進口含有萊劑肉品，生態系就會出現萊劑，連空氣中都有，會透過人體排泄等管道進入環境中，而進入土壤後等土壤乾燥變成灰塵或懸浮微粒漂浮在空氣中，光呼吸就可能會吸到」！ <text:line-break/><text:line-break/>蘇偉碩接受YouTuber比特王訪問時表示萊克多巴胺屬於乙型受體素，對人的精神會有一定程度的影響，美國在開放使用萊劑飼料後就收到許多豬農抱怨豬隻生病狀況變多，出現肌肉顫抖、煩躁不安與心悸等症狀，進而導致脾氣暴躁攻擊其牠豬隻，更指出美農業部與普渡大學合作研究發現持續餵食萊劑28天，豬隻腦部出現變化，多巴胺濃度增加、腎上腺素濃度也增加，而多巴胺是一種強心劑，「目前普遍認為思覺失調症患者就是腦部多巴胺過量所造成，若腦部多巴胺過量，恐會產生一定的攻擊性，而這也與豬隻出現啃咬同類的狀況相符」。 <text:line-break/><text:line-break/>蘇偉碩認為雖人們吃到的萊劑量較少，但豬隻才吃28天就出現變化，「人若連續吃28年又會出現什麼樣的症狀？沒人敢說，且台灣食用豬肉人口眾多，有人更是3餐都吃豬肉」，並提及目前全世界只有做過1次萊劑人體實驗，且吃的劑量低、次數少，時間也僅2個禮拜，「那我們可不可以根據僅6人的2周人體實驗就去推論我們吃萊劑10幾20年也不會出事」？ <text:line-break/><text:line-break/>此外，蘇偉碩更指出「歐美等國的生態專家研究發現只要進口含有萊劑肉品，生態系就會出現萊劑，連空氣中都有，會透過人體排泄等管道進入環境中，被植物吸收後連素食主義者都有可能吃到，而進入土壤後等土壤乾燥變成灰塵或懸浮微粒漂浮在空氣中，光呼吸就可能會吸到，並非不吃就能解決問題」！</text:p>
      <text:p text:style-name="P2">陳真   |  2020.10.20 02:04   |   <text:a xlink:type="simple" xlink:href="http://palinfo.habago.org/Entry?Command=Information_PrintForum#FORUM40038"><text:span text:style-name="T1">#</text:span></text:a></text:p>
      <text:p text:style-name="P4">「周婉窈們」在囂張什麼呢？ <text:line-break/><text:line-break/>陳真 <text:line-break/><text:line-break/>2020. 10. 20. <text:line-break/><text:line-break/><text:line-break/>龍應台最近寫了篇文章，反對兩岸戰爭。可是，反戰有什麼不對嗎？一些綠油油的學者與媒體人卻跳出來攻擊，指控龍應台念成功大學四年級時曾代表全校師生朗誦蔣介石祝壽詞。我真不明白，反對兩岸戰爭跟這事有啥關係？我不知道這些綠色人士到底是想指控什麼？ <text:line-break/><text:line-break/>那時是1972年。我小學比別人晚入學，那一年我是小學二、三年級。龍應台當年大四，被指定上台朗誦祝壽詞。在那年代，此舉有何道德卑劣之處嗎？ <text:line-break/><text:line-break/>罵龍應台的綠色人士們，年紀與之相彷，難道他們在那個恐怖年代有什麼英勇作為？當然沒有。別說蔣介石，就連蔣經國，甚至連害死鄭南榕與詹益樺、迫害黨外人士不遺餘力的黑金老賊李登輝，這些綠色人士也從來不曾反抗過一絲一毫，甚至綠營還把黑金老賊尊奉為精神領袖呢。 <text:line-break/><text:line-break/>也就是說，在整個黨外運動中，他們是缺席的，甚且為虎作倀，至於一些比較好一點的，頂多隱身演出，但仍算不得數。黨外不少這種人，躲在後面安全無虞地匿名幫忙寫些不痛不癢的傳單什麼的。即便如此，畢竟不是什麼值得驕人之事，為何如今道德姿態這麼高，這麼囂張？憑哪根蔥呢？ <text:line-break/><text:line-break/>換句話說，這些綠色人士從來都不是什麼勇敢的人，卻期待大學生龍應台應該怎樣反抗蔣家？要她拒絕上台朗誦祝壽詞嗎？或是引刀成一快？在那年代，倘若真的拒絕上台，還有活命嗎？ <text:line-break/><text:line-break/>更可恥的是，這些過去從來不曾有過一秒鐘勇敢的綠色人士，在時下這個綠色法西斯當道的卑鄙年代，卻個個囂張跋扈得很，他媽的真是很讓人看不起。這些在過去根本不是台獨的人士，屁都從來不敢放一個，可是，當綠色勢力壯大了，台獨氣燄高張了，他媽的竟搖身一變，個個變成台獨急先鋒，張揚跋扈囂張得很，真是很可恥。 <text:line-break/><text:line-break/>比方說，出示當年成大校刊，跳出來指控龍應台的那一位叫周窈窕，我孤陋寡聞，頭一次聽到這名字，據說是台大歷史系教授。她老公我倒是略有所聞，叫陳弱水，研究中國史，余英時的學生(參見前文：https://bit.ly/3jXUNGB)，擔任過李遠哲在中研院的特別助理。管中閔之所以被人渣黨用莫須有的罪名卡了一兩年遲遲無法上任台大校長，就是因為這位黨的規劃人選意外落馬所致；選輸管中閔，竟然翻桌不認帳。 <text:line-break/><text:line-break/>我真不知道這兩位綠油油的學者伉儷，到底是在囂張跋扈個什麼碗糕？就如同他們在台大歷史系念書時的共同恩師及出國留學的推薦人徐泓教授所說(相關報導請見2018年4月29日各新聞：<text:a xlink:type="simple" xlink:href="https://bit.ly/2H0dHOV"><text:span text:style-name="T2">https://bit.ly/2H0dHOV</text:span></text:a>)： <text:line-break/><text:line-break/>「徐泓教授昨天公開發文，呼籲他的學生陳弱水別再參選台大校長。他受訪時指出，他之所以跳出來發聲的最大原因就是憂心陳弱水成為(民進黨)規畫中的『去中國化』棋子，將嚴重傷害台大歷史系聲譽，從此更被視為綠色大本營。」 <text:line-break/><text:line-break/>徐泓說起這對「台獨大將」夫婦時說道：她們擔任歷史課綱修訂委員，「竟然宣稱慰安婦是自願的，不是被強迫的」。徐泓教授很感慨地說，「研究歷史竟變得這麼沒良心」。 <text:line-break/><text:line-break/>徐泓說，「台灣史學界，過去看不出來有那麼獨的傾向，有些人現在是台獨，其實當年都比較覺得大陸蠻好的，但一切從90年代以後就全都變了；許多人從偏國民黨變成偏綠，但他們其實都不是曾經為政治理念奮鬥、犧牲的人，只是單純『吃香喝辣』，都是看時勢來『割稻子』的『鐮刀派』。」 <text:line-break/><text:line-break/>徐泓說，「若是過去真正因為台獨而犧牲、坐牢的人，我們尊敬他；但現在很多人卻是看到國科會及大學資源集中在少數人手上，著眼於爭取經費和校內升等，所以改變了立場。這樣的人，可以說太聰明，也可以說太膽小」。 <text:line-break/><text:line-break/>總之，我真不知道這位周窈窕到底是在囂張跋扈個什麼碗糕？真是很可恥。 <text:line-break/><text:line-break/>如前所說，1972年，龍應台念大四時，被學校指派代表全校師生朗誦蔣介石祝壽文，這有什麼好指控的？這樣的指控不是發神經嗎？1975 年，蔣介石死掉，台灣各級官員及所有縣市長，一個也不少，統統沿路一字排開，兩腳下跪在大馬路旁恭候，等著對蔣介石的棺材車隊磕頭跪拜呢。請你告訴我，在那年代，有哪個官員膽敢不跪？ <text:line-break/><text:line-break/>當年被美國歌頌為「世界民主典範」的台灣蔣家王朝，就是這樣，對蔣家或國民黨稍有不敬，思想略為左傾，或是言談之中哪句措詞不對了，失敬了，馬上來抓人，不是殺，便是關。而你卻居然在五十年後去攻擊當年一個大學生說她多麼卑鄙，說她竟然代表全校師生為蔣介石朗誦祝壽詞。這樣一種抹黑，不會太卑鄙太荒唐、硬要入人於罪嗎？ <text:line-break/><text:line-break/>當今台灣社會，豺狼當道，人渣橫行；人們逢迎拍馬，爭相表態；尤有甚者，整天操弄新聞，鋪天蓋地的謊言，操弄選舉，抹黑異己，操弄最基本的價值與道德是非。一個社會，如果連最基本的善惡黑白都可以任意操弄而毫無內在一致性，那我不知道活在這樣一個社會裏頭，到底是要怎麼教小孩？人性到底還有沒有一絲存在價值？ <text:line-break/><text:line-break/>而且，如果你要用那樣一種莫須有的道德標準去抹黑一個人，那你自己首先就應該切腹自殺才對，因為你比你所持有、藉以攻擊他人的道德標準還更加可鄙不是嗎？ <text:line-break/><text:line-break/>而且，你同時更應該要求至少 99.9% 的人渣黨政客與文人走狗們統統都應該去死一死才對，因為這些人渣之道德卑劣，毫無底限可言，惡行罄竹難書；只要有利可圖，再怎麼無恥下流的事都幹得出來。 <text:line-break/><text:line-break/>你從不譴責這些人渣之萬般惡行，反而與之為伍，共同為惡，卻反倒義正辭嚴地去「揭發」一個人在將近五十年前的恐怖年代被指派代表全校師生朗誦祝壽文，這是哪門子道德？ <text:line-break/><text:line-break/>去年，CIA策動香港暴亂，一群蒙面歹徒，打殺砸搶縱火殺人等等等，無惡不作。面對這樣一種暴民，你還能找到比香港警察更溫和的嗎？若在美國，不知道得殺死多少人來鎮壓，但是香港警察卻沒有製造一條人命的傷亡。 <text:line-break/><text:line-break/>但是，這位周窈窕教授卻顛倒是非黑白說「香港黑警『濫捕濫殺』香港居民，讓香港淪為『人間煉獄』」，然後還說什麼：「今天誰養大了比恐怖分子和黑道更恐怖的魔警？......讓人死得不明不白」。 <text:line-break/><text:line-break/>周教授還造謠說：香港黑警性侵抗議者，然後發揮文青筆法，譴責香港社會菁英與領導階層對於香港黑警之「暴行」保持沉默，於是「連棲居城市、努力生存的小鳥、小貓、小狗都受害」。 <text:line-break/><text:line-break/>周教授說，沉默，「讓蒙面暴警完全可以為所欲為，每天都在拉下社會底線。現在攻入校園，圍捕學生，你們仍然沈默！沈默是邪惡帝國的最佳幫手，也就是幫凶。你們出賣了香港，以及整個世代的年輕人。香港社會白給了你們高薪和名位。」最後，周教授「憤怒」譴責擔任香港城市大學校長的台籍學者、中研院院士郭位教授是「中研院之恥」！ <text:line-break/><text:line-break/>人渣黨的立委們，隨即也要求將郭位從中研院除名。郭位之所以被周窈窕與人渣黨出征，原因無它，因為郭位曾是馬英九屬意的中研院院長人選。 <text:line-break/><text:line-break/>我真不敢相信我的眼睛，周教授是不識字嗎？是真腦殘還是故意裝蒜？我真是很納悶，真的有人這麼「幼稚天真」？竟對香港與世界如此無知！ <text:line-break/><text:line-break/>更離譜的是，周教授對於美國過去幾十年來發動無數侵略戰爭、殺害幾千萬人、至少使得一億多人淪為難民的基本事實竟完全一無所知？對於從來不曾侵略它國、從不發一槍一彈，不派一兵一卒，並且四處幫助窮國發展民生設施的中國，卻反而以人權之名而恨之入骨？這不是發神經嗎？ <text:line-break/><text:line-break/>這年頭，「周婉窈們」何其多，個個囂張跋扈得很，完全無可理喻，一副台獨義勇軍的囂張嘴臉。問題是，該勇敢時從來不曾勇敢過，不該囂張跋扈時卻囂張跋扈得嚇死人，道德姿態比天高，實在有夠荒唐。 <text:line-break/><text:line-break/>再說，這些人，滿嘴什麼人權自由民主與法治，他們究竟知不知道自己在說什麼？真是非常荒唐。他們的道德標準更是完全不一致，顏色對了就什麼都對；顏色不對，就什麼都錯。 <text:line-break/><text:line-break/>另外還有一大堆水平低到難以想像的綠油油人士，裝腔作態，吊些低能書袋與修辭抹黑人，寫些不三不四的東西，卻還一副道德凜然的姿態，我真的會吐，例如： <text:line-break/><text:line-break/><text:a xlink:type="simple" xlink:href="https://bit.ly/349uEiF"><text:span text:style-name="T2">https://bit.ly/349uEiF</text:span></text:a>  <text:line-break/><text:line-break/>如此世道，我真是很無言。 <text:line-break/><text:line-break/>【後記】： <text:line-break/><text:line-break/>至於龍應台，我不是要替她說話，而只是看不慣顛倒是非黑白者居然以道德之姿囂張跋扈地抹黑他人。 <text:line-break/><text:line-break/>很多人應該知道，龍應台是我三十多年來至今尚未取回公道的「被告」。大家應該也知道，我對於龍應台式的中產階級蒼白文青調調，以及動不動就什麼大歷史、大思想的庸俗淺薄與虛榮向來極為不耐。但是，事情一碼歸一碼，「被告」龍應台終究不是什麼壞人，只是(對我而言)俗不可耐而已。 <text:line-break/><text:line-break/>龍應台曾經在1984年學成返台之際，憑其具有煽動力的文筆，在中國時報連載文章，批評國民黨，在台灣捲起一片風潮。後來集結成冊，出版《野火集》一書，幾乎人手一冊，再版多次。 <text:line-break/><text:line-break/>表面上，龍應台帶動了當時年輕一代對於國民黨的批判意識。但在我看來卻恰恰相反。為什麼呢？她不是一直在批評國民黨，甚至引來軍方圍勦嗎？這倒沒錯，問題是，她的所謂批評國民黨，其實是小罵大捧，大張旗鼓罵些不痛不癢的小事，卻在根本問題上完全放水，甚且加以美化。 <text:line-break/><text:line-break/>所謂「惡紫之奪朱」，這樣一種「批評」，其實比不批評還糟糕，因為她讓人們相信這樣一種雞毛蒜皮事的小罵，彷彿才是理性的、健康的，而那些質疑國民黨與蔣家之統治正當性與道德性及其掠奪剝削本質的批評，反倒變成一種「偏激」的「非理性」言行。 <text:line-break/><text:line-break/>可是，我們黨外人士之所以冒死反蔣家，反國民黨，反戒嚴，反特務統治，豈是因為什麼道路有無鋪平、路燈夠不夠亮？ <text:line-break/><text:line-break/>面對龍應台當年那樣一股風靡全台的歪風，我看了火氣真是很大，於是就在黨外雜誌上寫了一篇兩、三千字的文章，標題是〈野火不大，火氣很大〉，批評龍應台思維之有害。 <text:line-break/><text:line-break/>《野火集》實在太暢銷了，於是兩年後(大約1986-1987年)有一家出版社趁機出版了《野火集外集》，收錄各方回應，集結成書，而我的那篇〈野火不大，火氣很大〉也被收錄了。問題是，從來沒有人徵求我的同意，憑什麼擅自拿去出書賺大錢呢？ <text:line-break/><text:line-break/>我於是找到出版社理論。出版社說，龍應台是大作家、大學者，收錄我一個大學生的文章，算是一種抬舉，我應該要感謝才對。我聽了很無言，它媽的原來錯的人是我，是我不知道感恩，原來是我應該謝謝出版社把我收錄進去龍應台的書才對。 <text:line-break/><text:line-break/>二十多年後，我終於找到龍應台，但她始終不鳥我就是不鳥我，只派助理回話，說出版的事與她無關。它媽的，以她為名所出版的書，居然說與她無關；就算法律上無關，道義上總該有關吧？但她至今就是不鳥我。我跟她的恩怨大概就是這樣。 <text:line-break/><text:line-break/>我不太好意思常罵她，因為她有個弟弟跟我是精神科同行，是我的醫界前輩，我對之持有好感，無奈跟她姐有這麼一點小過節。 <text:line-break/><text:line-break/>不管怎麼樣，龍應台過去四十多年來，言行始終如一。對於這點正直，我依然心懷敬意。她在學界或文化界的地位，完全是基於個人才情及廣泛人脈，雖然那樣一種才情，在我看來極其庸俗淺薄。但是，比起那些綠色人士，龍應台正直太多了。即便她是我的「被告」，我也不會否認這一點，雖然我跟她氣味相反，八字不合。  <text:line-break/><text:line-break/>我完全不認同她幼稚透頂的美式政治思維與淺薄的文化品味，但她畢竟不曾循私改變立場或見風轉舵以謀利，更不曾刻意攀附權貴，不曾藉著政治表態來謀取私利。她不是那種汲汲營營於官位名利的人。  <text:line-break/><text:line-break/>光憑這一點就很不容易，畢竟你在台灣學界、醫界或文化界根本找不到幾個正直的人，大多數讀書人根本就是牆頭草，見風轉舵。如今市面上那些囂張跋扈的所謂台獨學者、台獨醫生或台獨媒體人等等等，他媽的請你告訴我，以1993年做為台獨已成氣候的一個分水嶺，也就是說，如今四十五歲以上的這類人士，當年已18歲成年，請問有哪一個過去敢於冒生命危險主張台獨？答案是零。我一個也想不出來。 <text:line-break/><text:line-break/>就如殷海光所分析的幾種道德情境之一所說，當你面對重大威脅時，服從不義是情有可原的，畢竟我們怎麼可能要求別人勇敢？但是，如果你只是這樣一個膽小的平常人，或是你根本就是過去整天在打壓別人的人，憑什麼當旗子換了顏色，你竟也跟著改變顏色，然後又是照樣一副道德凜然之姿，繼續糟蹋他人？這不會太卑鄙嗎？ <text:line-break/><text:line-break/>我不知道大家聽懂不懂我在罵些什麼。簡單說就是：為什麼那些過去根本一點都不勇敢的人，如今卻在綠色法西斯的當道主流權勢中，個個擺出這麼高的道德姿態，如此氣燄高張？ <text:line-break/><text:line-break/>以周婉窈為例，也許不是很貼切，畢竟周教授雖不勇敢，但參與甚早；她不曾改變立場，只是改變了姿態；被打壓的年代，「默默」支持，打壓別人的年代卻高聲高調囂張跋扈。 <text:line-break/><text:line-break/>至於有些「周婉窈們」，年齡不到四十歲，難以衡量過去道德表現。但是，當你看到一個人，在當今綠色法西斯取得壓倒性勢力、淫威盛行的年代，竟然還如此囂張跋扈；這樣一種人，當他哪天成為極少數、面臨危險與恐怖時，你覺得他還會這麼「勇敢」嗎？當然不會。我相信，這樣一種人，很難成為少數，他們永遠會和主流旗幟緊緊地結合在一起，然後表現出一副好像自己很偉大很正義很勇敢的樣子去糟蹋少數一方。</text:p>
      <text:p text:style-name="P2">怡靜   |  2020.10.19 20:38   |   <text:a xlink:type="simple" xlink:href="http://palinfo.habago.org/Entry?Command=Information_PrintForum#FORUM40037"><text:span text:style-name="T1">#</text:span></text:a></text:p>
      <text:p text:style-name="P3">懷軒說的應該是 人間世－抗疫特別節目，一共有六集 <text:line-break/><text:line-break/>油管上有 <text:line-break/><text:line-break/><text:a xlink:type="simple" xlink:href="https://www.youtube.com/playlist?list=PL1OG5YATWAbDABdJVA9pxmP8r-0M-HvJE"><text:span text:style-name="T2">https://www.youtube.com/playlist?list=PL1OG5YATWAbDABdJVA9pxmP8r-0M-HvJE</text:span></text:a><text:s/><text:line-break/><text:line-break/>英文片名翻譯成Life Matters 在美國的歷史頻道播出，十份諷刺，一廂是死亡人數超過22萬人，另一方是逐步恢復正常，鬼島這裡則是一個得官癌的指揮官直說青島千萬人檢驗陰性不可能 <text:line-break/>．（不可能又怎麼樣？人家就是控制住了啊） 是啊 Life does matter! but it depends on...... <text:line-break/><text:line-break/>央視駐紮在武漢的記者團四月份撤離回京時，他們在回程的巴士上訪問自己的隊友，印象最深刻的是一位攝影記者小哥，他說在武漢採訪期間，自己常常會不自主地流淚，次數多到一度懷疑自己需不需要去看精神科醫生．（別誤會啊，小哥意思是他看到太多令人感動的人事物）</text:p>
      <text:p text:style-name="P2">人民   |  2020.10.19 16:38   |   <text:a xlink:type="simple" xlink:href="http://palinfo.habago.org/Entry?Command=Information_PrintForum#FORUM40036"><text:span text:style-name="T1">#</text:span></text:a></text:p>
      <text:p text:style-name="P4">個人看法，請指教。 <text:line-break/><text:line-break/>美國雖然早已將美元與黃金脫鈎，但美國一直是黃金存量最大的國家。第二名是德國，不到美國的一半。 <text:line-break/><text:line-break/><text:a xlink:type="simple" xlink:href="https://bit.ly/3o1EcUR"><text:span text:style-name="T2">https://bit.ly/3o1EcUR</text:span></text:a><text:s/><text:line-break/><text:line-break/>美國所謂的印鈔救市，是指美聯儲購買美國國債。 <text:line-break/>美國政府拿到了這些鈔票，存到各銀行裡，讓人民或企業更容易貸款。 <text:line-break/><text:line-break/>現在銀行放款利率已經很低，為何還要如此？ <text:line-break/><text:line-break/>因為銀行法有一個存款準備率的規定，在存款不夠多的情形下，不得再放款。 <text:line-break/><text:line-break/>如此一來，就是所謂的量化寬鬆，通貨膨脹。 <text:line-break/>通貨膨脹是否演成惡性通貨膨脹，主要還是看美國人的競爭力。美國企業獲得資金週轉，只是度過一時的難關，若企業競爭力不夠，仍將被淘汰。 <text:line-break/><text:line-break/>美國政府舉債直接發錢給人民，這種事情，十分罕見。美國是高度資本主義國家，非常忌諱發錢，怕人民變懶惰。這次新冠疫情對美國人民造成重大衝擊，因此採用了直接發錢的非常手段。</text:p>
      <text:p text:style-name="P2">孫從輔   |  2020.10.19 13:42   |   <text:a xlink:type="simple" xlink:href="http://palinfo.habago.org/Entry?Command=Information_PrintForum#FORUM40035"><text:span text:style-name="T1">#</text:span></text:a></text:p>
      <text:p text:style-name="P3">王孟源先生在2014年曾寫了一系列談美國金融霸權的文章，我認為是很簡明的重點整理，也經常複習。他在文章一開頭就說，因為經濟和金融專業性很高，美國到底是如何利用其金融霸權在全球搾取不義之財，他對這些成千上萬的騙術也不可能完全瞭解，只就他所看到那一小部分說一說。我知道這裡面的水很深，因此這般謹慎的言詞，比一些夸夸其談的文章更能取信於我。 <text:line-break/><text:line-break/>第四篇文章中的一段提到，不論資產價格是漲是跌，只要在變動，美國金融霸權就可從中獲利。這讓我瞬間領悟很多道理。對惡魔來說，關鍵不在達成好或壞的狀態，而是製造變動與混亂。我將那一段文字以及系列文章的聯結引用如下： <text:line-break/><text:line-break/>「……當尼克森打破了金本位的時候，世界金融界變成了一個大賭場，而美國的金融行業成了莊家。莊家不在乎資產的價格是漲還是跌，只要價錢在變動，他們就可以從中抽成得利。因此這些國際金主當然就唯恐天下不亂，想盡辦法來顛覆其他國家政治、社會和經濟的穩定，而其主要手段，就是宣傳。在政治上，只要你不對美國必恭必敬，你就是自由民主的敵人，美國會資助各式各様的NGO（Non-Government Organization）：任何一小撮人有任何不滿，就有一個NGO來告訴你那是政治制度的問題，必須經由顏色革命來全盤推翻現有的政府和體制。好玩的是，美國對內的宣傳完全是另一套，也就是民主的真諦在於寛容妥協；如果有人抱怨金主們扼殺國家經濟而自肥，那就是邪惡的階級鬥爭，必須以公權力全力打壓。在社會層面上，美國除了最親近的忠狗之外，只要一有機會就挑動其他國家的族群鬥爭，例如台灣，大家同文同種同宗同教，但是就因為移民的世紀不同，居然也有了撕裂族群的創口。」 <text:line-break/><text:line-break/>美元的金融霸權（一） <text:line-break/><text:a xlink:type="simple" xlink:href="http://blog.udn.com/MengyuanWang/108908641"><text:span text:style-name="T2">http://blog.udn.com/MengyuanWang/108908641</text:span></text:a><text:s/><text:line-break/>美元的金融霸權（二） <text:line-break/><text:a xlink:type="simple" xlink:href="http://blog.udn.com/MengyuanWang/108908642"><text:span text:style-name="T2">http://blog.udn.com/MengyuanWang/108908642</text:span></text:a><text:s/><text:line-break/>美元的金融霸權（三） <text:line-break/><text:a xlink:type="simple" xlink:href="http://blog.udn.com/MengyuanWang/108908643"><text:span text:style-name="T2">http://blog.udn.com/MengyuanWang/108908643</text:span></text:a><text:s/><text:line-break/>美元的金融霸權（四） <text:line-break/><text:a xlink:type="simple" xlink:href="http://blog.udn.com/MengyuanWang/108908644"><text:span text:style-name="T2">http://blog.udn.com/MengyuanWang/108908644</text:span></text:a><text:s/><text:line-break/>美元的金融霸權（五） <text:line-break/><text:a xlink:type="simple" xlink:href="http://blog.udn.com/MengyuanWang/108908645"><text:span text:style-name="T2">http://blog.udn.com/MengyuanWang/108908645</text:span></text:a><text:s/></text:p>
      <text:p text:style-name="P2">懷軒   |  2020.10.19 04:11   |   <text:a xlink:type="simple" xlink:href="http://palinfo.habago.org/Entry?Command=Information_PrintForum#FORUM40034"><text:span text:style-name="T1">#</text:span></text:a></text:p>
      <text:p text:style-name="P4">我是扎扎實實服過兵役的人，一旦兩岸兵戎相見，我自認沒有辦法拿起武器對著我的同胞。我可能會選擇如網站右上角那些拒服兵役的以色列青年，我寧可坐牢也不願意把槍口對著我的同胞。 <text:line-break/><text:line-break/>我在出國之前也是腦殘，半殘全殘我不知道，但是那時我知道我的心裡面是瞧不起大陸人、瞧不起那些來台灣打工的外勞（當時說法）。在台灣社會這種長期歧視性的新聞報導所渲染出的社會文化，台灣人自我優越感爆表，但是對於世界所知大約是零，我所認識的台灣留學生十之八九都是。我不是自覺得自己與眾不同或是多有思考能力，但出去這趟卻讓我心中滿滿的懷疑，或者說這種疑惑早在我幾年前第一次離開台灣時就發生了。 <text:line-break/><text:line-break/>我在英國時有兩件事到現在還一直在我心中反覆想起，要是可以回到過去，我的反應肯定不會一樣。我在英國的時間很短，接觸大陸來的留學生也只有碩士先修課程那一個半月，我的先修課程是小班教學，班上只有七、八個學生，其中三個是大陸人。開學頭一週，其中一位在下課時很高興的跑到我旁邊跟我攀談，說她是福建來的，知道我是台灣來的很高興，問我會不會說閩南語，我說會，她一幅遇到同鄉更嗨了的感覺，跟我說那我們以後就可以用家鄉話交談了，但我卻只是淡淡的回了她一句「哦，好啊⋯」，我就離開了。她可能沒預料到我這樣冷淡的對待，我看到她一臉茫然不知所措的表情。之後我們幾乎沒有什麼交談，後來她因故連先修課程都沒上完就離開了，我連一句「家鄉話」都沒跟她說上。 <text:line-break/><text:line-break/>第二件事是一回在倫敦的自然史博物館地球科學廳內，我正參觀到「大氣層」這區，這是一條長廊，迎面走過來了一對夫妻牽著一個娃兒，我想他大約四五六歲大左右，剃了個我們在傳統「百子圖」裡面那種中國娃兒頭頂一撮毛的髮型，牽著他的妻子看起來就像是學者的樣子。這小娃兒顯然很興奮一直在說話，他的爸媽倒很安靜。到跟我對上眼的時候，他顯然認出了同胞，衝著我說「你好啊」，他爸不知道是不確定我是不是中國人還是怕他太大聲，拉了一下牽著他的手。這時這小娃兒有說了「有什麼關係，我們都是中國人啊」，這時我們已經只有一步的距離了。我對他笑了一下，蹲下來跟他說「你好啊，我來自台灣哦」，就這樣，他爸媽的笑容更尷尬了。我們點了點頭就錯身各自往反方向走了。 <text:line-break/><text:line-break/>再來一次，我會很開心能和那同學用家鄉話聊上天；而那個小娃兒那時顯然不知道台灣是什麼，我會直接的回他「你好啊，對啊，我們都是中國人」。小娃兒現在應該也快二十了，不知道他是不是也會想要兩岸來打個一仗⋯。 <text:line-break/><text:line-break/>說這些沒什麼要緊的，只是因為昨天站樁時說到我看了一部紀錄武漢疫情最嚴重時的紀錄片，我沒看完，因為實在太揪心了。我找不到完整的影片與資訊，希望阿忠或是有能人可以找出來看有什麼管道可以看到。影片資訊如下： <text:line-break/><text:line-break/>生死攸關：武漢紅區內部（Life matters: Inside Wuhan’s red zone) <text:line-break/><text:a xlink:type="simple" xlink:href="https://www.porticomedia.com/channelC/program/2317284"><text:span text:style-name="T2">https://www.porticomedia.com/channelC/program/2317284</text:span></text:a><text:s/><text:line-break/><text:line-break/>我們就是他們，難道有什麼不同？ <text:line-break/><text:line-break/>還有另一部，在YouTube上可以看到，叫「金銀潭80天」，湖北衛視拍的。我看過了，但不知道這和「生死攸關」是不是同一部只是剪輯不同。我個人覺得「金銀潭80天」有點大陸電視節目的套路，到最後免不了狗血了點，「生死攸關」的手法比較真實，心頭上會被打上一拳。 <text:line-break/><text:line-break/>懷軒</text:p>
      <text:p text:style-name="P2">陳真   |  2020.10.19 02:37   |   <text:a xlink:type="simple" xlink:href="http://palinfo.habago.org/Entry?Command=Information_PrintForum#FORUM40033"><text:span text:style-name="T1">#</text:span></text:a></text:p>
      <text:p text:style-name="P3">吳怡農是瘋了嗎？（二）：前輩們回頭是岸 <text:line-break/><text:line-break/>陳真 <text:line-break/><text:line-break/>2020. 10. 19. <text:line-break/><text:line-break/><text:line-break/>Lucy，你說的沒錯，不論藍綠，都沒有關乎兩岸的決策權力，就好像家裏養的狗管不著家裏誰要出嫁、誰要去哪上班一樣，狗只能乖乖聽話，執行主人命令。 <text:line-break/><text:line-break/>台灣是美國殖民地，是生或死，美國說了算。因此，狗兒平常吠一吠可以，至於實質行動，仍是得看牠在多大程度上代表了主人的意志。 <text:line-break/><text:line-break/>所謂「全民皆兵」，顯然百分百反映了美國的心意。這類論調不是始自今日，而是存在至少十多年。特別是過去幾年來，相關炒作，跡近瘋狂；美國以及人渣走狗們，或是給人渣走狗當走狗的走狗們，包括綠媒、綠色文人或什麼「台灣民主基金會」、什麼「新境界文教基金會」等等 CIA 附屬機構以及台、美各種所謂智庫等等等，透過數不清的假報告與假民調，透過各種所謂專家會議或座談或比方說吳怡農帶頭蠱惑年輕人的CIA營隊等等等，就是一直在鼓吹台灣人必須戰至最後一兵一卒，也就是兩千三百萬人全體陣亡，美國人肯定會開心死。 <text:line-break/><text:line-break/>「台灣民主基金會」或是哪個掛羊頭賣狗肉的所謂民調公司我忘了，最近不是公布一些所謂調查報告嗎？說台灣八成人口願意和解放軍拼一死戰，戰死沙場。這就是帶風向。這樣一種所謂「全民皆兵」、「全民武裝」，或所謂「戰至最後一人」之全體陣亡的風向，已經在這島上吹了十幾年。 <text:line-break/><text:line-break/>很多人說台灣人那麼膽小，別說不可能有80%的人願意戰死沙場，就算8%或甚至0.8% 都不可能。但我的看法完全相反。我對人類的普遍理性與智能毫無信心，太容易被洗腦、被煽動仇恨。特別是台灣人，長期活在一個完全封閉的小島上，從小到大接受仇中反華的洗腦「教育」，每天打開媒體所接觸的全是仇中反華的假新聞，腦殘幾乎佔了台灣人口特別是年輕一代的絕大多數，主流勢力要他們恨誰、殺誰，他們必然就會恨誰、殺誰。 <text:line-break/><text:line-break/>昨天在 AIT 靜站時，我們大家就談到說，過去巴勒網曾經有一年多，延長每次靜站時間為三個半小時，增加統獨訴求的部份，主張兩岸談判，主張兩岸越快 (和平) 統一越好。統獨靜站時，經常遇到路過腦殘們的叫囂怒罵。但是，假設我們今天又拿著同樣的「兩岸統一」標語牌去師大那邊靜站，遇到的就不會只是叫囂怒罵，而是肢體攻擊。為什麼呢？因為過去兩三年來，在美國的指令下，挑撥仇中反華挑撥得特別厲害，非常瘋狂。 <text:line-break/><text:line-break/>你看，龍應台最近只不過說了一句「反對兩岸戰爭」，一堆無恥文人居然就跳出來對她進行猛烈人身攻擊。有一位忽統忽獨、忽藍忽綠，忽左忽右像霓虹燈一般顏色變化無窮的陳芳明，特別可恥，居然因此把龍應台打成「全民公敵」。其他還有一些名不見經傳但是更為低級囂張的所謂「學者」，我就不屑多說了。 <text:line-break/><text:line-break/>其實這都還算客氣。此外，更有許多綠色文人或名嘴，公然鼓吹在島內緝捕私刑統派及「中國人」，苦苓便是一例。 <text:line-break/><text:line-break/>今天，倘若兩岸戰事爆發，綠媒只要鎖定幾個悲慘畫面反覆播放，馬上就能在島內挑起對於統派或「中國人」浪潮一般的凶猛仇恨與血腥報復。這不但是完全可以想像的事，而且幾乎是必然的。那些以為武統只會在幾天內結束的人，真的是有夠天真。台灣是美國的第一王牌炸彈，有可能只讓它曇花一現、然後就被大陸給收復嗎？可能性是零。兩岸陷入長期戰亂或內戰，必然是美國的惟一盤算與操弄。 <text:line-break/><text:line-break/>別說如此容易洗腦與煽動仇恨的台灣，你光從美國在過去比方說二十多年來所操弄的幾個現代戰爭來看，便能知我所言不虛。比方說南斯拉夫內戰，烏克蘭內戰、敘利亞內戰、伊拉克內戰及葉門內戰等等等等等，你會發現，完全超乎想像、完全泯滅人性的族群屠殺與兄弟血腥相殘，不但是有可能的，而且幾乎是必然的；其血腥程度，端看美國與西方之操弄程度而定。 <text:line-break/><text:line-break/>你很難想像，原本和睦相處甚至相互扶持的鄰居、同學、教師或牧師，乃至親人之間，突然變成誓不兩立的仇敵，血海深仇般地互相砍殺，尤其是對方之老幼婦孺，特別容易成為洩恨仇殺對象。 <text:line-break/><text:line-break/>台灣是美國的一顆人肉炸彈，而且很可能是美國人手上最大的一顆炸彈，屬核彈等級。但它就跟王牌一樣，不會輕易玩完，一定會做最大之殺傷用途；因為打完這張牌就沒了，其它的牌之殺傷力相對細微或是難以確切掌控 (例如印度)。當美國無王牌可打時，倘若中國依然健在且持續茁壯，那麼，接下來一定是中美直接軍事衝突。兩強爭霸，勢必得打出誰是老大誰是老二，但傳統戰爭不可能分勝負，核毀滅將難以避免，屆時人類文明恐怕得從頭來過。  <text:line-break/><text:line-break/>我不擅長預測短期趨勢，因為變數太多。但我「看」得見長期，畢竟長期之事明白彰顯而無須預測。我沒法預測美國將在何時打出台灣這張王牌，我只能描述我所「見」，亦即它只是或遲或早的問題；遲，遲不過約莫2025或2030；早，也許明天，也許明年，這我就不敢說了。為何是2025或2030呢？因為我沒法想像當戰爭機器已全方位啟動，如何可能撐上五年、十年而無軍事衝突？ <text:line-break/><text:line-break/>我寫許多這類關於兩岸或島內事務之文字，設定主要「閱讀對象」通常是半腦殘。全殘我救不了，至於殘一半的，也許還有救。除了半殘之外，我還有個「讀者對象設定」則是昔日良心未泯之同志，例如像邱義仁那樣聰明的人，或是像陳菊那樣溫情柔軟的人。這些朋友過去曾經滿腔熱血與理想，而且思想能力不差 (特別是邱義仁)，不可能不懂善惡，不可能會連中美之間之基本是非都搞不懂。他們過去腦子清醒得很，不可能中年之後突然失智腦殘。 <text:line-break/><text:line-break/>換句話說，他們的問題不在於智能，而是在於良知。我之所以還對他們抱持一點期待就是因為：他們本性良善，難道真的可以出賣良知、出賣靈魂到這種地步？竟然以整個台灣島之毀滅來充當美國的人肉炸彈？就算讓你因此獲得全天下的財富，你能心安理得嗎？ <text:line-break/><text:line-break/>前天看報紙寫說，邱義仁在某個會議上說：「任何一個務實的政治人物，除非是瘋了，否則不會走向台獨。」邱義仁講得很對，但是，聰明的吳乃德和他的兒子吳怡農都瘋了嗎？ <text:line-break/><text:line-break/>我不知道邱義仁是否講良心話，抑或只是在玩兩面手法或緩兵之計。我個人比較願意相信他是發自內心。現在這個人渣黨的權力人物，99.9% 是冒牌貨，其中大多更是舊國民黨的黨國餘孽，搖身一變，由藍轉綠。但是，像陳菊或邱義仁等人，卻是紮紮實實的黨外前輩，他們過去的貢獻無可否認，難道他們真能忍受眼睜睜看著蔡英文等等這些貪婪無度的黨國餘孽或蘇貞昌等政治投機份子，在美國的指令下毀滅台灣？就只因為你們從中也享受到了權力的美妙滋味與榮華富貴？值得嗎？ <text:line-break/><text:line-break/>十三年前，也就是大約是2007年吧，我剛從英國返台定居時，寫了一封公開信，發表在《立報》的《哈巴狗電台》個人專欄上。那封信，我列出幾個過去黨外時代跟我比較熟的收件人，其中之一就是陳菊。我把這封公開信印出來，一一以掛號方式，郵寄給信上標明的每一位收件人。幾天後，很快就收到大部份人的回電。我在公開信裏頭，特別呼籲過去這些曾經為公義付出代價的前輩，千萬不要再支持民進黨，因為這個黨已經完全變質；希望他們以台灣為念，以公義為依歸，千萬不要再為虎作倀。 <text:line-break/><text:line-break/>面對我的呼籲，陳菊在電話中說，民進黨確實很多問題，但這只是為了改革「一時的手段，一時的權宜措施」，以後就會慢慢改善。我聽了，感覺很無言。為了「改革」，為了「美好的理想」，所以我們只好「暫時採用」貪婪卑鄙抹黑造謠挑撥族群仇恨的骯髒手段？ <text:line-break/><text:line-break/>那天，陳菊給了我她的私人電話，要我保持連絡，但我這十幾年來一通電話也沒打，言盡於此。十多年後的今天，我想說的依然是同樣那些話，希望他們以蒼生為念，以公義為依歸，不要再為虎作倀。 <text:line-break/><text:line-break/>至於你說，「是否有個仁慈的、高階的神在守護我們」？這是宗教問題，我沒法答。我不知道神在想什麼，只能祈求憐憫。</text:p>
      <text:p text:style-name="P2">康   |  2020.10.18 22:10   |   <text:a xlink:type="simple" xlink:href="http://palinfo.habago.org/Entry?Command=Information_PrintForum#FORUM40032"><text:span text:style-name="T1">#</text:span></text:a></text:p>
      <text:p text:style-name="P4">吳怡農為何要推動 “全民皆兵” <text:line-break/>因為民進黨已知道 <text:line-break/>解放軍在幾年內就會攻打台灣 <text:line-break/>雖然她們和共產黨私下來往多年 <text:line-break/>但面對戰爭 還是希望逃出去保平安 <text:line-break/><text:line-break/>所以希望全台灣人都能和解放軍 <text:line-break/>戰鬥到台灣人民死絕 <text:line-break/>這樣民進黨高層才更能趁亂逃出</text:p>
      <text:p text:style-name="P2">張萬康   |  2020.10.18 02:44   |   <text:a xlink:type="simple" xlink:href="http://palinfo.habago.org/Entry?Command=Information_PrintForum#FORUM40030"><text:span text:style-name="T1">#</text:span></text:a></text:p>
      <text:p text:style-name="P3">雞湯時間。這個視頻16分鐘左右，是一生活在中國的德國人阿福拍的。阿福中文很好，這次他來到安徽宿州，半夜三點去街頭採訪。 <text:line-break/><text:line-break/>《凌晨三點的大陸安徽四線城市，這些陌生人為什麼還不回家？》 <text:line-break/>油管連結： <text:line-break/><text:a xlink:type="simple" xlink:href="https://www.youtube.com/watch?v=LvjDXzBKsbc"><text:span text:style-name="T2">https://www.youtube.com/watch?v=LvjDXzBKsbc</text:span></text:a><text:s/><text:line-break/><text:line-break/>B站連結： <text:line-break/><text:a xlink:type="simple" xlink:href="https://www.bilibili.com/video/BV1Kv411k7ta"><text:span text:style-name="T2">https://www.bilibili.com/video/BV1Kv411k7ta</text:span></text:a><text:s/><text:line-break/><text:line-break/>以上內容是一樣的。大陸朋友可選擇B站的。 <text:line-break/><text:line-break/>宿州在安徽北部，鄰近的著名城市是徐州。徐州是四省交會的重鎮，這片區域（包括宿州在內）的母語接近山東話。宿州過去叫宿縣，是國共內戰、淮海戰役的其中一個重要包圍圈，死傷只能說極其慘烈，國軍第十二兵團在這裡遭全殲。 <text:line-break/><text:line-break/>阿福這集的亮點是遇到一個奇葩。一個老大叔，針對阿福的提問逐一答覆，侃侃而談，酷斃了。以前有部電影叫《深夜在加油站遇見蘇格拉底》，套用片名來說，阿福簡直是深夜在宿州遇見蘇格拉底。 <text:line-break/>上次我留言講，本集堪稱巧遇維根斯坦，只因維根斯坦是本板一個重要的守護者，這只是打趣，意思是遇到高人。大家看了可別笑鞭我，一點也不維根斯坦哇。 <text:line-break/><text:line-break/>這位大叔（大哥）出現在時間在3分25秒～7分00秒左右。但也有不少人說全集16分鐘都值得看。 <text:line-break/><text:line-break/><text:line-break/></text:p>
      <text:p text:style-name="P2">Lucy   |  2020.10.16 17:38   |   <text:a xlink:type="simple" xlink:href="http://palinfo.habago.org/Entry?Command=Information_PrintForum#FORUM40029"><text:span text:style-name="T1">#</text:span></text:a></text:p>
      <text:p text:style-name="P4">吳怡農正在執行的＂全民皆兵＂行動，相信不會是他個人的策劃，也不會是他所屬智庫基金會或民進黨中央的台獨某階段性目標（與中共一戰），而膽敢做此宛如背水一戰的策略，背後必有撐腰的下指導棋。吾人不才，敢問陳醫師：是小丑川普的競選策略乎？還是英美統治核心的毁華陰謀？還是有其他更驚悚的目地？ <text:line-break/><text:line-break/>一般人欠缺＂廣濶的思維＂，沒有縱觀一切的能力，對個人身處何境何種狀況一無所悉，所以，眼看著南北極冰棚一個一個崩裂，束手無策。無論那種未來，都是人類集體自作自受。我想問：究竟有沒有一個仁慈的、高階的神在守護我們？ </text:p>
      <text:p text:style-name="P2">Ethan   |  2020.10.16 12:27   |   <text:a xlink:type="simple" xlink:href="http://palinfo.habago.org/Entry?Command=Information_PrintForum#FORUM40028"><text:span text:style-name="T1">#</text:span></text:a></text:p>
      <text:p text:style-name="P3">最近看 德裔記者 威廉恩道爾 十幾年前寫的書， 石油戰爭/目標中國：華盛頓的戰略，等書。裡面有描述一些西方的金融，石油的歷史與戰略手段。 <text:line-break/>可以參考一下。 <text:line-break/></text:p>
      <text:p text:style-name="P2">何德明   |  2020.10.16 09:40   |   <text:a xlink:type="simple" xlink:href="http://palinfo.habago.org/Entry?Command=Information_PrintForum#FORUM40027"><text:span text:style-name="T1">#</text:span></text:a></text:p>
      <text:p text:style-name="P4">我認為台幣升值經濟上的原因主要是：台灣人民普遍低估了戰爭風險，隨著疫情造成出入境大幅受限，人民把過去數十年累積在國外的財富匯一點點回到自己身邊，雖說這僅僅是有錢人海外財富的非常小部分，但因為上世紀台灣財富大幅外流避禍，這世紀台灣人大多只能在海外創富且留在海外，數十年累積下來的財富移一小部分就能大幅推升匯率。 <text:line-break/>如果要為台幣今年升值找一個地緣政治的理由，我認為政府放手升值是為了 "調高保護費" ，台灣長期對美國出超賺美金，台幣升值就如同繳回部分利潤給美國，隨著台灣幾十年來對美出超排名下降，這些年美國對台灣干預匯率就逐漸閉一隻眼，但值此百年大變之際，台灣率全球之先第一個投靠美帝，自願調高保護費以輸誠，是我能想到的政治上的理由；從 7、8 月到 9 月上旬，台幣匯率一直守在 29.450 ， 9/15 升破收在 29.348 之後就一路升值， 9/15 甚麼日子？美國國務院次卿宣布訪台之日，原本台灣一直說次卿來會有經貿談判的驚喜，但看來給美國的好處還是不夠，匯率要先升破過去高點才有的談吧？ <text:line-break/>由於時空環境已大為不同，現在台灣大宗的對美出超其實是通過中國的，若人民幣沒有等幅升值，這保護費一大半是繳給了中國，這是美帝低估了中美經濟上依賴度使中國與過去的對手大不相同的地方，所以連季辛吉都急忙跳出來警告， "確保從純經濟的領域來說沒有任何國家有能力勒索美國" 才是戰略重點，甚至 "實現這個目標並不意味著，必須要針對及削弱其他國家的任何潛在技術能力" ，老狐狸看美國的戰略重點與當權派大不同。 <text:line-break/>順道一提，買美豬及武器能繳的保護費有限，主要是讓特定利益團體獲利，匯率升值繳的保護費就多的多了，日本花了三四十年都還不了。順道二提，最近看了 "向和平宣戰 - 外交的終結和美國影響力的衰落" 一書，體認到自小布希以降美國政策如何被軍方及特務系統把持，季辛吉這種老派戰略家的話恐怕影響力大不如前。</text:p>
      <text:p text:style-name="P2">張萬康   |  2020.10.16 06:15   |   <text:a xlink:type="simple" xlink:href="http://palinfo.habago.org/Entry?Command=Information_PrintForum#FORUM40026"><text:span text:style-name="T1">#</text:span></text:a></text:p>
      <text:p text:style-name="P3">金燦榮講過的一段： <text:line-break/>「美国的霸权建立在四根支柱上，分别是：第一个就是高科技。第二是强大的美军。第三是美元霸权。第四是好莱坞象征的话语权。」 <text:line-break/><text:line-break/>全文連結：《金灿荣：美国曾整趴下5个老二国家，而中国有一个他们都没有的优点》 <text:line-break/><text:a xlink:type="simple" xlink:href="https://www.sohu.com/a/302829072_115479"><text:span text:style-name="T2">https://www.sohu.com/a/302829072_115479</text:span></text:a><text:s/><text:line-break/><text:line-break/>該文中的一些看法，金在許多視頻反覆談過。可跳過。不熟金燦榮的朋友可參考。 <text:line-break/><text:line-break/>類似的說法，有的人談到四大支柱或招數是：軍事、美元、高端科技，以及高舉民主自由的價值（說這個制度有優越性，符合人道精神，換言之中國不人道）。 <text:line-break/><text:line-break/>以上兩種四大，都對。說四支柱或五大招也可。 <text:line-break/><text:line-break/>我覺金燦榮提到好萊塢，也就是次文化的領域，是個敏銳的見解，我也有這個看法，聽他講出來時我很爽（抱歉成了自誇，但講真我是一種很安慰的心情啊）。其實很多人也看得出美國藉由次文化行銷美國的能力與居心，但他們大多不把它列入「四大」什麼的，因為他們大多是政治、法律、經濟學者專家。金燦榮卻列入。 <text:line-break/><text:line-break/>次文化還包括搖滾樂（英美都很騷）、NBA等美式運動。我個人至今看了NBA三十八年，從中看到不少美國行銷「美國強大」、「美國人好善良」的花樣，感到肉麻可笑。年少時我透過NBA、西洋流行歌曲和搖滾樂，算是很崇美的。我並沒標榜我崇美，但我本來就吃美國文化長大，自然把美國放到一個最屌的位階來看。長大後聽到「美帝」這字眼感到挺震撼。我相信台灣不少人有類似的過程，醒來後就真的醒了。人頓悟只會一次，哪有人覺醒太多次噠。 <text:line-break/><text:line-break/>以下寫一段我的回憶，有點長，還請笑納。 <text:line-break/><text:line-break/>◎ <text:line-break/><text:line-break/>還記得國中時，中視「大運動場」在82年錄影轉播當年的NBA決賽，一位政大的老師、球評張哲郎講：「湖人的Bob MaCadoo，他的太太是律師。」我連這個都被打開視野似的，覺得好屌哦。「教練規定一定要穿西裝，這是尊重比賽。」凡此種種，不可能不崇美。張哲郎是否崇美我不知道，但我小小的心靈會這樣浸淫成長。 <text:line-break/><text:line-break/>大概國三時，一起聽美國流行音樂排行榜的黎姓同學說，英國的搖滾樂更屌。我聽了心中也閃爍一拍，引領我想像。於是聽他一口氣講出好多英國樂團，我至今記得，Sex Pistol、Kiss、AC/DC。 <text:line-break/><text:line-break/>曾幾何時，台灣的NBA轉播，主播與球評在多年來時常夾雜英文作評述，幾乎所有的籃球術語、球員姓名都用英文講。這讓我挺煩的，當然我聽得懂，但我爸漸漸就失去興趣。他是老士官退伍，標準的老榮民大老粗，國字也寫不出幾個，但讀報紙可以。他以前看台視的傅達仁播報NBA，傅大多還是用中文講話，包括人名，但90年代換成第四台轉播時期，我爸沒法融入比賽了。他對馬龍、喬丹、巴克利耳熟能詳，但之後的球員他就不清楚了，我想跟他一起看球，他老笑說：「唉呀不都這一套。」他不想看了。（他今年過世滿十年，89歲走的。）他過世後的隔年，有次我回想這些，驚覺他不再看的原因其實是聽不懂英文。 <text:line-break/><text:line-break/>我有個臉友曾看我在臉書提起這些往事，對我說他爸也有類似狀況。他爸是本省歐里桑，喜歡看棒球。他想陪爸爸一起看美國大聯盟的季後賽，父子同樂，但主播愛講英文，於是一些關鍵時刻，他爸忽然會顯得尷尬。因為聽不懂，又不好意思問兒子。 <text:line-break/><text:line-break/>想不到英文把台語、國語都擊敗了。台灣被一種洋涇濱的文化給統治。 <text:line-break/><text:line-break/>2012年林書豪在NBA打出名堂，造成「林來瘋」，我媽興沖沖主動在半夜和我一起看林的球賽。球賽中，主播大呼：「And one！」我媽愣住。我跟我媽講解，這個叫「小帳加一」，為何進球要加罰云云。她英文比我差，整場比賽她很難融入。 <text:line-break/><text:line-break/>事實上不光老一輩英文能力差，我媽以前辦過一個家庭式的安親班，我教小朋友做功課，發現有一個孩子實在對功課少根筋，沒興趣，當時他讀小六，英文26個字母他記不大起來。這孩子是個很有活力的小胖子，很頑皮，曾把我大學畢業製作的一張油畫——掛在我家牆上，畫面很大，圖中有幾個人物，其中一個是裸女的模樣，只是勾勒一個輪廓——偷偷用廣告顏料在裸女下半身塗上陰毛。被我發現後我怒擂他背部幾拳，他被我罰站時哭了。我罵了他一頓，罵到後來我突然噴笑，他也笑出。全部的小孩都笑翻。他後來國中畢業去做鐵板燒，當個快樂的廚師。英文不好又何妨。 <text:line-break/><text:line-break/>以前當兵時我也遇過很多弟兄對英文一竅不通，我自己英文也不怎樣但比他們好，只是這樣，網路上很多英文視頻我是聽不懂的。26歲我教過基隆一個高職補校一年，有幾個學生愛看NBA但也不懂英文，有一個會這樣說：「14號打球很聰明，很準。」因為講不出英文唸法。他小我一歲，在萬里海邊開一個電器行。這個14號叫Jeff Hornacek，我想他實在聽不明白也不好發音。我這學生很會看球。 <text:line-break/><text:line-break/>我要講的是，台灣的體育台一點也不想照會不懂英文的觀眾。其實不懂英文的人很多啊。近年的NBA轉播更誇張成什麼樣子呢？好比打七場，「第一場」要講「game one」，同理「第五場」要講「game five」，依此類推，真的，每一個主播都這樣整。我不懂講第一場或第五場的中文有啥不妥？......球員在底線或底角跳投，則得這樣講：「他在corner跳投。」真的，我沒亂說，例子舉下去寫不完這篇。非常瞎。耳朵很疼。不是偶爾為之，是每次，是但凡。此外球評的素質也超差，和他們的語言表達方式一樣落漆，時常廢話連篇，講話像寫作文。 <text:line-break/><text:line-break/>大陸的轉播，一律中文！球員姓名、球類術語，都用中文講。這才叫「為人民服務」。而且評述時是自然而然的聊天或講評，不是在賣弄，這是真的懂！三言兩語就講到點上。儘管大陸朋友們批評某些人播報品質很差，但總的來說比台灣強多了，很自然。尤其有個講足球的老先生叫張路，這人太了不起，聽他講話是享受，還學到很多東西，我不懂足球的朋友也說他好有韻味。 <text:line-break/><text:line-break/>我多年前看大陸轉播時，不習慣的是，他們翻譯的人名，音節比較多，要逐一精準、分段來譯。這是統一制定的。如果大家對球員不熟，我講「特朗普」的譯法大家就可明白。此外喜歡把「爾」字也做標示，譯名就拖比較長，有點拗口。一般來說台灣做的譯名比較優美順口。 <text:line-break/><text:line-break/>【插播：「一般來說台灣做的譯名比較優美順口」我這句有象徵或比喻的用意。意思是說我們的中文表達或許（只是或許）曾有一定的文化優勢在，就像台灣面對大陸本來就具有一些對岸沒有的特色，說特色或許說大了，但相對比較自然，但這些年來台灣卻自廢武功，搞成很歪、很妖氣、很拙劣、小家子器的路數，球賽轉播的夾雜英文方式僅是一例而已。大家可能比較少看綜藝節目，台灣的綜藝節目主持人與來賓的調調（可能）也比大陸的自然，搞笑的方式可能比較不油膩也不生硬。「自然」很重要。我們80、90年代的大量流行歌都很自然順口，傳唱至今。近年我們台灣電影和偶像劇大多很糟，很做作，對岸文青或小青年卻說很棒，這我受不了，他們是好奇過度了。台灣早就變成做什麼都不自然的怪樣，蔡英文巡視軍事基地的模樣也超不自然。前兩三年吧，她教訓記者「去跟你老闆講啊！你們要自立自強」的口吻與手勢，她自己大概認為很自然，超嗨的。】 <text:line-break/><text:line-break/>不過大陸很尊重各洲各國語言，再小的國家的人，都找最對的方式去翻譯出，不會有拉美足球員名字用英文去拼音來翻譯的狀況。台灣以前常遇到拉美足球員的譯名經常出錯，近年才變成盡量精準。其實沒翻精準也無妨，但播報時喜歡高喊英文拼法的人名，聽了真的難受。近年他們自認提昇了，把每個足球員的精準叫法都盡量喊對，於是兩隊共22人在場上，我一口氣要聽22個洋文或外文，還是痛苦。重點不光是力求精準，而是為何不說中文譯名呢？他們認為會講串串洋文很專業，播報比賽只講給自己或少數人聽。 <text:line-break/><text:line-break/>社會主義，不光制度，而是一種文化，自然形成，習慣上會做出符合人民群眾的事。我想大陸官方不一定會傳達各機關或媒體一定要用全中文講話，這不一定是政策或規定，但媒體自然而然會考量大眾。或者這樣說，就算有這種規定，近年沒那麼硬性地非要你怎樣講話了。 <text:line-break/><text:line-break/>大部分的大陸朋友也不會意識到：「我們這樣轉播真的很對！這樣才叫人道精神吧，才符合人性、照會百姓。」因為本來就該這樣，起碼就該這樣，至少從出生到大都接觸這種樣態。我意思是說，中國大陸有些措施、方式、政策、風格是對的，但他們自身不曉得，反倒有些人一昧崇洋、精日、迷戀台港。可能我沒看到大陸轉播的方式也沒發現台灣是走歪了？或者我爸如果會英文我就不會發現自己腦殘淺薄？ <text:line-break/><text:line-break/>講真，近年大陸的球賽轉播，英文的使用比較多了，我覺這樣真不大好，真的是沒必要（我不是說絕對要禁止的意思）。不過所幸還是以中文為主，好比籃球場有一種近距離錯身時把球給到隊友手上的動作，大陸主播講「手遞手」，台灣講「hand off」，我朋友小豪聽到前者覺有點意思，聽到台灣主播講「hand off」反而難受。還有好比：「這是一個long two。」我們聽了也苦笑。意思是遠距離、有點接近三分線的兩分球。他們非常愛賣弄專業，專業到game7的corner裡去了。 <text:line-break/><text:line-break/>我對一個台灣愛看球的年輕朋友提過上述看法，他認為直接講英文很順啊，用中文譯名來講或寫球員未免太老土了。我對他說明許多台灣人並不懂英文，你的不習慣是觀念的問題。而且就算台灣以後大多人都會英文，最好還是要照顧英文不靈光但愛看球賽的人。少數人（弱勢）也要照顧的啊。他想了想，表示同意我的看法。觀念一轉，一通百通。 <text:line-break/><text:line-break/>◎ <text:line-break/><text:line-break/>陳真醫師提到美元、貨幣、金融方面，我在油管上看過陳平的【眉山论剑2017年合集】，本篇我本來要遞出這個連結就好，不小心寫太多。這個視頻或許可參考。 <text:line-break/><text:line-break/><text:a xlink:type="simple" xlink:href="https://www.youtube.com/watch?v=F-VA-mfc7Ug"><text:span text:style-name="T2">https://www.youtube.com/watch?v=F-VA-mfc7Ug</text:span></text:a><text:s/><text:line-break/><text:line-break/>我個人不完全同意他說的西方高福利造成懶惰的人很多云云，因為我自己就是個懶鬼，我在歐陸旅遊看過不少法國「懶鬼」，我覺這樣的文化挺好的，懶鬼有必要存在。或許我誤解陳平的意思。此外他提到不苟同「過度醫療」也可能有待商榷，或許這涉及定義、方式種種。無論如何我很佩服陳平。他對一眛崇美的人不以為然，常批評大陸官方的經濟規劃方面有不少人太崇美或師法美國。 <text:line-break/><text:line-break/>陳真提及亞洲金融風暴與韓國，陳平這個視頻中提到兩段講韓國，一段在1分30秒，幾句帶過。一段在15分40秒，講到韓國金融危機，美國跨國公司如何宰制韓國。 <text:line-break/><text:line-break/>在兩岸危機方面，我這陣子當面問了不少老百姓，他們都大聲說打不起來的啦！不會打的啦！你想想看，打的話對各方都不好啊！——我覺得他們太樂觀了點，但他們的自信口吻讓我也無法說啥。擔憂兩岸會出事的人在台灣似乎是極少數。 <text:line-break/><text:line-break/>還有就是朋友小豪建議我在這邊轉貼一個德國人在安徽宿州所拍的視頻，這段堪稱一個德國人半夜三點巧遇"維根斯坦"化身成的一個建築工人。我下次再貼。 </text:p>
      <text:p text:style-name="P2">陳真   |  2020.10.16 03:27   |   <text:a xlink:type="simple" xlink:href="http://palinfo.habago.org/Entry?Command=Information_PrintForum#FORUM40025"><text:span text:style-name="T1">#</text:span></text:a></text:p>
      <text:p text:style-name="P4">吳怡農是瘋了嗎？（一） <text:line-break/><text:line-break/>陳真 <text:line-break/><text:line-break/>2020. 10. 16. <text:line-break/><text:line-break/><text:line-break/>大約在兩三年前，因為兩岸戰爭風險的加劇，我就一直很想寫一系列從「軍事人道主義」（MILITARY HUMANISM）談平民在戰爭中的角色與自處之道的文章，但遲遲懶得動筆。原因有幾，其中之一是因為這樣的文字有兩種寫法，一是引經據典落落長，寫成一篇又一篇的硬性文章，一是通俗化簡單講，聽得懂最重要。 <text:line-break/><text:line-break/>後者當然比前者要容易寫，因為若要引經據典，實在有引不完的「經」與「典」，理論與實例太多了，多到我恐怕都能寫成一本書了，如何可能在留言板以簡短文字把想說的話寫完？ <text:line-break/><text:line-break/>但是，如果用通俗語言來講這樣一些簡單道理，又感覺似乎很難取信於人，人們沒法真正意識到這類概念混淆的極端嚴重性以及道德上的卑鄙。 <text:line-break/><text:line-break/>其實，過去二十年來，對於此一問題，我已經寫過上百篇，但是大多寫於早期，特別是2003年美國入侵伊拉克前後那段時間寫得最多，但我不是先透過閱讀才有了這些想法，而是純粹從自己的觀察中得來。 <text:line-break/><text:line-break/>最早的例子之一就是美國於1993年在索馬利亞發動的一場以人道之名的軍事攻擊，叫做 Operation Gothic Serpent，對平民狂轟濫炸，CIA估計殺了一萬人，救了一萬人。但實際上，這純粹就是一場擴張帝國版圖的軍事行動，非關人道救援。就如Noam Chomsky 所說，軍事和人道基本上就是「矛盾語」（oxymoronic）。 <text:line-break/><text:line-break/>後來，更讓我感到驚駭莫名的是1998年的科索沃戰爭，那也是我人生第一次舉著自製的反戰牌子走上街頭，隨後就一直在劍橋市中心每周有個固定的反戰站樁行動，類似巴勒網過去這十三年來所做的。 <text:line-break/><text:line-break/>如果要給一個人的某個思想立個里程碑，那麼，科索沃這場以謊言抹黑為起點、同樣是打著「人道救援」漂亮旗幟的恐怖血腥侵略戰爭，毫無疑問讓我從小被美國洗腦的一切謊言，徹底清醒。 <text:line-break/><text:line-break/>不只索馬利亞、海地與科索沃，類似的例子根本講不完，打著美妙的「人道救援」旗號，幹的卻全是帝國擴張的恐怖血腥屠殺與貪婪掠奪。後來才看到Noam Chomsky的一些書和文章，便是以批判「軍事人道主義」(MILITARY HUMANISM)為書名。 <text:line-break/><text:line-break/>概念上的混淆與藉口，不但道德敗壞，而且危害無窮。舉個例，美軍入侵伊拉克時，強制要求所有國際救援組織與人道慈善團體統統都必須「歸隊」，也就是統一接受美軍指揮。你想，這將會產生什麼樣的後果？當一個人道組織或醫療救援團體竟然成為美軍的「附屬單位」時，你覺得伊拉克軍隊或反美武裝組織還會相信你的中立與超然嗎？ <text:line-break/><text:line-break/>美軍平常殺人是沒有在管你什麼醫院、教堂或學校的，救護車更是經常成為美軍的攻擊對象，就連幼兒園的娃娃車都照樣轟炸不誤，因為美軍只要認定裏頭有恐怖份子或敵軍，就會開火，並一再公開表明任何一個美國人都不可能接受國際法管轄，不可能接受國際刑事法庭(ICC)的審判。布希並曾揚言，國際刑事法庭倘若膽敢抓美國人，美軍將會以武力救回被審判者，並且會對承審法官與相關執法人員加以「制裁」，包括武力報復。 <text:line-break/><text:line-break/>美軍如此，許多美國的敵軍也一樣，濫殺無辜，濫殺平民，濫殺中立者，濫殺婦孺小孩與老人。根據 Noam Chomsky的研究，隨著美國在過去二、三十年來對於「軍事」與「人道主義」之刻意概念混淆的大量利用與政治操弄，這樣一種「無區分的殺戮」，在現代各場戰爭中也越來越嚴重，平民傷亡比例越來越高。許多時候，戰爭的死傷者居然大部份是兒童與婦女；平民不再安全，中立救援組織或醫療機構更是經常成為轟炸目標，甚至連老幼婦孺也被視為軍事攻擊對象。 <text:line-break/><text:line-break/>恰恰呼應了Chomsky 對於「軍事人道主義」的指控，聯合國有無數的研究報告指證這一點，對各交戰國提出嚴厲譴責與警告，並且每年不定期邀請世界各國派出各方代表開會，研究如何在戰爭與戰亂中確保平民安全，防止平民成為戰火的攻擊目標。 <text:line-break/><text:line-break/>戰爭如果一時無法根除，那麼，我們至少應該要先做到適當且嚴格的概念區分，區分哪些才是戰爭的合法攻擊目標，而不是對所有人(特別是貧病老幼婦孺最易受害)，對所有設施都能任意攻擊；違反者應以觸犯戰爭罪行論處，接受國際刑事法庭的審判與制裁。 <text:line-break/><text:line-break/>包藏禍心的美國，渴望兩岸血腥相殘，最好發展為長期內戰，因此，從十多年前就不斷在台宣揚「全民皆兵」，不斷透過各種管道洗腦台灣人應該「戰到最後一兵一卒」，應該「用盡一切手段」去攻擊大陸各大城市，包括攻擊上海、深圳等大城市的人口稠密區或重要科技廠，甚至不斷鼓勵台灣必須攻擊大陸的重要民生設施，例如三峽大壩，經常派人來台鼓吹、訓練所謂「不對稱戰爭」，以製造大陸最大傷亡為目標，好幫美國遏阻中國崛起。 <text:line-break/><text:line-break/>天下沒有白吃的午餐，美國豢養人渣黨貪污腐敗吃香喝辣，不是讓你爽好玩的，而是要你去執行他的意志。很多人以為人渣黨的決策單位是在總統府或什麼中常會，當然不是。人渣黨的老闆在AIT（AIT是CIA全球各地分部之一）；人渣黨的受命機構之一就是該黨的智庫，叫做「新境界文教基金會」。它這兩年栽培了一個紅人擔任副執行長，叫做吳怡農，整天跟 AIT眉來眼去，一起辦活動，洗腦年輕人去當砲灰。美國鼓勵台灣人應該「全民皆兵」的主要推手就是吳怡農。 <text:line-break/><text:line-break/>我實在很不想用難聽話罵這位吳副執行長，因為我與他父親吳乃德相識數十年。解嚴之前，一些與我熟識的北部學生（現在每個都早已經當很大的官），有一天，邀我北上演講，聽眾就是這些人，講題是台灣獨立，評論者就是吳乃德，那張會議傳單我至今還保留著。但我真正私下認識吳乃德是透過林義雄的介紹；學姐從英國暑假返台，幾次還住過他家，認識吳家小孩，其中之一就是當時還在念國中的吳怡農。 <text:line-break/><text:line-break/>吳乃德對人十分友善，溫和善良，人品學識無懈可擊，待我們不薄；我相信他的小孩在個人層面上一定也跟他一樣，優秀而善良，因此讓我幾乎忍著很想要把嘴閉上。但是，一想到台灣的危急處境，我實在忍不住。我願意自殘，但我不願見到兩岸骨肉相殘。我可以不要友情，但我不能不要台灣，不可能不要兩岸同胞的生命。 <text:line-break/><text:line-break/>簡單這麼說，若非極度無知或腦殘，要不就是刻意包藏禍心，否則，絕不會有人居然去提倡一個理當以戰爭罪行移送國際刑事法庭論處的所謂「全民皆兵」。現在是中古世紀嗎？還是石器時代？居然要求家家戶戶人人拿起武器，和對岸骨肉同胞決一死戰，戰到最後一人？ <text:line-break/><text:line-break/>即便是以色列，也不是這樣一種「全民皆兵」法，吳怡農是以為台灣人全是白癡嗎？一旦軍民不分，一旦家家戶戶武裝化，那豈不是等於公開告訴全世界，告訴解放軍，告訴美軍，告訴所有可能介入的國家說：所有台灣人以及台灣的每一個角落每一個設施，統統都是戰爭的合法攻擊目標。 <text:line-break/><text:line-break/>任何一個國家，當它陷入戰火，就算再怎麼軍事獨裁的國家，也總是會強調「平民」概念的重要性及不受攻擊，絕不至於如此明目張膽地告訴大家說：本國的每一個人，每一個家庭，每一個老老少少男男女女，每一個機構、每一個民生設施，統統都是武裝單位，統統都是要打仗的唷，而且是要戰死到最後一人。 <text:line-break/><text:line-break/>吳怡農是瘋了嗎？執行美國「以台灣做為攻擊大陸的人肉炸彈」之意志，有必要執行到如此荒唐嗎？</text:p>
      <text:p text:style-name="P2">陳真   |  2020.10.16 03:20   |   <text:a xlink:type="simple" xlink:href="http://palinfo.habago.org/Entry?Command=Information_PrintForum#FORUM40024"><text:span text:style-name="T1">#</text:span></text:a></text:p>
      <text:p text:style-name="P3">謝謝龍祥，謝謝Akan，剛剛注意到阿遠貼的人民日報那篇文章是登在第七版，還好不是社論，大家先別太緊張，回頭仍是岸。 <text:line-break/><text:line-break/>將來就算萬一真的打起來也別緊張，因為緊張沒用，有害無益。</text:p>
      <text:p text:style-name="P2">蘇龍祥   |  2020.10.16 02:44   |   <text:a xlink:type="simple" xlink:href="http://palinfo.habago.org/Entry?Command=Information_PrintForum#FORUM40023"><text:span text:style-name="T1">#</text:span></text:a></text:p>
      <text:p text:style-name="P4">美元霸權是一切陰謀的根源, 這陰謀相當縝密 <text:line-break/>但是有許多先決條件, 導致其他國家學不來的 <text:line-break/><text:line-break/>而美元霸權很多人並沒有真正意識到其影響 <text:line-break/>我看過很多論點, 但最終還是我自己推出來的, 我認為最接近真實, <text:line-break/>我不敢保證正確, 但或許能讓大家一同參詳看看 <text:line-break/><text:line-break/>先說明美元霸權的形成 <text:line-break/>美國透過中東原油結算採用美元結算, 導致全世界非產油國都需要用準備美元買石油這個必需品, 擴大美元的使用率 <text:line-break/>(所以中東的紛爭, 美國一定參一腳, 就是為了穩固美元霸權的狀態不被破壞) <text:line-break/><text:line-break/>為了隨時都有足夠的美元可以結算兌換, 這些國家都有必須保有大量的美元外匯存底(有的以美元資產的樣貌存在, 通常是債券) <text:line-break/>外匯存底是為了隨時都能兌換貨幣而產生的 <text:line-break/>(美國會軟硬兼施逼你保有大量外匯存底) <text:line-break/><text:line-break/>而美國這麼麻煩做這一切只為了一件事 <text:line-break/>就是美國可以近乎無止盡印鈔, 而把通貨膨脹的問題丟給全世界有美元外匯存底的國家一起承擔 <text:line-break/>(如果是台灣這樣印鈔, 其他國家並不需要持有新台幣, 只要拋售掉新台幣外匯存底就不會被迫承擔) <text:line-break/>(這就是為何美國國債不斷爆表, 國內卻沒有通膨) <text:line-break/><text:line-break/>美國不斷印鈔買全世界資產, 理論上美國國內會因為鈔票過多而通膨 <text:line-break/>(正常來說美元通膨就是跌價, 相對外國貨幣的兌換匯率就跌) <text:line-break/>但是因為非產油國家為了買油都必須持有大量美元外匯存底(美元資產)來作為支付油價跟兌換貨幣使用, <text:line-break/><text:line-break/>接著, 我把狀況縮減到美國跟台灣來看 <text:line-break/>當美國大量印鈔時, 台灣央行外匯存底(美元資產)的價值就跟著跌 <text:line-break/>但台灣央行卻不得不繼續持有, 因為要作為提供給人民兌換美元或支付油價使用 <text:line-break/>(也就是台灣央行被迫持有不斷貶值的資產且不能拋售回美國人手上---也就是美國大量印鈔造成的通膨由全世界一起承擔) <text:line-break/><text:line-break/>如此美國就能無限印鈔收購全世界資產, 且把通膨的問題轉嫁給全世界央行共同承擔 <text:line-break/><text:line-break/>當美國不斷發債印鈔時, 就會同時透過外匯存底讓台灣央行持有一直貶值的美元資產, <text:line-break/>會造成市場上台幣相對美元走強, 但是央行所持有的外匯存底卻是不斷貶值(而央行外匯存底的貶值是無法拋棄的) <text:line-break/><text:line-break/>注意: 外匯存底貶值並不等於外匯存底減少, 貶值是購買實體貨物的能力降低, 但是外匯存底的增加卻是帳面上的增加, 因此外匯存底貶值容易被忽略 <text:line-break/>舉個例來說 <text:line-break/>去年外匯存底1000億, 今年外匯存底2000億 <text:line-break/>外匯存底是增加的, 但是卻不一定是增值的 <text:line-break/><text:line-break/>因為可能 <text:line-break/>去年外匯存底1000億可以買1棟大樓 <text:line-break/>今年外匯存底2000億只能買1.5棟大樓 <text:line-break/>外匯存底就是貶值的(正常外匯存底2000億沒貶值的話要能買2棟大樓) <text:line-break/>也就是說,外匯存底看起來增加, 實際卻是貶值的, <text:line-break/>這部分很容易被忽略, 大部分只看到外匯存底增加就以為ok <text:line-break/><text:line-break/><text:line-break/>可以想想, 美國人有大量持有其他地方的外匯存底嗎? 沒有 <text:line-break/>持有外匯存底等於同時幫別人背上通膨惡果 <text:line-break/>事實上, 因為政府印鈔票很簡單, 全世界政府多少都會通膨, 但是通縮幾乎不存在 <text:line-break/>如果有通縮產生, 那政府肯定趕快印鈔票搞福利, 好鞏固選票 <text:line-break/><text:line-break/><text:line-break/>實際上, 因為台灣企業拼命賺美金進來, <text:line-break/>帳面上看起來增加了外匯存底 <text:line-break/>導致沒人看到外匯存底貶值是被老美轉嫁的 <text:line-break/><text:line-break/>老美透過這招, 找到不斷印鈔而不用自己吞通膨的方法, <text:line-break/>就能不斷印美金買全世界資產, 讓全世界央行共同承擔美元的貶值 <text:line-break/><text:line-break/>但全世界其他國家卻辦不到... <text:line-break/>前提當然就是絕對的武力跟中東石油的控制權 <text:line-break/>這也就是為什麼全世界只有美國可以這樣玩 <text:line-break/><text:line-break/>------------------------------------- <text:line-break/>而美國不斷印鈔, 美元相對台幣會弱勢 <text:line-break/>所以表面上會看到台幣強強滾 <text:line-break/>但是實際上蓋在央行裡面的外匯存底卻會貶值, 國家的財政本質不斷被掏空 <text:line-break/>而蔡政府與川普互相唱和, 更不可能告訴大家事實 <text:line-break/>就算下一次換了總統, 只會拿到個內在財政更破爛的台灣 <text:line-break/><text:line-break/><text:line-break/></text:p>
      <text:p text:style-name="P2">Akan   |  2020.10.16 00:37   |   <text:a xlink:type="simple" xlink:href="http://palinfo.habago.org/Entry?Command=Information_PrintForum#FORUM40022"><text:span text:style-name="T1">#</text:span></text:a></text:p>
      <text:p text:style-name="P3">始終不太相信中國會武統台灣，如果會，那怎麼解釋中國放任反送中的暴亂那麼久不出軍鎮壓直接結束一國兩制，卻是等到最後祭出一個國安法收拾？中國的軍演和文攻都是計謀，知道蔡英文會花大錢跟美國買軍備。美國現在建議甚至有些強迫台灣向美國購買的軍備要達GDP的2、3%，台灣債台高築，右邊花大錢跟美國買軍備，左邊中國的軍演又擴大台灣軍事防備的支出，台灣應該不是被打死而是自己窮死的吧... 中國何必武攻台灣，打爛再重練(都更)？就窮台，跟反送中一樣，讓它自己爛死中國再出手解救，留地還換人心？中國如果自視並標榜共產黨是為人民服務，新冠疫情都能做到以民為主的話，何必武力統一？統一不用2天就可以完成的事，效果並不好，中國高層會不知道？</text:p>
      <text:p text:style-name="P2">陳真   |  2020.10.16 00:27   |   <text:a xlink:type="simple" xlink:href="http://palinfo.habago.org/Entry?Command=Information_PrintForum#FORUM40021"><text:span text:style-name="T1">#</text:span></text:a></text:p>
      <text:p text:style-name="P4">謝謝易君， <text:line-break/><text:line-break/>1997年7月，亞洲金融風暴揭開序幕。恰好也就在那時候，我飄洋過海來到英國。那時候的我很幼稚，讀報或吸收資訊，只要一看到什麼經濟啦、金融啦，貨幣啦，馬上二話不說就跳過去，彷彿這些東西跟我八竿子永遠都打不著一點邊。而且，我是何等修為之人士，金錢如糞土，視富貴如浮雲，根本不屑什麼貨幣、金融。 <text:line-break/><text:line-break/>但是，短短一年之間，我當了八年醫師所儲存的一點錢，居然瞬間縮水了四成；逼得我只好每年暑假回台工作賺錢。記得當時身邊一些韓國留學生才剛新生報到，甚至被迫得輟學返國，因為錢不夠用了，韓國眼看就要破產。 <text:line-break/><text:line-break/>我這才發現，原來有一些我們看不見的小偷、強盜，以一種一般人根本無法察覺甚至難以理解的手段，就這樣公然搶走我們的血汗錢。將來貨幣數位化，搶錢似乎就更容易了，幾乎是彈指之間。 <text:line-break/><text:line-break/>慢慢地，我才又發現，原來貨幣才是一切戰爭的主要根源。誰在貨幣上稱霸，誰就能稱霸世界，奴役世人。 <text:line-break/><text:line-break/>但我知道這門學問很複雜，專業性很高，完全不是我所能談論，只能單向接收專家言論，無法形成自己的見解。</text:p>
      <text:p text:style-name="P2">易君   |  2020.10.15 19:10   |   <text:a xlink:type="simple" xlink:href="http://palinfo.habago.org/Entry?Command=Information_PrintForum#FORUM40020"><text:span text:style-name="T1">#</text:span></text:a></text:p>
      <text:p text:style-name="P3">受陳醫師的哲學啟蒙已久，冒昧野人獻曝一下。 <text:line-break/><text:line-break/>一個貨幣的地位來自於其交易體系(或說生態系)之中有多少資源／生產力在流通，因此「讓更多資源／生產力者的交易使用美元」是主要目標，扶植親美政權即是一種方式。以台灣的(假設)狀況來說，主要目的可能就是「讓全世界不要跟這個『犯下侵略罪行的邪惡極權國家』交換資源／生產力」——因為這樣的交易哪天可能會變成使用人民幣。</text:p>
      <text:p text:style-name="P2">陳真   |  2020.10.15 16:44   |   <text:a xlink:type="simple" xlink:href="http://palinfo.habago.org/Entry?Command=Information_PrintForum#FORUM40019"><text:span text:style-name="T1">#</text:span></text:a></text:p>
      <text:p text:style-name="P4">東奔西跑，忙了一整天，粒米未食，滴水未進。剛剛想小憩一番，突然看到阿遠寫Line來說要戰爭了，才知道底下人民日報社論的事，讓我一下睡意全消。中國官方講話，通常可信度很高。 <text:line-break/><text:line-break/>過去這兩年來，只要一打開電腦，我就思考、追索中美之間的事。所謂 "新聞"，其實是不存在的，存在的是信息資料庫。人家餵給你吃的都只是一些垃圾、沒有意義的東西。你得自己主動去倉庫裏頭找資料才行，就像做學術研究那樣，你得自己心裏先有些問題的存在，然後依據這些問題來尋找解答。久而久之，你就會變成某些問題的專家。 <text:line-break/><text:line-break/>因為缺少經濟學的知識，有一事我始終搞不太懂。原理也許略懂，細節上則一片困惑茫然。我的疑問是這樣：到底戰爭和美元之間的關係為何？ <text:line-break/><text:line-break/>我不是呆瓜，我知道美國到處侵略，核心目的之一(也許連之一都沒有)就是維持美元霸權。問題是：究竟如何維持？我看過很多資料，但始終一知半解。 <text:line-break/><text:line-break/>台幣在過去半年多來十分詭異，像吃了大力丸，天天瘋狂飆漲。我不是腦殘，我不會蠢到去相信什麼市場自然需求的說法。這樣一種漲法，一定是外來人為操控，一定是有政治意義，甚至是軍事意義的，但我對此始終無法想個透徹。 <text:line-break/><text:line-break/>如果你想要早一步查覺到戰爭的動向，也許看國際熱錢怎麼跑就能看出端倪。我對於不是十分在行的東西不敢隨意瞎說，但我相信，錢之走向一定跟戰爭有關，一定具有某種先行指標意義。 <text:line-break/><text:line-break/>喬良在戰爭與美元這方面有許多文章，也許大部份都對，但我並非全然認同。誰若有高見，願聞其詳，看看戰禍是否已然臨頭，島嶼將毀。</text:p>
      <text:p text:style-name="P2">鄭豐遠   |  2020.10.15 14:43   |   <text:a xlink:type="simple" xlink:href="http://palinfo.habago.org/Entry?Command=Information_PrintForum#FORUM40018"><text:span text:style-name="T1">#</text:span></text:a></text:p>
      <text:p text:style-name="P3">"勿謂言之不預也"在歷史上只被中共官媒正式使用過四次，是動用武力的最後警告。前三次分別是 1962 年、1967 年、1978 年，之後分別發生什麼事，大家自己去查吧。 <text:line-break/><text:line-break/>台灣人醒醒!! 戰爭就在眼前!! 不要玩火自焚!! <text:line-break/><text:line-break/>------------------------------------- <text:line-break/><text:line-break/>站在歷史正確的一邊 <text:line-break/>——告臺灣情治部門書 <text:line-break/><text:line-break/>安 平《 人民日報 》（ 2020年10月15日 第 07 版） <text:line-break/><text:line-break/>原文: <text:line-break/><text:line-break/><text:a xlink:type="simple" xlink:href="https://bit.ly/3k3vzXo"><text:span text:style-name="T2">https://bit.ly/3k3vzXo</text:span></text:a><text:s/><text:line-break/><text:line-break/>“無風不起浪。一個時期以來，在國際大氣候和臺灣島內小氣候影響下，蔡英文當局愈加挾洋自重，加緊與外部反華勢力勾連聚合，頻頻製造事端，嚴重危害兩岸和平和台海局勢穩定。根據國際危機組織觀察，臺灣海峽已被列入“重大形勢惡化地區”。將心比心，兩岸人民都不願兵戎相見。但如不幸戰事爆發，罪魁禍首必是“台獨”。更須值得警惕的是，戰事未發，情報先行。臺灣情治部門不僅長期把祖國大陸當成攻擊目標開展情報活動，近年來更淪為蔡英文當局黨同伐異、剷除異己、推動“台獨”路線的工具。對內，借助修訂“國安五法”、出臺“反滲透法”，大搞“綠色恐怖”，嚴密監控島內民眾，限縮兩岸交流交往。對外，奉行“金錢外交”“情報外交”，甘當棋子，不惜出賣國家主權和臺灣人民切身利益，換取美西方的庇護。” <text:line-break/><text:line-break/>… <text:line-break/><text:line-break/>“我們正告臺灣情治部門中抱守“台獨”立場的頑固分子，玩火自焚只有死路一條，棄暗投明才是人間正道。對冥頑不化、死不悔改、繼續從事“台獨”分裂活動，危害祖國國家安全和利益的死硬分子，我國家安全機關會堅決運用反分裂國家法、反間諜法等法律武器，緊盯不放、窮追務獲、一追到底。青山遮不住，畢竟東流去。希望這些頑固分子儘早認清形勢，早早收手，回頭是岸，莫要眷戀窮城，徘徊歧途，自尋絕路。勿謂言之不預也。”</text:p>
      <text:p text:style-name="P5"><text:span text:style-name="T3">鄭豐遠</text:span><text:span text:style-name="T4"><text:s/>  |  2020.10.14 09:05   |   </text:span><text:a xlink:type="simple" xlink:href="http://palinfo.habago.org/Entry?Command=Information_PrintForum#FORUM40017"><text:span text:style-name="T5">#</text:span></text:a></text:p>
      <text:p text:style-name="P6"><text:span text:style-name="T4">昨天打電話給台灣的父親，就聊一件事</text:span><text:span text:style-name="T6">: </text:span><text:span text:style-name="T4">如何應對戰爭。結論是</text:span><text:span text:style-name="T6">: </text:span><text:span text:style-name="T4">什麼也做不了。</text:span><text:span text:style-name="T6"><text:line-break/><text:line-break/></text:span><text:span text:style-name="T4">我們幾乎可以很肯定地說，在有生之年必定能看到兩岸的統一，說不定就在明天或是下一秒發生。只是，這個過程多半是危險而痛苦的，除非</text:span><text:span text:style-name="T6">…</text:span><text:span text:style-name="T4">除非世上真的有奇蹟。</text:span><text:span text:style-name="T6"><text:line-break/><text:line-break/></text:span><text:span text:style-name="T4">直到幾個月前，幾十年來大陸從不間斷地對台灣釋出許多善意，過去甚至說如果兩岸統一，連國號、國旗、國歌都可以談。你可以想像，如果台灣在那時和祖國統一，台灣將因這個決定成為歷史上多麼光榮的存在，台灣人將迎來多麼光明的前途，如今將多麼自豪。但台灣不知好歹，把所謂一手好牌打得稀巴爛，大陸已經把門關上，讓台灣如今看來多麼愚蠢，多麼窩囊和令人不齒，而台灣人日後將成為一種負面標籤甚至一種臭名。</text:span><text:span text:style-name="T6"><text:line-break/><text:line-break/></text:span><text:span text:style-name="T4">你可以說，這一切都是因為美日的殖民洗腦與操弄，但問題是，世界上有哪個被殖民者會如此欣於跪舔迎合主人，甚至歡天喜地配合殖民者去竄改歷史並進而仇視自己的祖先、同胞和文化</text:span><text:span text:style-name="T6">?<text:line-break/><text:line-break/></text:span><text:span text:style-name="T4">你可以說，這一切都是人渣漢奸與政客的欺騙與謊言，但問題是，在資訊如此透明，大陸各種事實資訊如此容易取得的時代，兩千三百萬台灣人卻還近乎全民反中反華，心中普遍充滿各種荒唐可笑的傲慢與偏見，幾乎找不到一個願意大聲說自己是中國人，以身為中國人為榮的人。你能說這一切都是政客的責任嗎</text:span><text:span text:style-name="T6">?<text:line-break/><text:line-break/></text:span><text:span text:style-name="T4">生活在大陸或台灣，一定有各種不同的政治氛圍壓力，人們會壓抑真實的想法。於是出國似乎成了一面照妖鏡。我覺得華人出了國，往往會現出原形，根本掩藏不住。在澳洲，我實在很怕遇到台灣同胞，那種自卑、懦弱和窩囊實在看了都難受。相反地，大陸同胞尤其是年輕一代，氣質往往讓人佩服欣賞。人們往往有一種完全錯誤的印象，以為台灣人有什麼國際視野，大陸封閉落後，人民思考僵化洗腦嚴重。真實情況正好相反，台灣人已經被洗腦洗得根本連智商都說不定有問題，更不要說勇氣了。而大陸年輕一代充滿強大的心智力量和國際視野，把世界視為自己的舞台，雄心勃勃，出國或出海就像出征那樣，毫不畏懼，更不覺得自己低人一等。兩者差別判若雲泥。</text:span><text:span text:style-name="T6"><text:line-break/><text:line-break/></text:span><text:span text:style-name="T4">這些事如此明白，但有幾人會持相同相法</text:span><text:span text:style-name="T6">? </text:span><text:span text:style-name="T4">我想恐怕是鳳毛麟角吧。</text:span><text:span text:style-name="T6">”</text:span><text:span text:style-name="T4">台灣</text:span><text:span text:style-name="T6">”</text:span><text:span text:style-name="T4">這場歷史荒唐鬧劇到底何時落幕，怎麼落幕，台灣人何去何從，每每想到就會陷入一種憂鬱和焦慮。</text:span><text:span text:style-name="T6"><text:line-break/><text:line-break/></text:span><text:span text:style-name="T4">鈺錠曾轉述某人的一句話，忘了是誰，但我是完全贊同的。這話是這麼說的</text:span><text:span text:style-name="T6">: </text:span><text:span text:style-name="T4">中華文明的衰落，是如今世界陷入深重災難的根本原因。我不知道有多少人會真正明白和認同這句話。在我看這話當然也可以反過來說</text:span><text:span text:style-name="T6">: </text:span><text:span text:style-name="T4">要解決今現世界的各種災難和悲劇，中國就是人類最大的希望。</text:span><text:span text:style-name="T6"><text:line-break/><text:line-break/></text:span><text:span text:style-name="T4">而這一切，只有時間才是真正的操盤手。個人生命與意志似乎起不了什麼作用，一個人所能做的也就只是把自己做好，對得起自己的良知和智商，不要為虎作倀，不要做那些讓後人不齒的事。</text:span><text:span text:style-name="T6"><text:line-break/><text:line-break/></text:span></text:p>
      <text:p text:style-name="P5"><text:span text:style-name="T3">陳真</text:span><text:span text:style-name="T4"><text:s/>  |  2020.10.13 17:10   |   </text:span><text:a xlink:type="simple" xlink:href="http://palinfo.habago.org/Entry?Command=Information_PrintForum#FORUM40016"><text:span text:style-name="T5">#</text:span></text:a></text:p>
      <text:p text:style-name="P7"><text:span text:style-name="T4">馬屁隆隆的「余英時」們</text:span><text:span text:style-name="T6"><text:line-break/><text:line-break/></text:span><text:span text:style-name="T4">陳真</text:span><text:span text:style-name="T6"><text:line-break/><text:line-break/>2020. 10. 13.<text:line-break/><text:line-break/><text:line-break/></text:span><text:span text:style-name="T4">在「無知之幕」</text:span><text:span text:style-name="T6">(veil of ignorance) </text:span><text:span text:style-name="T4">的背後，「過去」總是不設防，因為我們對「未來」一無所知，於是「過去」成為「現在」與「未來」最好的證人。</text:span><text:span text:style-name="T6"><text:line-break/><text:line-break/></text:span><text:span text:style-name="T4">我買了許多報刊雜誌，家中堆積如山，往往一擱幾十年方才翻閱，連報紙也一樣，我把「新聞」擱成「史料」來讀；我不需急著知道當下，反倒更容易看向未來。</text:span><text:span text:style-name="T6"><text:line-break/><text:line-break/></text:span><text:span text:style-name="T4">一樣是舊文新登，去年</text:span><text:span text:style-name="T6">(2019</text:span><text:span text:style-name="T4">年</text:span><text:span text:style-name="T6">)</text:span><text:span text:style-name="T4">的</text:span><text:span text:style-name="T6">3</text:span><text:span text:style-name="T4">月</text:span><text:span text:style-name="T6">28 </text:span><text:span text:style-name="T4">日，我在巴勒網留言板上，寫了底下一些文字：</text:span><text:span text:style-name="T6"><text:line-break/><text:line-break/></text:span><text:span text:style-name="T4">最近，台南老家準備賣掉，被迫得在幾周內迅速清除所有東西，在惡臭陰暗的角落找到很多三十多年前跟黨外「同志」們的往來信件和舊手稿及文件等等等，上百箱。</text:span><text:span text:style-name="T6"><text:line-break/><text:line-break/></text:span><text:span text:style-name="T4">整理過程中，隨手稍微看了一兩篇，感覺歷史真的很像小說，全屬瞎掰，什麼獨立建國愛台灣的，種種人與事，純屬虛構，根本不是時下所宣傳。</text:span><text:span text:style-name="T6"><text:line-break/><text:line-break/></text:span><text:span text:style-name="T4">所謂「乞丐過溪行李多」，我這一生，身邊值錢的東西一個也沒有，「無價」之「廢棄物」例如信件和文件與書本等等等，卻有好幾大卡車。但我的房間僅有五、六坪大，東西多到根本塞不下，塞到連迴旋與立足的空間都沒有，被迫整理了一袋又一袋的文物和信件丟棄，感覺真是很心痛，就像挖自己的肉往垃圾桶裏丟那種感覺。往事不堪回首，依舊是一番血肉。</text:span><text:span text:style-name="T6"><text:line-break/><text:line-break/></text:span><text:span text:style-name="T4">在整理「無價」之廢棄物的過程中，剛剛看到一本《近代中國雙月刊》第</text:span><text:span text:style-name="T6">36</text:span><text:span text:style-name="T4">期，</text:span><text:span text:style-name="T6">1988</text:span><text:span text:style-name="T4">年</text:span><text:span text:style-name="T6">2</text:span><text:span text:style-name="T4">月</text:span><text:span text:style-name="T6">29</text:span><text:span text:style-name="T4">日出版，裏面有一篇文章叫〈吾見其進，未見其止</text:span><text:span text:style-name="T6">--</text:span><text:span text:style-name="T4">經國先生的現實與理想〉。我摘要幾段給大家看看，請大家猜猜是誰寫的：</text:span><text:span text:style-name="T6"><text:line-break/><text:line-break/></text:span><text:span text:style-name="T4">「蔣經國總統逝世已一星期。這一週來，我在東南亞和美國的英文報章上讀到無數報導和文字，全是讚揚經國先生。最近的一篇是《紐約時報》，讚揚經國先生留下的寶貴遺產。」</text:span><text:span text:style-name="T6"><text:line-break/><text:line-break/></text:span><text:span text:style-name="T4">馬屁作者給了一個小標題，叫做「偉人已逝，遺愛在民」，然後接著寫道：</text:span><text:span text:style-name="T6"><text:line-break/><text:line-break/></text:span><text:span text:style-name="T4">「國際上，對經國先生的讚揚，集中在兩大突破性成就上。第一是全力推動民主改革，第二是開放大陸探親。</text:span><text:span text:style-name="T6">...</text:span><text:span text:style-name="T4">見諸報章的頌詞，遠不及人民對他的哀悼，更能說明經國先生的非凡成就。」</text:span><text:span text:style-name="T6"><text:line-break/><text:line-break/></text:span><text:span text:style-name="T4">「我在新加坡跑到中華民國商務代辦處禮堂，向經國先生致敬，在那裏遇到兩位台灣來的年輕女士，自始至終飲泣不已。她們的雙目紅腫，顯然是一路哭泣而來。這完全是發自內心的哀痛，我們看了都十分感動。遺愛在民這句傳統套話，突然浮現在我的腦際，並且變得親切生動起來了。」</text:span><text:span text:style-name="T6"><text:line-break/><text:line-break/></text:span><text:span text:style-name="T4">「在這篇短文中，我將收拾起情感，儘量以客觀平靜的筆觸回憶經國先生，並展望中華民國的前景，如此我們才能懂得他為什麼會成為一位遺愛在民的領袖。更重要的，我們該怎樣去理解他的遺志，並促其實現。」</text:span><text:span text:style-name="T6"><text:line-break/><text:line-break/></text:span><text:span text:style-name="T4">「回顧經國先生在近四十年所踏過的足跡，我們清楚看到他的一生是不斷自我超越，不斷進步的一生。經國先生成為老總統</text:span><text:span text:style-name="T6"><text:s/>(</text:span><text:span text:style-name="T4">陳真註：即蔣介石</text:span><text:span text:style-name="T6">) </text:span><text:span text:style-name="T4">的一位重要助手，為此後的經濟發展奠定了基礎。」</text:span><text:span text:style-name="T6"><text:line-break/><text:line-break/></text:span><text:span text:style-name="T4">「民國五十年代末期開始，經國先生更逐步挑起了承先啟後的全國重任。民國六十一年接任行政院長時，他已是一位十分成熟而且有遠見的政治領袖了。最近二十年，經濟奇蹟和政治奇蹟在台灣相繼出現，就是和他的領導絕對分不開。」</text:span><text:span text:style-name="T6"><text:line-break/><text:line-break/></text:span><text:span text:style-name="T4">「民主改革，更是民國史上值得大書特書的頭等大事，我們特別可以從這件事情上看到經國先生不斷自我超越的高尚品質。最遲在民國六十七年</text:span><text:span text:style-name="T6"><text:s/>(</text:span><text:span text:style-name="T4">陳真註：即</text:span><text:span text:style-name="T6">1978</text:span><text:span text:style-name="T4">年，美麗島事件的前一年，林宅滅門血案的前兩年</text:span><text:span text:style-name="T6">) </text:span><text:span text:style-name="T4">始任總統之日，經國先生就已下定決心要完成民主憲政的部署了。這是在他個人生命史上尤其是最具有光彩的一頁，更為難能可貴；做為一個政治家，他的精神境界，始終不斷地提昇。」</text:span><text:span text:style-name="T6"><text:line-break/><text:line-break/></text:span><text:span text:style-name="T4">「經國先生的遺囑中，念念不忘民主改革和中國統一。這更透露出他的政治家智慧，既能掌握現實，又能不忘理想。他集大權於一身，而從不濫用權力，甚至容忍極少數人對他個人的無理謾罵。為了民主理想的實現，他寧願付出這一點無足輕重的代價。」</text:span><text:span text:style-name="T6"><text:line-break/><text:line-break/></text:span><text:span text:style-name="T4">「另一方面，台灣絕無茍安之理，經國先生開放大陸探親，除了出於人道精神之外，恐怕也有對大陸當局攻心的微妙作用。推己及人從來就是中國人的理想，對於他國皆然，何況是大陸十億同胞。在台灣的中國人應該以最大的誠意和善意，促使中國大陸早日走向富裕和開放，唯有如此，和平統一才有實現的可能。」</text:span><text:span text:style-name="T6"><text:line-break/><text:line-break/></text:span><text:span text:style-name="T4">「所謂己欲立而立人，己欲達而達人，自了漢是做不成的。經國先生掌握現實的本領固然值得欽佩，但是他對於高遠理想的執著，則更值得後人的效法。」</text:span><text:span text:style-name="T6"><text:line-break/><text:line-break/>(</text:span><text:span text:style-name="T4">原載民國七十七年一月二十六日中央日報</text:span><text:span text:style-name="T6">)<text:line-break/><text:line-break/></text:span><text:span text:style-name="T4">這篇馬屁文是誰寫的，大家猜出來了嗎？</text:span><text:span text:style-name="T6"><text:line-break/><text:line-break/></text:span><text:span text:style-name="T4">提示：此人近兩年被綠營捧為國師，捧為偉大思想家，還說他是如何如何具有什麼高風亮節威武不能屈的知識份子之風骨。真是見鬼了！</text:span><text:span text:style-name="T6"><text:line-break/><text:line-break/></text:span><text:span text:style-name="T4">五年前，人渣黨策動大腸花運動，仇中反華，跡近瘋狂，參與者滿口「支那賤畜」，但是，這位過去對蔣家政權歌功頌德的統派馬屁大師卻對大腸花大加讚揚。這位具有所謂「知識份子的偉大風骨」的民進黨國師是誰呢？若不</text:span><text:span text:style-name="T6">google</text:span><text:span text:style-name="T4">，我不信你們能猜得出來。</text:span><text:span text:style-name="T6"><text:line-break/><text:line-break/></text:span><text:span text:style-name="T4">在他當年對蔣經國歌功頌德到跡近肉麻的同時，也就是蔣經國去世的那一天，當我聽到蔣經國過世的消息，我迅速花了十幾分鐘寫了篇文章，做成傳單，印了幾百份，跑去高醫校門口散發。兩分鐘後，就像圍捕江洋大盜那樣，立即遭到逮捕。</text:span><text:span text:style-name="T6"><text:line-break/><text:line-break/></text:span><text:span text:style-name="T4">我在那堆積如山的「無價」廢棄物之中，也找到了當年我手寫的那份反蔣傳單的原始手稿，上面還沾有一片血跡。那是我的血，但我忘了當時是怎麼受的傷，只記得當刺耳的警笛聲此起彼落由遠而近時，幾位路人叫我趕快逃跑。但我覺得應該逃跑的是惡人才對，不是我。柯恩兄弟的電影《真實的勇氣》片頭有一句箴言講得挺好，它說：「無人追趕時，惡人亦逃跑」。</text:span><text:span text:style-name="T6"><text:line-break/><text:line-break/></text:span><text:span text:style-name="T4">其實我一點都不討厭蔣經國，我只是討厭人們在吹捧他為神明、為他的死亡而哀嚎的同時，為何卻對日常生活中數萬雛妓不見天日的痛苦以及貧病小孩之求救無門和處於社會最底層的原住民還有老是被它國政府綁架勒索的漁民，從來沒有一絲一毫的關注與憐憫。蔣經國死的那一天，我當街散發的那份反蔣傳單，目的不在批蔣，裏頭寫的就只是這樣一些內容。</text:span><text:span text:style-name="T6"><text:line-break/><text:line-break/></text:span><text:span text:style-name="T4">以上是去年舊文。大家知道這位當年馬屁隆隆的馬屁大師是誰了嗎？答案是余英時。</text:span><text:span text:style-name="T6"><text:line-break/><text:line-break/></text:span><text:span text:style-name="T4">這樣一些所謂知識份子，在當年個個乖巧無比，所言所行，完全迎合舊黨國。你看余英時是怎麼說的，說蔣經國如何如何偉大，如何如何不平凡，如何如何崇高人格，如何如何有智慧，甚至歌頌說蔣經國的偉大胸襟使他能夠「容忍極少數人對他個人的無理謾罵」。</text:span><text:span text:style-name="T6"><text:line-break/><text:line-break/></text:span><text:span text:style-name="T4">他媽的這是事實嗎？吹捧到這種地步，不覺得可恥嗎？蔣家王朝底下，殺了多少人？關了多少人？偶語棄市，文字成獄，妻離子散，家破人亡者，數得清嗎？光是在美國主導下、以所謂「匪諜」為最大宗的政治迫害就有十幾萬個案子；而且動輒酷刑伺候，陰莖通電，陰道捅鋼刷，刷得你屁滾尿流，血跡斑斑，簡直泯滅人性。</text:span><text:span text:style-name="T6"><text:line-break/><text:line-break/></text:span><text:span text:style-name="T4">黨外時，大約是</text:span><text:span text:style-name="T6">1976</text:span><text:span text:style-name="T4">年，有個人叫白雅燦，出來參選民意代表，一個人在台北西門町馬路邊散發政見傳單，政見裏頭有一條，要求蔣經國公佈財產，結果馬上就被抓，飽受殘忍酷刑，判處無期徒刑，關在綠島。蔣經國死掉後，</text:span><text:span text:style-name="T6">1988</text:span><text:span text:style-name="T4">年才獲釋。</text:span><text:span text:style-name="T6"><text:line-break/><text:line-break/></text:span><text:span text:style-name="T4">「余英時們」這些馬屁精，居然能夠眛著良心拍馬屁拍到如此肉麻的地步。現在，藍色舊黨國倒了，垮了，「余英時們」馬上搖身一變，居然又完全迎合起綠色「新黨國」之種種惡行，而且把自己裝扮成數十年如一日、具有什麼偉大風骨的知識份子。</text:span><text:span text:style-name="T6"><text:line-break/><text:line-break/></text:span><text:span text:style-name="T4">他媽的真是很無恥。不管怎麼改朝換代，所謂知識份子基本上就是這樣一種德性，宛如變色龍一般，永遠和當權主流緊緊結合，打壓少數異己。</text:span><text:span text:style-name="T6"> </text:span></text:p>
      <text:p text:style-name="P5"><text:span text:style-name="T3">陳真</text:span><text:span text:style-name="T4"><text:s/>  |  2020.10.13 00:27   |   </text:span><text:a xlink:type="simple" xlink:href="http://palinfo.habago.org/Entry?Command=Information_PrintForum#FORUM40015"><text:span text:style-name="T5">#</text:span></text:a></text:p>
      <text:p text:style-name="P6"><text:span text:style-name="T4">順民、爛人、人渣與烈士</text:span><text:span text:style-name="T6"><text:line-break/><text:line-break/></text:span><text:span text:style-name="T4">陳真</text:span><text:span text:style-name="T6"><text:line-break/><text:line-break/>2020. 10. 13.<text:line-break/><text:line-break/><text:line-break/></text:span><text:span text:style-name="T4">殷海光曾經區分幾種不同的道德情境，用我的話來說，簡單可以這麼說：</text:span><text:span text:style-name="T6"><text:line-break/><text:line-break/></text:span><text:span text:style-name="T4">當不服從的後果有點嚴重時，那麼，服從便是人性，而人性是值得憐憫的，無須譴責。</text:span><text:span text:style-name="T6"><text:line-break/><text:line-break/></text:span><text:span text:style-name="T4">其實，不管怎麼改朝換代，絕大多數人都是這樣一種順民。舊黨國時代，上哪去找膽敢反對蔣家王朝的人？鳳毛麟角，少之又少。</text:span><text:span text:style-name="T6"><text:line-break/><text:line-break/></text:span><text:span text:style-name="T4">倒是有這麼一種人，無以名之，姑且就說是「爛人」吧，過去明明乖得像龜孫子似的，但是，一旦改朝換代，風向變了，馬上就竄改個人歷史，說自己過去便如何勇敢地反國民黨云云，根本就是一派謊言。學界、醫界特別多這種爛人。過去二十多年來，突然冒出許多這樣一種爛人，全是鬼扯蛋，純屬欺世盜名。</text:span><text:span text:style-name="T6"><text:line-break/><text:line-break/></text:span><text:span text:style-name="T4">這還不夠惡劣，最為齷齪無恥的就是人渣。何謂人渣呢？人渣就是舊黨國時代便為非作歹，吃香喝辣，欺壓忠良，可是，當風向轉變，當旗子換了顏色，馬上也跟著變色，搖身一變，居然變成「新黨國」，繼續為非作歹，繼續貪婪腐敗，繼續糟蹋忠良。人渣黨檯面人物，十之八九就是這兩種人，不是爛人，便是人渣。</text:span><text:span text:style-name="T6"><text:line-break/><text:line-break/></text:span><text:span text:style-name="T4">人渣類型眾多，難以一一說明，所謂「社運人士」便是一例。他不是真的支持什麼或反對什麼，而是把理想拿來當成一種打擊異己、換取個人權位與名利的工具。台灣的所謂「社運人士」、「學運人士」百分之九十九點九就是這樣的人；根據個人利益與顏色來決定他何時該支持、何時該反對。</text:span><text:span text:style-name="T6"><text:line-break/><text:line-break/></text:span><text:span text:style-name="T4">比方說，昨天說美國毒豬毒牛如何恐怖，如何惡毒，激昂慷慨，糾眾抗爭。但是呢，當今天藉以搞到權位後，馬上改口說，美國豬牛多營養多環保啊，幼兒吃了好健康啊，而且還能造福豬農呢。如果這不是人渣，什麼是人渣？</text:span><text:span text:style-name="T6"><text:line-break/><text:line-break/></text:span><text:span text:style-name="T4">從核電到食安，從反軍購到反國安法，從反媒體壟斷到反校園政治控制等等等，千千萬萬種所謂理想，不用多，就請你告訴我一件就好，有沒有哪一件所謂理想是人渣黨當真的？零！一件也沒有，全部是斂財奪權的詐騙工具。如果這不是人渣，什麼是人渣？</text:span><text:span text:style-name="T6"> <text:line-break/><text:line-break/></text:span><text:span text:style-name="T4">再比方說，當今的台灣社會，經過這十多年來媒體與教材鋪天蓋地的瘋狂洗腦，「中國」與「中國人」居然從過去的歌頌對象，變成一種仇恨對象，一種骯髒與邪惡的代名詞。市面上許多這類人渣，整天打擊、羞辱中國與中國人，甚至不允許別人認同中國，不允許別人說自己是中國人。</text:span><text:span text:style-name="T6"><text:line-break/><text:line-break/></text:span><text:span text:style-name="T4">這樣一種人渣，為何是人渣呢？因為他們過去恰恰就是整天把「中國」與「中國人」給神聖化，甚至法西斯化，以之和「台灣」及「台灣人」做為一種對立，不許也不屑人們說自己是台灣人，不許也不屑人們重視台灣島內本土事物，把台灣和台灣人視之為沒水準的象徵，抬舉「國語」，羞辱台語，把台灣人長期當成低等賤民。</text:span><text:span text:style-name="T6"><text:line-break/><text:line-break/></text:span><text:span text:style-name="T4">然而，這樣一些過去吃香喝辣為非作歹作威作福的黨國人渣及其各路幫凶，如今卻個個變成「勇敢的台灣人」、「偉大的台灣人」，變成「台獨急先鋒」，照樣吃香喝辣為非作歹作威作福，整天羞辱、打壓、醜化中國與中國，不許也不屑人們說自己是中國人，否則就打成全民公敵，打成過街老鼠。</text:span><text:span text:style-name="T6"><text:line-break/><text:line-break/></text:span><text:span text:style-name="T4">媒體與文化界及學界醫界之中，很多這樣的人。如果這不是人渣，那我不知道做為一個人還能有什麼樣更加卑鄙齷齪無恥下流的事了。</text:span><text:span text:style-name="T6"><text:line-break/><text:line-break/></text:span><text:span text:style-name="T4">說完了順民、爛人與人渣這三種人，最後還有一種，極其罕見，謂之烈士。烈士就是為了理想或公義，願意付出痛苦代價者。就如張藝謀所說，交戰雙方都各有英雄。不管哪一種顏色，都有烈士，都有充滿勇氣、值得敬重的正直之士；他們的行為或立場本身不一定是對的，但他們之所為，終究並非出於私利盤算，並且願意為之付出代價而不求回報。</text:span><text:span text:style-name="T6"><text:line-break/><text:line-break/></text:span><text:span text:style-name="T4">各位不妨捫心自問，自己是哪一種人？</text:span><text:span text:style-name="T6"><text:line-break/><text:line-break/></text:span><text:span text:style-name="T4">我常說，我對人渣黨只有一個恨字，但我對那些整天罵人渣黨的人，倒也不會因此就視為同志。很多反綠者，言行素質其實與綠無異，猥瑣窩囊，看不出一絲正直。如果肌膚能洩露一個人的年齡，那麼，一個人的文字與言行，同樣也會洩露一個人的內在本性。</text:span></text:p>
      <text:p text:style-name="P5"><text:span text:style-name="T3">陳真</text:span><text:span text:style-name="T4"><text:s/>  |  2020.10.08 17:20   |   </text:span><text:a xlink:type="simple" xlink:href="http://palinfo.habago.org/Entry?Command=Information_PrintForum#FORUM40014"><text:span text:style-name="T5">#</text:span></text:a></text:p>
      <text:p text:style-name="P7"><text:span text:style-name="T4">狗官出巡幾時休？</text:span><text:span text:style-name="T6"><text:line-break/><text:line-break/></text:span><text:span text:style-name="T4">陳真</text:span><text:span text:style-name="T6"><text:line-break/><text:line-break/>2020. 10. 08.<text:line-break/><text:line-break/><text:line-break/></text:span><text:span text:style-name="T4">過去黨外經常批評國民黨是權貴，總是說「我們一般人」風吹雨打艱苦過日子，騎機車，穿雨衣，吃路邊攤，而國民黨人卻個個威風八面，衣香鬢影，油頭粉面。</text:span><text:span text:style-name="T6"><text:line-break/><text:line-break/></text:span><text:span text:style-name="T4">這是事實，但是，人渣黨搶到權力之後，卻比當年國民黨還更誇張百倍。</text:span><text:span text:style-name="T6"><text:line-break/><text:line-break/></text:span><text:span text:style-name="T4">蔣經國時代，哪個政治人物敢大吃大喝？只能眾人合吃四菜一湯的梅花餐，吃不完還得打包，不能有一絲浪費；家裏甚至連冷氣都不敢吹，只能搖扇子，吹電扇。</text:span><text:span text:style-name="T6"><text:line-break/><text:line-break/></text:span><text:span text:style-name="T4">現在呢，人渣黨的「辦公室」卻搬到酒店，環肥燕瘦，夜夜笙歌，一擲萬金。許信良甚至還說，「哪個男人沒上過酒家」。我就從沒去過酒家，我連</text:span><text:span text:style-name="T6">KTV</text:span><text:span text:style-name="T4">也沒去過。但我聽說，去一趟酒家，幾萬元跑不掉。</text:span><text:span text:style-name="T6"><text:line-break/><text:line-break/></text:span><text:span text:style-name="T4">還記得所謂「五百元便當」的故事嗎？不知道的人，請自行搜尋，相信應該都還能查得到這件莫須有之罪名。此事影響之深，幾乎可以說是壓垮國民黨政權的最後一根稻草；連戰和國民黨從此和「權貴」、「朱門酒肉臭」畫上等號。人渣黨抹黑功力之厲害，由此可見一斑。</text:span><text:span text:style-name="T6"><text:line-break/><text:line-break/></text:span><text:span text:style-name="T4">那就如同飽讀詩書，出口成章，言行頗有深度與深厚情感的韓國瑜，居然也能抹黑成</text:span><text:span text:style-name="T6"><text:s/></text:span><text:span text:style-name="T4">「草包」。事實上，整個台灣政檀，除了林義雄，我真的還一時想不出來還有誰跟韓國瑜一樣擁有一種深刻思維及文學素養的政治人物？簡單這麼說，林、韓二人，具有一種古典讀書人的氣質與涵養，而不光只是某種狹隘甚且相當腦殘的專業匠氣，例如柯文哲。</text:span><text:span text:style-name="T6"><text:line-break/><text:line-break/></text:span><text:span text:style-name="T4">這只是一個極其明顯的事實，我知道一般人不可能認同，因為，惟有當你具有某種高度或特質時，你才有可能認識或「看見」某種事實。就比方說，我如果說陳文茜、柯文哲和龍應台等等，全是草包，言語乏味淺薄，俗不可耐。你聽了，一定會以為我是故意在亂講，但我只是說出事實，說出內心話。因此，我也不打算在這方面說服你。因為這無關乎說服，而只關乎某種「眼光」和「世界」。不同「世界」的生物，「觀看」人事物的「眼光」自然也就不一樣。</text:span><text:span text:style-name="T6"><text:line-break/><text:line-break/></text:span><text:span text:style-name="T4">在此我想說的是，人渣黨透過全面掌控媒體與教育，洗腦之厲害，真是神乎其技，難以想像。</text:span><text:span text:style-name="T6"><text:line-break/></text:span><text:span text:style-name="T4">連戰的「五百元便當」故事是這樣：</text:span><text:span text:style-name="T6"><text:line-break/><text:line-break/>1996</text:span><text:span text:style-name="T4">年，連戰擔任行政院長，來台中視察，地方上許多記者想要跟連戰「餐敘」，於是台中市政府就在某家日本料理店訂了</text:span><text:span text:style-name="T6">20</text:span><text:span text:style-name="T4">人聚餐的座位。結果，連戰因為行程太趕，沒法坐下來吃飯聊天。可是，餐廳都訂好了怎麼辦？只好取消。但是，食物餐點總不能全拿去餵狗吧？於是，餐廳就把這些食物打包，做成一個個所謂「便當」，分送給記者們。算一算，一個「便當」平均大約五百元。</text:span><text:span text:style-name="T6"><text:line-break/><text:line-break/></text:span><text:span text:style-name="T4">這跟我們平常買的「便當」概念當然不一樣，就好像婚宴喜慶一桌往往要上萬元，十人圍一桌，一個人平均要價至少一千元起跳。如果把這些菜餚打包，做成「便當」讓客人帶回家吃，難道你能說這些客人生活豪奢，吃個「便當」就要一兩千元。你若要這樣講話，那就是存心睜眼說瞎話。</text:span><text:span text:style-name="T6"><text:line-break/><text:line-break/></text:span><text:span text:style-name="T4">但是，人渣黨就是這麼厲害，把這個根本不具有任何道德意義的打包食物事件，故意說成連戰及國民黨人生活奢靡無度，荒淫無道，連吃個便當都要五百元，而「我們台灣人」只能吃五十元的便當。</text:span><text:span text:style-name="T6"><text:line-break/><text:line-break/></text:span><text:span text:style-name="T4">當此一謠言不斷傳播、渲染，民怨之深，可想而知。那幾年，連你去外面買個便當，都常能聽到民眾對連戰與國民黨的「五百元便當」酸言酸語。這個謠言，透過口耳相傳與綠媒傳播，就像滾雪球那樣四處擴散，人人聞之無不咬牙切齒。</text:span><text:span text:style-name="T6"><text:line-break/><text:line-break/></text:span><text:span text:style-name="T4">當時，除了「五百元便當」造謠事件之外，人渣黨還成功炒作了一個抹黑事件，那就是交通管制，苦主一樣是連戰。</text:span><text:span text:style-name="T6"><text:line-break/><text:line-break/></text:span><text:span text:style-name="T4">話說有一天，據說連戰又出來視察。當時台北市因為拆除中華商場及車站改建以及蓋捷運等等，交通處於黑暗期。我那時候在台北馬偕醫院工作，出入真的非常困難，到處施工，塵土飛揚。人渣黨於是在各種場合散播一個說法，提到說，連戰某天呆呆爽爽地坐在黑頭轎車裏視察交通，一路順暢，連戰很開心，於是就說「台北市交通還不錯啊」。</text:span><text:span text:style-name="T6"><text:line-break/><text:line-break/></text:span><text:span text:style-name="T4">人渣黨告訴大家說，鄉親啊！你們看！這些政治權貴竟然說交通還不錯，因為警察會幫他開道，讓連戰的座車一路全是綠燈。</text:span><text:span text:style-name="T6"><text:line-break/><text:line-break/></text:span><text:span text:style-name="T4">這項炒作，再加上「五百元便當事件」，成功地把連戰和國民黨人定位為奢靡「權貴」，不但權貴，而且還腦殘兼智障，說他們「完全不知民間疾苦」，宛如「何不食肉糜」的晉惠帝。很多黨外支持者甚至以為連戰不識幾個大字，是個草包，是個只會吃喝拉撒的智障紈絝子弟。</text:span><text:span text:style-name="T6"><text:line-break/><text:line-break/></text:span><text:span text:style-name="T4">說起交通管制，事實上也是黨外當年攻擊國民黨的一項利器。憑心而論，在蔣家時期，我根本沒遇過什麼交通管制，蔣經國和蔣介石都喜歡表演「親民」戲碼，不會管制交通。特別是蔣經國，向來衣著簡單，經常無預警地出現在路邊攤或菜市場或育幼院或工廠，對一般市井小民噓寒問暖，抱小孩，親小孩，非常得民心。</text:span><text:span text:style-name="T6"><text:line-break/><text:line-break/></text:span><text:span text:style-name="T4">黑金老賊李登輝上台後，才開始有大量交通管制。民進黨當時也經常攻擊這一點，說國民黨「遠離人民」，連出門都要管制交通，非常封建與可惡云云。</text:span><text:span text:style-name="T6"><text:line-break/><text:line-break/></text:span><text:span text:style-name="T4">但依我的生活經驗，過去幾年來，人渣黨上台後，我光是一個月內遇到過的「大官出巡」交通管制，肯定超過過去幾十年之總和。而且，管制程度往往極度誇張而荒唐。</text:span><text:span text:style-name="T6"><text:line-break/><text:line-break/></text:span><text:span text:style-name="T4">比方說前一陣子，大約幾星期前，我從靠近高雄三多路的圖書館總圖離開，開車回到左營，一路上看到上百個員警和便衣特務以及數十輛警車，遍佈每一個路口，滴水不漏，非常荒唐。那不是交通管制，那叫做戒嚴。</text:span><text:span text:style-name="T6"><text:line-break/><text:line-break/></text:span><text:span text:style-name="T4">這些狗官，每次出門就好像很怕有人會對他不利還是什麼封建心態作祟，非常非常非常喜歡管制交通，以示威嚴，以示大權在握，高高在上。</text:span><text:span text:style-name="T6"><text:line-break/><text:line-break/></text:span><text:span text:style-name="T4">今天早上，我載學姊去左營火車站搭火車。到達車站之後，警察居然不准我們停車，不准學姊下車。但我還是照樣停車在路邊，照樣打開車門讓學姐去趕火車。警察馬上跑過來</text:span><text:span text:style-name="T6">GGYY</text:span><text:span text:style-name="T4">。</text:span><text:span text:style-name="T6"><text:line-break/><text:line-break/></text:span><text:span text:style-name="T4">它媽的，我氣不過，馬上就打電話去高雄市警察局局長室，後來電話被轉到什麼督察室。我跟對方說，天底下哪有人管制交通管制到這種地步，居然不准民眾在火車站前下車去搭火車！</text:span><text:span text:style-name="T6"><text:line-break/><text:line-break/></text:span><text:span text:style-name="T4">電話中，對方一直辯解說，因為今天早上有「勤務」，必須交通管制。我說，要交通管制可以啊，但哪有人不准民眾下車去搭火車的道理？</text:span><text:span text:style-name="T6"><text:line-break/><text:line-break/></text:span><text:span text:style-name="T4">雞同鴨講了老半天，後來對方說，可能是因為我們抵達車站時，剛好「勤務的時間點」也到了。我聽不太懂，意思似乎是說，剛好狗官所搭乘的火車或高鐵也恰好快要抵達車站，所以才臨時不准我們下車去趕火車，必須先讓狗官安全離開管制現場之後，我們才可以進去車站。我聽了真是很無言。</text:span><text:span text:style-name="T6"><text:line-break/><text:line-break/></text:span><text:span text:style-name="T4">我跟對方說，我並不是要為難現場基層警察，雖然他們的態度確實很差。但是，重點是，哪有人管制管到這種程度的？現在是怎樣？皇帝駕到嗎？還是女皇出巡？方圓幾公里內統統不准「百姓」靠近？連趕火車都絕對禁止，必須等狗官離開車站幾公里後，然後大家才可以進入車站？這樣還趕得及上班上學嗎？</text:span><text:span text:style-name="T6"><text:line-break/><text:line-break/></text:span><text:span text:style-name="T4">它媽的，講起這些人渣狗官我就一肚子氣，動不動就管制交通，作威作福到極點。過去說這是封建、擾民，現在自己掌權了，卻把眾人的馬路當成自家道路，動不動就管制、封鎖。</text:span><text:span text:style-name="T6"><text:line-break/><text:line-break/></text:span><text:span text:style-name="T4">綠營有位忽藍忽綠、忽統忽獨、忽左忽右的「國師」，叫做陳芳明。幾年前，蔡啥小當選所謂總統之後，他寫了一篇文章，叫做「不一樣的總統府」，很「感性」地說，每當他在夜雨之中經過總統府，心中總是很感慨，執政者距離人民居然那麼遙遠。不過，現在民主終於來了，終於不用再看到拒馬和鐵絲網了，在上位者終於要走入人民了。他說：</text:span><text:span text:style-name="T6"><text:line-break/><text:line-break/></text:span><text:span text:style-name="T4">「在這次</text:span><text:span text:style-name="T6">(2016</text:span><text:span text:style-name="T4">年的總統</text:span><text:span text:style-name="T6">)</text:span><text:span text:style-name="T4">選舉之後，一切都不一樣了，這就是台灣民主的偉大，一個不一樣的新時代於焉誕生！夜雨中的總統府，在不久的將來，將以全新的面貌出現。</text:span><text:span text:style-name="T6">.....</text:span><text:span text:style-name="T4">以前那種警棍和水柱的年代，就讓它過去吧。」</text:span><text:span text:style-name="T6"><text:line-break/><text:line-break/></text:span><text:span text:style-name="T4">結果呢？結果是誕生一個什麼樣的「偉大民主」？誕生一個什麼樣的「新時代」？人渣黨不但使用拒馬等鎮暴工具的頻率恐怕打破世界記錄，並且往往瘋狂擴大管制範圍，而且還在每個拒馬上面掛滿過去抗爭前所未見的鋒利刀片。</text:span></text:p>
      <text:p text:style-name="P5"><text:span text:style-name="T3">陳真</text:span><text:span text:style-name="T4"><text:s/>  |  2020.10.07 19:42   |   </text:span><text:a xlink:type="simple" xlink:href="http://palinfo.habago.org/Entry?Command=Information_PrintForum#FORUM40013"><text:span text:style-name="T5">#</text:span></text:a></text:p>
      <text:p text:style-name="P6"><text:span text:style-name="T4">我對人渣黨只有一個恨字！</text:span><text:span text:style-name="T6"><text:line-break/> <text:line-break/></text:span><text:span text:style-name="T4">陳真</text:span><text:span text:style-name="T6"><text:line-break/><text:line-break/>2020. 10. 07.<text:line-break/><text:line-break/><text:line-break/></text:span><text:span text:style-name="T4">國民黨立委提案，要求修法禁止校園伙食使用含瘦肉精之美豬及其加工品，它媽的竟然遭到范雲、吳思瑤、林宜瑾、賴品妤、黃國書、伍麗華、張廖萬堅與陳秀寶等八位綠營立委的封殺。噁心嘴臉請見：</text:span><text:span text:style-name="T6"><text:line-break/><text:line-break/></text:span><text:a xlink:type="simple" xlink:href="https://bit.ly/3iEirXe"><text:span text:style-name="T7">https://bit.ly/3iEirXe</text:span></text:a><text:span text:style-name="T6"><text:line-break/><text:line-break/></text:span><text:span text:style-name="T4">要求別讓小孩的營養午餐吃到美國毒豬，連這麼卑微的要求也要封殺，它媽的還有人性嗎？</text:span><text:span text:style-name="T6"><text:line-break/><text:line-break/></text:span><text:span text:style-name="T4">這麼卑微的要求，到底礙著誰了？它媽的竟然連這樣也要杯葛阻擋，難道她們會讓自己的小孩吃毒豬？</text:span><text:span text:style-name="T6"><text:line-break/><text:line-break/></text:span><text:span text:style-name="T4">瘦肉精（萊克多巴胺）這東西，連台灣的豬都禁止食用，它媽的你要讓小孩吃？不能立法要求校園伙食禁用毒豬當食材？只能採「鼓勵」和「勸導」方式？台灣軍人不許吃，警察也不許吃，運動員也不許吃，它媽的你要孩童吃毒豬？還騙小孩說這樣的豬肉「賣相很好」，可以「增加豬農收入」，真是可惡透了頂。</text:span><text:span text:style-name="T6"><text:line-break/><text:line-break/></text:span><text:span text:style-name="T4">衛福部有關萊克多巴胺的謊言文宣，甚至還出現在小學的營養午餐菜單背面，而且還舉辦有獎徵答，洗腦家長與學生，說萊克多巴胺有多好多棒，甚至還睜眼說瞎話說可以增加豬農收入。美國毒豬的進口，害得台灣豬農都要去跳海了，竟然也能瞎掰說萊克多巴胺「可以提高養豬戶的利潤」。他媽的毒豬既然有那麼好，那我請你吃啊，我願意出錢養人渣黨的老老少少天天吃！</text:span><text:span text:style-name="T6"><text:line-break/><text:line-break/></text:span><text:span text:style-name="T4">前一陣子，農委會還花錢在《科學人》雜誌上登廣告，說「萊克多巴胺可以增加收益又環保」，完全就是昧著良心胡扯瞎掰，一心就是要透過謊言來美化美國毒豬；拿我們納稅人的錢，洗我們的腦，把台灣人當白痴。這個人渣黨，真是卑劣下流到極點，長久以來說謊成性，不管什麼事，不管多麼離譜的謊話都敢講。</text:span><text:span text:style-name="T6"> <text:line-break/><text:line-break/></text:span><text:span text:style-name="T4">我對這個無惡不作、好話說盡壞事做絕的人渣黨只有一個恨字！到底是什麼樣的腦殘，才會去支持這樣一個齷齪貪婪無恥到極點的人渣黨？</text:span><text:span text:style-name="T6"><text:line-break/><text:line-break/></text:span><text:span text:style-name="T4">除了每天瘋狂撈錢卡位自肥搶資源，除了牽親引戚，雞犬昇天，除了完全肆無忌憚地官商勾結，除了搞一些純屬欺騙社會的所謂「台獨」無聊小動作，除了炒作仇中反華，除了鋪天蓋地造謠抹黑傷害異己、陷害忠良，我很想問問人渣黨的支持者們，請摸摸自己的良心，你們到底是支持人渣們的哪一點？</text:span><text:span text:style-name="T6"><text:line-break/><text:line-break/></text:span><text:span text:style-name="T4">難道你真的相信這些向來貪生怕死愛財嗜權無惡不作的人渣政客與黨國餘孽，會拿起掃帚戰死沙場？</text:span><text:span text:style-name="T6"><text:line-break/><text:line-break/></text:span><text:span text:style-name="T4">難道你真的相信他們是什麼台獨志士？事實上，他們過去根本不是台獨，現在也不是，將來更不是。他們只是以台獨做為一種斂財奪權的詐欺犯罪工具。</text:span><text:span text:style-name="T6"><text:line-break/><text:line-break/></text:span><text:span text:style-name="T4">難道你活在山洞裏？完全不知道人渣們罄竹難書無法無天的惡行與貪婪？</text:span><text:span text:style-name="T6"><text:line-break/><text:line-break/></text:span><text:span text:style-name="T4">難道你真的不知道人渣們是如何過著爽日子？如何以幾何級數般的速度累積財富？</text:span><text:span text:style-name="T6"><text:line-break/><text:line-break/></text:span><text:span text:style-name="T4">難道你不知道人渣們私下的真實嘴臉？難道你以為災難一來，他們會跟你我一起在島內坐以待斃？</text:span><text:span text:style-name="T6"><text:line-break/><text:line-break/></text:span><text:span text:style-name="T4">難道你以為他們跟你我一樣吃喝、一樣辛苦工作過日子？</text:span><text:span text:style-name="T6"><text:line-break/><text:line-break/></text:span><text:span text:style-name="T4">請你告訴我，台灣有多少人一個月能賺六萬元以上？人家蔡啥小光是私人御用廚師薪水就六萬多塊，天天山珍海味吃法國菜。</text:span><text:span text:style-name="T6"><text:line-break/><text:line-break/></text:span><text:span text:style-name="T4">請你告訴我，台灣有幾個人的日子奢華到這種程度，居然要每個月花六萬多元聘請名貴廚師來為自己一個人料理法國菜？</text:span><text:span text:style-name="T6"><text:line-break/><text:line-break/></text:span><text:span text:style-name="T4">難道你真的不知道男性人渣們更是每天燈紅酒綠，花天酒地，每天在酒店抱女人「辦公」、喬利益，隨便一個晚上的花費，你我很可能都得爆肝工作省吃儉用賺上十幾年。</text:span><text:span text:style-name="T6"><text:line-break/><text:line-break/></text:span><text:span text:style-name="T4">難道你真的不知道這些人渣大多低能無知、無品無德，少有例外？</text:span><text:span text:style-name="T6"><text:line-break/><text:line-break/></text:span><text:span text:style-name="T4">難道你真的不知道他們每天的生活就是造謠抹黑奪權卡位搶資源喬利益？</text:span><text:span text:style-name="T6"><text:line-break/><text:line-break/></text:span><text:span text:style-name="T4">難道你真的不知道無數人渣在海外置產，隨時可落跑？</text:span><text:span text:style-name="T6"><text:line-break/><text:line-break/></text:span><text:span text:style-name="T4">難道你真的不知道人渣們是如何瘋狂地貪污、為所欲為，掏空整個台灣？</text:span><text:span text:style-name="T6"><text:line-break/><text:line-break/></text:span><text:span text:style-name="T4">請你摸著自己的良心，想想你的家人和小孩，請你告訴我，你支持這樣一個無恥齷齪貪婪至極的卑鄙人渣犯罪集團，究竟是為了什麼？</text:span><text:span text:style-name="T6"><text:line-break/><text:line-break/></text:span><text:span text:style-name="T4">請你告訴我，難道你真的甘心讓人渣們以你和你的家人與小孩當砲灰，毀掉台灣、毀掉對岸骨肉同胞，然後來成就這一小撮人渣幾十輩子都吃喝不盡的榮華富貴？</text:span><text:span text:style-name="T6"><text:line-break/><text:line-break/></text:span><text:span text:style-name="T4">我更要問問那些由人渣黨用納稅人的大筆公款所豢養的網軍，每天昧著良心造謠抹黑，傷害異己，陷害忠良，為虎作倀，顛倒是非黑白，破壞整個台灣社會，你們的良心不會不安嗎？幹這樣一些傷天害理之事，你抬得起頭來面對自己的家人親友、對得起你自己的小孩嗎？</text:span><text:span text:style-name="T6"><text:line-break/><text:line-break/></text:span><text:span text:style-name="T4">台灣所面臨的真正問題根本與統獨無關，而是面臨一種殖民本質的詐騙分贓政治，由美國所豢養的一群無惡不作的人渣走狗，一個犯罪集團，盤踞台灣，瘋狂貪污，大撈特撈；美國人刻意縱容，以之做為一種酬勞，藉以驅使台灣成為一顆攻擊大陸的人肉炸彈，使兩岸血腥相殘，甚至陷入內戰，摧毀中國，以遂其繼續稱霸世界為所欲為的帝國圖謀。</text:span><text:span text:style-name="T6"><text:line-break/><text:line-break/></text:span><text:span text:style-name="T4">在戰場上，有時會利用動物</text:span><text:span text:style-name="T6"><text:s/>(</text:span><text:span text:style-name="T4">比方說狗</text:span><text:span text:style-name="T6">) </text:span><text:span text:style-name="T4">做為一種武器，讓牠們全身攜帶炸藥去炸死敵人。當一聲令下，狗兒們就往前衝，此時你只能憐憫狗兒的無知。但是，倘若狗兒們竟然一直在熱烈討論主人會不會來救牠？你聽了，心裏有何感想？你一定會想，天底下怎麼會有這麼腦殘的生物？主人就是要你去當炸彈，炸得越血腥越好，還救你？</text:span><text:span text:style-name="T6"><text:line-break/><text:line-break/></text:span><text:span text:style-name="T4">來日無多，台灣人醒醒吧！認清楚誰才是你真正的敵人！惟有當我們認清誰才是敵人時，台灣才有救，兩岸才有和平與繁榮。</text:span><text:span text:style-name="T6"><text:line-break/><text:line-break/>=======================<text:line-break/><text:line-break/></text:span><text:span text:style-name="T4">藍點名范雲</text:span><text:span text:style-name="T6">8</text:span><text:span text:style-name="T4">綠委反對校園瘦肉精零檢出</text:span><text:span text:style-name="T6"><text:s/></text:span><text:span text:style-name="T4">網轟：良心在哪</text:span><text:span text:style-name="T6"><text:line-break/><text:line-break/>Yahoo</text:span><text:span text:style-name="T4">奇摩（綜合報導）</text:span><text:span text:style-name="T6"><text:line-break/><text:line-break/>2020</text:span><text:span text:style-name="T4">年</text:span><text:span text:style-name="T6">10</text:span><text:span text:style-name="T4">月</text:span><text:span text:style-name="T6">7</text:span><text:span text:style-name="T4">日</text:span><text:span text:style-name="T6"> <text:line-break/><text:line-break/></text:span><text:span text:style-name="T4">國民黨立委提案瘦肉精美豬應落實源頭管理，並修法禁止校園或相關照顧場所的膳食使用含瘦肉精美豬及加工品，沒想到竟遭教育委員會</text:span><text:span text:style-name="T6">8</text:span><text:span text:style-name="T4">位民進黨立委杯葛封殺，昨怒嗆民進黨「說一套做一套，口口聲聲說會守護國人及孩童吃的安全，根本攏係假」。</text:span><text:span text:style-name="T6"><text:line-break/><text:line-break/></text:span><text:span text:style-name="T4">民進黨反批惡意抹黑，卻遭知名粉專「比特王」指出其</text:span><text:span text:style-name="T6">7</text:span><text:span text:style-name="T4">點提案「不是督導就是鼓勵，沒罰則沒禁止」，藍北市議員羅智強更點名范雲、吳思瑤、林宜瑾、賴品妤、黃國書、伍麗華、張廖萬堅與陳秀寶等</text:span><text:span text:style-name="T6">8</text:span><text:span text:style-name="T4">名綠委，怒嗆「別人的孩子死不了」？</text:span><text:span text:style-name="T6"><text:line-break/><text:line-break/></text:span><text:span text:style-name="T4">羅智強在臉書發文寫道「退輔會不讓榮民吃萊豬、國防部不讓國軍吃萊豬、警政署不讓警察吃萊豬、體育署不讓運動員吃萊豬，原以為只剩陳時中還謊話連篇地代言萊豬，結果還有</text:span><text:span text:style-name="T6">8</text:span><text:span text:style-name="T4">位立委居然反對校園瘦肉精零檢出？別人的孩子死不了」？</text:span></text:p>
      <text:p text:style-name="P5"><text:span text:style-name="T3">陳真</text:span><text:span text:style-name="T4"><text:s/>  |  2020.10.07 00:47   |   </text:span><text:a xlink:type="simple" xlink:href="http://palinfo.habago.org/Entry?Command=Information_PrintForum#FORUM40012"><text:span text:style-name="T5">#</text:span></text:a></text:p>
      <text:p text:style-name="P7"><text:span text:style-name="T4">蔣渭水對名叫「臺灣」患者的腦殘診斷</text:span><text:span text:style-name="T6"><text:line-break/><text:line-break/></text:span><text:span text:style-name="T4">陳真</text:span><text:span text:style-name="T6"><text:line-break/><text:line-break/>2020. 10. 07.<text:line-break/><text:line-break/><text:line-break/></text:span><text:span text:style-name="T4">舊文新登，這回是「台灣國」國父蔣渭水究竟是哪一國人？</text:span><text:span text:style-name="T6"><text:line-break/><text:line-break/></text:span><text:span text:style-name="T4">這是送分題，因為太簡單了，蔣渭水當然是中國人，充滿大中國思想，生平最崇拜的人就是國父孫中山先生。一些所謂「台獨」人士硬是封他為「台灣國」國父，蔣渭水若地下有知，恐怕會很不爽。</text:span><text:span text:style-name="T6"><text:line-break/><text:line-break/></text:span><text:span text:style-name="T4">大約六年多前，</text:span><text:span text:style-name="T6">2014</text:span><text:span text:style-name="T4">年的</text:span><text:span text:style-name="T6">9</text:span><text:span text:style-name="T4">月</text:span><text:span text:style-name="T6">4</text:span><text:span text:style-name="T4">日，我在巴勒網留言板上如此寫道：</text:span><text:span text:style-name="T6"><text:line-break/><text:line-break/></text:span><text:span text:style-name="T4">文末是蔣渭水著名的〈</text:span><text:span text:style-name="T8">臨床講義──對名叫臺灣的患者的診斷〉，寫於</text:span><text:span text:style-name="T6">1921</text:span><text:span text:style-name="T4">年。</text:span><text:span text:style-name="T6"><text:line-break/><text:line-break/></text:span><text:span text:style-name="T4">把蔣渭水抬出來，這樣可就不能扣他「賣台」的大帽子了吧？不過，別忘了，蔣渭水可是滿腦子大中國文化的思想毒素哦，他甚至還在他的這篇〈臨床講義〉中，讚美名叫「台灣」的這個「病人」還好有中國古聖先賢的優良文化思想血統，因此勉強還有得救。</text:span><text:span text:style-name="T6"><text:line-break/><text:line-break/></text:span><text:span text:style-name="T4">這年頭，在這島上，一切政治掛帥，但卻完全扭曲、簡化甚至顛倒、虛構歷史。例如就在幾個月前，在民進黨的鼓動下，一群「愛台勇士」們，跑來台南，在我經常路過的台南民生綠園，把一尊六百多公斤的巨大國父銅像給幹倒在地，踐而踏之，踩爆國父的頭，彷彿有血海深仇。</text:span><text:span text:style-name="T6"><text:line-break/><text:line-break/></text:span><text:span text:style-name="T4">摧毀銅像，打爛國父的頭之後，一群人旋即轉往膜拜某位日本鬼子的銅像，以表心向日本。</text:span><text:span text:style-name="T6"><text:line-break/><text:line-break/></text:span><text:span text:style-name="T4">然而，很不可思議的是，同樣是這樣一些人及其所代表的綠色勢力，卻又同時把蔣渭水給捧為「台灣國」國父。這不是很荒唐嗎？蔣渭水是抗日的啊，而且熱愛中國，更是國父孫中山的追隨者，尊奉為「思想導師」。</text:span><text:span text:style-name="T6"><text:line-break/><text:line-break/></text:span><text:span text:style-name="T4">黨外有位前輩叫黃煌雄，專門研究蔣渭水，出版相關著作，曾如此寫道：</text:span><text:span text:style-name="T6"><text:line-break/><text:line-break/></text:span><text:span text:style-name="T4">「所有台灣人民當中，最能夠深入了解孫中山先生，或者活用他的精神與主張的，應該就是蔣渭水先生。他的具體表現，從他對於創立台灣民眾黨態度的確立到路線確定過程上，以及對於台灣民眾黨的主張，精神上是一脈相傳的。」</text:span><text:span text:style-name="T6"><text:line-break/><text:line-break/></text:span><text:span text:style-name="T4">黃煌雄的結論是：「一生當中，影響蔣渭水最大的就是孫中山先生。」</text:span><text:span text:style-name="T6"><text:line-break/><text:line-break/></text:span><text:span text:style-name="T4">前些日子，我</text:span><text:span text:style-name="T6"><text:s/>(</text:span><text:span text:style-name="T4">陳真</text:span><text:span text:style-name="T6">) </text:span><text:span text:style-name="T4">一個人來到北京，難免激動，主要是為了沈從文而來，同時也來到五四運動的發源地，尋找胡適、蔡元培及當年</text:span><text:span text:style-name="T6"><text:s/>(1919</text:span><text:span text:style-name="T4">年</text:span><text:span text:style-name="T6">) </text:span><text:span text:style-name="T4">的五四運動遊行示威總指揮傅斯年等人的足跡。</text:span><text:span text:style-name="T6"><text:line-break/><text:line-break/></text:span><text:span text:style-name="T4">沈從文的北京故居之一，就在北大紅樓附近百米處。一路艱辛，探問了當地許多居民，沒有人聽過沈從文居住的「中老胡同」。後來，有個四、五歲的小娃，遠遠在對街聽到我在問路，竟興奮地衝過來說他知道「中老胡同」在哪，於是拉著我的衣角，飛快地帶我走進一路蜿蜒的歷史巷弄。</text:span><text:span text:style-name="T6"><text:line-break/><text:line-break/></text:span><text:span text:style-name="T4">大約就在五四運動這個時候，差不多是</text:span><text:span text:style-name="T6">1920</text:span><text:span text:style-name="T4">年吧，蔣渭水在島內如火如荼地發起抗日運動，發展組織；影響蔣渭水的思想及其所作所為最大的一個人就是孫文。</text:span><text:span text:style-name="T6"><text:line-break/><text:line-break/></text:span><text:span text:style-name="T4">不管是五四運動或蔣渭水的各種抗日運動或組織，例如台灣文化協會等，其實都帶有很濃厚的文化改革成份。幾乎可以這麼說：文化改革才是這一切抗日運動的基本核心，而非政治權力爭奪。</text:span><text:span text:style-name="T6"><text:line-break/><text:line-break/></text:span><text:span text:style-name="T4">蔣渭水和孫文，五四和台灣文化協會等等等，只是一些基本的歷史常識，但是，就連這樣一些常識性的東西，在台灣這樣一種麥卡錫主義式的思想檢查和反中洗腦下，竟也全盤扭曲與竄改，因此才會出現諸如踐踏孫文銅像、醜化中國人及妖魔化中華文化，卻又大捧蔣渭水、把日本鬼子當成阿爸來膜拜的怪異低能現象。</text:span><text:span text:style-name="T6"><text:line-break/><text:line-break/></text:span><text:span text:style-name="T4">蔣渭水在〈臨床講義〉中如此診斷，他說：</text:span><text:span text:style-name="T6"><text:line-break/><text:line-break/></text:span><text:span text:style-name="T4">「這位患者</text:span><text:span text:style-name="T6"><text:s/>(</text:span><text:span text:style-name="T4">即台灣</text:span><text:span text:style-name="T6">)</text:span><text:span text:style-name="T4">，診斷一下，頭部比身體大，應該是思考</text:span><text:span text:style-name="T8">力</text:span><text:span text:style-name="T4">很好才是，但提問二、三道常</text:span><text:span text:style-name="T8">識，其回答不得要領。由此可想像這個患者是個愚蠢的低能兒。這是因</text:span><text:span text:style-name="T4">為頭骨大、內容空虛、腦髓</text:span><text:span text:style-name="T8">不充實的原因。因此稍難點的哲學、數學、科學，還有世界形勢論，一聽就頭暈、頭痛。」</text:span><text:span text:style-name="T6"><text:line-break/><text:line-break/></text:span><text:span text:style-name="T4">診斷得好傳神，好像在罵當今之腦殘人士。愛台勇士們如果看了不爽，恐怕也只能忍耐，因為這是他們所力捧的「台灣國」國父蔣渭水所寫的診斷內容。</text:span><text:span text:style-name="T6"><text:line-break/><text:line-break/></text:span><text:span text:style-name="T4">其實從黨外時代以來，我對蔣渭水的這篇〈臨床講義〉始終不是很認同。症狀描述方面倒還蠻正確，治療方面我就不敢茍同了。</text:span><text:span text:style-name="T6"><text:line-break/><text:line-break/></text:span><text:span text:style-name="T4">蔣醫師認為台灣人之所以在文化上、思想上及道德品性上百病叢生，乃是因為知識營養不夠。但我認為，一個人或一個民族，腦袋裏就算塞了一大堆知識，依舊沒法保證他能夠在品格上或思想上取得進展。蔣醫師的這道處方，有點蘇格拉底的味道，彷彿一個人或一個民族的道德敗壞，只是因為他「知道」得不夠多。</text:span><text:span text:style-name="T6"><text:line-break/><text:line-break/></text:span><text:span text:style-name="T4">但我以為，光是「知道」並沒有用。光是「知道」一堆資訊有什麼意義呢？網路時代，資訊多到都快爆炸了，但人的思想能力和道德水平以及文化素質這三樣東西有一點點改善嗎？完全沒有，反而嚴重倒退。</text:span><text:span text:style-name="T6"><text:line-break/><text:line-break/></text:span><text:span text:style-name="T4">那麼，如果蔣醫師的處方不行，俺陳醫師可有什麼處方？據我「行醫」多年治療腦殘的「臨床」經驗，其實我是很悲觀的。腦殘，很可能是一種絕症，吊點滴沒用，只能從腦子打洞，把水排出來，然後再直接輸入各種營養素。不過，其實這樣也沒啥用，歸根結底來說，或有治療效果者，也許就是「詩」；不妨多讀點沈從文，想想梵谷，多看點《鳳凰衛視》陳曉楠主持的「冷暖人生」。</text:span><text:span text:style-name="T6"><text:line-break/><text:line-break/></text:span><text:span text:style-name="T4">胡適當年在五四運動中曾寫下這樣一段話：</text:span><text:span text:style-name="T6"><text:line-break/><text:line-break/></text:span><text:span text:style-name="T4">「此後，最要緊的是改革國民性，否則，無論是專制，是共和，是什麼什麼，招牌雖換，貨色照舊，全不行的。」</text:span><text:span text:style-name="T6"><text:line-break/><text:line-break/></text:span><text:span text:style-name="T4">這話很淺顯，但它講得很好，很重要。旗子換顏色是一點意義也沒有的，就好像我若跑去剪了不同髮型或是換了件衣裳穿，然後跑去照鏡子，外表也許略有不同，但陳真還是一樣是陳真，並沒有重新做人。</text:span><text:span text:style-name="T6"><text:line-break/><text:line-break/>================<text:line-break/><text:line-break/></text:span><text:span text:style-name="T9">〈</text:span><text:span text:style-name="T8">臨床講義──對名叫臺灣的患者的診斷〉</text:span><text:span text:style-name="T6"><text:line-break/><text:line-break/></text:span><text:span text:style-name="T4">醫師：蔣渭水</text:span><text:span text:style-name="T6"><text:line-break/><text:line-break/></text:span><text:span text:style-name="T4">姓名：臺灣島</text:span><text:span text:style-name="T6"><text:line-break/><text:line-break/></text:span><text:span text:style-name="T4">性別：男</text:span><text:span text:style-name="T6"><text:line-break/><text:line-break/></text:span><text:span text:style-name="T8">年齡：從現住所轉移到今二十七歲</text:span><text:span text:style-name="T6"><text:line-break/><text:line-break/></text:span><text:span text:style-name="T4">原籍：中華民國</text:span><text:span text:style-name="T10">福建</text:span><text:span text:style-name="T8">省臺灣道</text:span><text:span text:style-name="T6"><text:line-break/><text:line-break/></text:span><text:span text:style-name="T4">現住所：大日本帝國臺灣總督府</text:span><text:span text:style-name="T6"><text:line-break/><text:line-break/></text:span><text:span text:style-name="T4">地位：東經一二Ｏ─一二二、</text:span><text:span text:style-name="T8">北緯二二─二五</text:span><text:span text:style-name="T6"><text:line-break/><text:line-break/></text:span><text:span text:style-name="T4">職業：世界和平第一關門守衛</text:span><text:span text:style-name="T6"><text:line-break/><text:line-break/></text:span><text:span text:style-name="T4">遺傳：有黃帝、周公、孔子、孟子等的血統，遺傳性很明顯</text:span><text:span text:style-name="T6"><text:line-break/><text:line-break/></text:span><text:span text:style-name="T4">素質：因為是前記聖賢的後裔，故有強健天資聰明的素質</text:span><text:span text:style-name="T6"><text:line-break/><text:line-break/></text:span><text:span text:style-name="T4">既往症：</text:span><text:span text:style-name="T6"><text:line-break/><text:line-break/></text:span><text:span text:style-name="T4">幼少時（即鄭成功時代）身體頗為強壯、頭腦清楚、意志堅定、品質高尚、動作</text:span><text:span text:style-name="T8">靈活。但到</text:span><text:span text:style-name="T4">清朝時代，由於政策中毒，身體逐漸衰弱、意志薄弱、品質卑</text:span><text:span text:style-name="T8">劣、節操低下了。轉居日本帝國以來，受到不完全的對症療法，稍有恢復，但畢竟有兩百年的長期慢性中毒症，故不容易治癒。</text:span><text:span text:style-name="T6"><text:line-break/><text:line-break/></text:span><text:span text:style-name="T4">現症：</text:span><text:span text:style-name="T6"><text:line-break/><text:line-break/></text:span><text:span text:style-name="T4">道德敗壞、人心刻薄、物質慾望強</text:span><text:span text:style-name="T8">烈、缺乏</text:span><text:span text:style-name="T10">精神生活、風俗醜態、迷信很深、深思</text:span><text:span text:style-name="T8">不遠、缺乏講衛生、墮落怠情、腐敗、卑屈、怠慢、只會爭眼前小利</text:span><text:span text:style-name="T10">益、智</text:span><text:span text:style-name="T8">力淺薄、不知立永久大計、虛榮、恬不知恥、四肢倦怠、惰氣滿滿，意氣消</text:span><text:span text:style-name="T4">沉、完全無朝氣。</text:span><text:span text:style-name="T6"><text:line-break/><text:line-break/></text:span><text:span text:style-name="T4">主訴：頭痛、眩</text:span><text:span text:style-name="T8">暈、腹內有飢餓感</text:span><text:span text:style-name="T6"><text:line-break/><text:line-break/></text:span><text:span text:style-name="T4">大體上是這樣的患者，診斷一下頭部比身體大，應該是思考</text:span><text:span text:style-name="T8">力</text:span><text:span text:style-name="T4">很好才是，但提問二、三道常</text:span><text:span text:style-name="T8">識，其回答不得要領。由此可想像這個患者是個愚蠢的低能兒。</text:span><text:span text:style-name="T6"><text:line-break/><text:line-break/></text:span><text:span text:style-name="T4">這是因為頭骨大、內容空虛、腦髓</text:span><text:span text:style-name="T8">不充實的原因。因此稍難點的哲學、數學、科學，還有世界形勢論，一聽就頭暈、頭痛。</text:span><text:span text:style-name="T6"><text:line-break/><text:line-break/></text:span><text:span text:style-name="T4">另外，手腳也很大很肥，這是因為</text:span><text:span text:style-name="T8">勞動過多的原因。診斷一下腹部，發現腔胴</text:span><text:span text:style-name="T4">很瘦，凹進去。腹壁</text:span><text:span text:style-name="T10">都是皺紋，好像經產婦似的出現有白線條。</text:span><text:span text:style-name="T6"><text:line-break/><text:line-break/></text:span><text:span text:style-name="T4">我想，像是大正五</text:span><text:span text:style-name="T8">年來歐洲大戰的一時僥倖，一時肥</text:span><text:span text:style-name="T4">胖起</text:span><text:span text:style-name="T8">來了；從去年夏季</text:span><text:span text:style-name="T4">颳講和風，像是腸子感冒，加上腹瀉，腹部極</text:span><text:span text:style-name="T8">度膨脹，突然又縮起的緣故</text:span><text:span text:style-name="T4">吧。</text:span><text:span text:style-name="T6"><text:line-break/><text:line-break/></text:span><text:span text:style-name="T4">診斷書</text:span><text:span text:style-name="T6"><text:line-break/><text:line-break/></text:span><text:span text:style-name="T4">診斷：世界文化時期的低能兒</text:span><text:span text:style-name="T6"><text:line-break/><text:line-break/></text:span><text:span text:style-name="T4">原因：智</text:span><text:span text:style-name="T8">識營養不良症</text:span><text:span text:style-name="T6"><text:line-break/><text:line-break/></text:span><text:span text:style-name="T4">經過：因為慢性病，</text:span><text:span text:style-name="T6">(</text:span><text:span text:style-name="T4">治療</text:span><text:span text:style-name="T6">) </text:span><text:span text:style-name="T4">經過要長些</text:span><text:span text:style-name="T6"><text:line-break/><text:line-break/></text:span><text:span text:style-name="T4">預診：素質純</text:span><text:span text:style-name="T8">良，應及時適當地治療，要是療法不對又荏苒拖延的話，會病入膏</text:span><text:span text:style-name="T4">肓，有死亡的可能。</text:span><text:span text:style-name="T6"><text:line-break/><text:line-break/></text:span><text:span text:style-name="T8">療法：原因療法，就是根治療法</text:span><text:span text:style-name="T6"><text:line-break/><text:line-break/></text:span><text:span text:style-name="T4">處方：</text:span><text:span text:style-name="T6"><text:line-break/><text:line-break/></text:span><text:span text:style-name="T4">受正規學校教育：極</text:span><text:span text:style-name="T8">量</text:span><text:span text:style-name="T6"><text:line-break/><text:line-break/></text:span><text:span text:style-name="T4">要補習教育：極</text:span><text:span text:style-name="T8">量</text:span><text:span text:style-name="T6"><text:line-break/><text:line-break/></text:span><text:span text:style-name="T4">進幼兒園：極</text:span><text:span text:style-name="T8">量</text:span><text:span text:style-name="T6"><text:line-break/><text:line-break/></text:span><text:span text:style-name="T4">設圖書</text:span><text:span text:style-name="T10">館：極</text:span><text:span text:style-name="T8">量</text:span><text:span text:style-name="T6"><text:line-break/><text:line-break/></text:span><text:span text:style-name="T8">讀報社：極量</text:span><text:span text:style-name="T6"><text:line-break/><text:line-break/></text:span><text:span text:style-name="T4">上面合劑調和速服二十</text:span><text:span text:style-name="T8">年會全治，其他還有有效之藥品在此省略。</text:span><text:span text:style-name="T6"><text:line-break/><text:line-break/></text:span><text:span text:style-name="T4">一九二一</text:span><text:span text:style-name="T8">年十一月三十日</text:span></text:p>
      <text:p text:style-name="P5"><text:span text:style-name="T3">陳真</text:span><text:span text:style-name="T4"><text:s/>  |  2020.10.06 16:51   |   </text:span><text:a xlink:type="simple" xlink:href="http://palinfo.habago.org/Entry?Command=Information_PrintForum#FORUM40011"><text:span text:style-name="T5">#</text:span></text:a></text:p>
      <text:p text:style-name="P6"><text:span text:style-name="T4">國父信徒林義雄</text:span><text:span text:style-name="T6"><text:line-break/><text:line-break/></text:span><text:span text:style-name="T4">陳真</text:span><text:span text:style-name="T6"><text:line-break/><text:line-break/>2020. 10. 06.<text:line-break/><text:line-break/><text:line-break/></text:span><text:span text:style-name="T4">良哲傳底下這東西給我看，我真不敢相信我的眼睛：</text:span><text:span text:style-name="T6"><text:line-break/><text:line-break/></text:span><text:a xlink:type="simple" xlink:href="https://bit.ly/36yyHXl"><text:span text:style-name="T7">https://bit.ly/36yyHXl</text:span></text:a><text:span text:style-name="T6"><text:line-break/><text:line-break/></text:span><text:span text:style-name="T4">台灣的「鐵路之父」是他媽的什麼碗糕川謹介？是不是哪天我們的國父會變成後藤新平？</text:span><text:span text:style-name="T6"><text:line-break/><text:line-break/></text:span><text:span text:style-name="T4">我曾經在《立報》有個個人專欄叫做《哈巴狗電台》，每周一見報，前後寫了四、五年應該有吧。後來《立報》停刊，但我其實不是因為停刊才停寫，而是剛好在停刊之際，《立報》編輯問我說，能不能不要再使用「日本鬼子」這個詞？於是我就決定不寫了。日本鬼子罪惡滔天，侵略屠殺血腥暴行泯滅人性，說他一句「日本鬼子」也不行嗎？</text:span><text:span text:style-name="T6"><text:line-break/><text:line-break/></text:span><text:span text:style-name="T4">出於對林義雄的景仰，印象中，年少時曾經珍藏一張當年林義雄競選省議員的傳單，林義雄的大頭照旁邊寫著一行大字：「做一個堂堂正正的中國人」。如今找不出那張傳單，既然沒有憑據，我也不敢多說什麼，說不定是我記錯了。但是，當年所有人，特別是黨外人士，熱愛中國，以中國人為榮，卻只是一個基本事實。</text:span><text:span text:style-name="T6"><text:line-break/><text:line-break/></text:span><text:span text:style-name="T4">你看，呂秀蓮、苦苓和李筱峰等人，連聽洋歌或是衣服上頭出現洋文，連喝可樂吃麥當勞等等等，統統視為一種「中國魂」的淪喪，愛中國之心，可想而知。</text:span><text:span text:style-name="T6"><text:line-break/><text:line-break/></text:span><text:span text:style-name="T4">這些只不過頂多是三十多年前的事，又不是千年往事，居然也能全盤扭曲。過去愛中國愛成那樣痴迷，如今卻全面醜化中國人，仇視自己的血統、文化與祖先，拼命鼓動對於中國和中國人的仇恨，這不是有病嗎？</text:span><text:span text:style-name="T6"><text:line-break/><text:line-break/></text:span><text:span text:style-name="T4">大約</text:span><text:span text:style-name="T6">1991</text:span><text:span text:style-name="T4">年左右，林義雄海外遊學四年返台定居。有一天，打電話來我工作的林口長庚醫院，邀我去他家。臨走時，要我從書架上挑幾本書，說要送我。我挑了影響我最大的《從蘭陽到霧峰》。林義雄就在書本上寫了「陳真惠存，林義雄」等幾個字。其實，我早在念高中時就在台北牯嶺街的舊書攤買過、讀過這本書。我之所以再挑這本書，是因為受它影響很大。</text:span><text:span text:style-name="T6"><text:line-break/><text:line-break/></text:span><text:span text:style-name="T4">雖然一時找不出林義雄那張「做一個堂堂正正的中國人」的競選傳單，但是在《從蘭陽到霧峰》裏頭</text:span><text:span text:style-name="T6">(</text:span><text:span text:style-name="T4">第</text:span><text:span text:style-name="T6">59</text:span><text:span text:style-name="T4">頁</text:span><text:span text:style-name="T6">)</text:span><text:span text:style-name="T4">卻有一張同樣是林義雄競選省議員的傳單</text:span><text:span text:style-name="T6"><text:s/>(</text:span><text:span text:style-name="T4">可惜我還不會貼圖，要不就貼給大家看</text:span><text:span text:style-name="T6">)</text:span><text:span text:style-name="T4">，那傳單寫著斗大的三個大標題。</text:span><text:span text:style-name="T6"><text:line-break/><text:line-break/></text:span><text:span text:style-name="T4">頭一個大標題寫著：「作為一個中國人」，底下寫著：「我們要問：富商巨賈、黨政要員在國外置產設薪的有多少？我們建議：請政府嚴密調查，公佈名單，並將這批人驅逐出國。」</text:span><text:span text:style-name="T6">(</text:span><text:span text:style-name="T4">陳真按：這項建議如果現在來執行，台灣政壇及商界大概剩下小貓兩三隻了，統統得驅逐出境了。</text:span><text:span text:style-name="T6">)<text:line-break/><text:line-break/></text:span><text:span text:style-name="T4">第二個大標題寫著：「作為一個台灣人」，「我們要問：鐵路枕木為什麼不向本省木材行購買，而要向日商採購？我們建議：省營事業所需器材，除非本省廠商無法供應，否則不得向外商採購。」同時還建議：「一個月中，如果火車誤點超過三十次，鐵路局長應引咎辭職。」</text:span><text:span text:style-name="T6"><text:line-break/><text:line-break/></text:span><text:span text:style-name="T4">最後，第三個大標題寫著：「作為一個宜蘭人」，「我們要問：競選期間，老師為什麼一定要訪問學生家庭？我們建議：請尊重老師的人格，不要逼他們低聲下氣地去拉票」。</text:span><text:span text:style-name="T6"><text:line-break/><text:line-break/></text:span><text:span text:style-name="T4">另外，第</text:span><text:span text:style-name="T6">110</text:span><text:span text:style-name="T4">頁有一整章談到開會語言，標題是「本會開會時應使用中國語言」。林義雄在省議會提案，要求在推行「國語」之時，因為「中國地大人多，語言複雜」</text:span><text:span text:style-name="T6">(</text:span><text:span text:style-name="T4">第</text:span><text:span text:style-name="T6">374</text:span><text:span text:style-name="T4">頁</text:span><text:span text:style-name="T6">)</text:span><text:span text:style-name="T4">，所以也應該把閩南語及漢滿蒙回藏苗與原住民各族語言統統列入「中國語言」，賦予各地「方言」法定效力，並禁止使用外國語言，「以維護國家尊嚴」。</text:span><text:span text:style-name="T6"><text:line-break/><text:line-break/></text:span><text:span text:style-name="T4">四年前，也就是</text:span><text:span text:style-name="T6">2016</text:span><text:span text:style-name="T4">年的</text:span><text:span text:style-name="T6">4</text:span><text:span text:style-name="T4">月</text:span><text:span text:style-name="T6">24</text:span><text:span text:style-name="T4">日，我在巴勒網的留言板上也提過這本我經常提起的書。我如此寫道：</text:span><text:span text:style-name="T6"><text:line-break/><text:line-break/></text:span><text:span text:style-name="T4">為了奪權謀利，綠油油的惡勢力，二十年來在台灣透過各種方式</text:span><text:span text:style-name="T6">(</text:span><text:span text:style-name="T4">包括捏造歪曲歷史，竄改教科書，醜化中國，美化日本</text:span><text:span text:style-name="T6">)</text:span><text:span text:style-name="T4">，煽動對於中國及中國人以及中華文化的仇恨與鄙視；每天透過各種主流媒體，無孔不入地進行仇中反華的洗腦，並且大力美化日本，甚至連日常生活到處都可以看到這樣一種歌頌日本殖民台灣的「美好回憶」。</text:span><text:span text:style-name="T6"><text:line-break/><text:line-break/></text:span><text:span text:style-name="T4">比方說，在台南的一些公園或古蹟之各種圖文敘述，到處都是這樣一種竄改歷史真相的扭曲，硬是把日本鬼子的殖民血腥暴行全盤美化得美侖美奐。只要是日據時期，一概美不勝收，個個幸福美滿；只要是國民黨時期，就是恐怖悲慘，血淚斑斑。</text:span><text:span text:style-name="T6"><text:line-break/><text:line-break/></text:span><text:span text:style-name="T4">至於黨外時代所稱讚的那些中國的美好價值或歷史人物，如今一概妖魔化得醜陋邪惡不堪。連原本黨外都一致推崇的國父孫中山，居然也被紛紛拉倒銅像、潑漆、砍頭、當眾處決；對於中國被列強侵略屠殺的苦難，例如南京大屠殺，甚且高聲叫好或說與我們台灣人無關，說那是中國人的家務事，台灣人不是中國人云云。</text:span><text:span text:style-name="T6"><text:line-break/><text:line-break/></text:span><text:span text:style-name="T4">更不可思議的是，這些綠油油的混蛋人渣，如今講起這一切，總是講得好像自古以來黨外就是如此和中國的一切人事物勢不兩立。但這絕非事實，而且恰恰與事實完全相反。事實上，黨外時，我們都是中國人，而且以身為中國人為榮，對於中國遭受西方列強與日本侵略的百年苦難，感同身受，痛徹心扉。</text:span><text:span text:style-name="T6"><text:line-break/><text:line-break/></text:span><text:span text:style-name="T4">我常感納悶，這些都只不過是頂多二、三十年前的事，又不是什麼千百年前需要進行考古分析才能理解的事，為何年輕一代總是如此容易洗腦？不管怎麼改朝換代，年輕人永遠都是主流政治惡勢力的鐵桿部隊。</text:span><text:span text:style-name="T6"><text:line-break/><text:line-break/></text:span><text:span text:style-name="T4">就以如今彷彿萬惡不赦的孫中山為例，林義雄的《從蘭陽到霧峰》隨便翻兩下就能找出許多反證。比方說第</text:span><text:span text:style-name="T6">4</text:span><text:span text:style-name="T4">頁，林義雄有這麼一段公開自述其從政之心路歷程。林義雄如此寫道：</text:span><text:span text:style-name="T6"><text:line-break/><text:line-break/></text:span><text:span text:style-name="T4">「我於高中時，研習中山先生遺教，</text:span><text:span text:style-name="T6">.....</text:span><text:span text:style-name="T4">遂立志為民主法治略盡棉薄。」</text:span><text:span text:style-name="T6"><text:line-break/><text:line-break/></text:span><text:span text:style-name="T4">第</text:span><text:span text:style-name="T6">39-40</text:span><text:span text:style-name="T4">頁記載了當年林義雄的競選演說如下：</text:span><text:span text:style-name="T6"><text:line-break/><text:line-break/></text:span><text:span text:style-name="T4">「今天是孫中山先生的誕辰紀念日，晚上七點半在羅東中正堂有一場公辦政見發表會。我抽中了第一號。」</text:span><text:span text:style-name="T6"><text:line-break/><text:line-break/></text:span><text:span text:style-name="T4">「感謝各位今天來聽我的政見發表。各位鄉親！一百多年前的今天，咱中國誕生了一個世界性的偉人，這個人就是孫中山先生，今天恰好就是他的生日，但是我內心感到非常悲慘；孫中山先生創立中華民國，創立中國國民黨，但是今天國民黨很少有人敢說他是中山先生的信徒。</text:span><text:span text:style-name="T6">(</text:span><text:span text:style-name="T4">聽眾熱烈拍手！</text:span><text:span text:style-name="T6">)<text:line-break/><text:line-break/></text:span><text:span text:style-name="T4">各位，我林義雄沒有參加國民黨，但是我要跟各位說：我就是中山先生的信徒！！</text:span><text:span text:style-name="T6"><text:line-break/><text:line-break/></text:span><text:span text:style-name="T4">大家看一看，很多國民黨的黨員站在孫中山先生的遺像下，不知道在說些什麼。</text:span><text:span text:style-name="T6">(</text:span><text:span text:style-name="T4">聽眾笑</text:span><text:span text:style-name="T6">)<text:line-break/><text:line-break/></text:span><text:span text:style-name="T4">各位，我的理想，和孫中山先生一樣。但是，我這些政治理想和他比起來還差了一大截。今天是他的生日，我不敢站在他的遺像下發表我的政見。所以，我在鎮公所前面辦一場政見發表會，我要在那裡講，我不敢在這裡講。」</text:span><text:span text:style-name="T6"><text:line-break/><text:line-break/></text:span><text:span text:style-name="T4">該書第</text:span><text:span text:style-name="T6">401</text:span><text:span text:style-name="T4">頁，林義雄以律師身份，控告國民黨候選人林榮三以賄選和作票等方式，擊敗黨外候選人郭雨新。林榮三就是當今綠油油惡勢力的主流媒體造謠工具</text:span><text:span text:style-name="T6">--</text:span><text:span text:style-name="T4">《自由時報》的老闆。林義雄發表一場法庭演說如下：</text:span><text:span text:style-name="T6"><text:line-break/><text:line-break/></text:span><text:span text:style-name="T4">「選舉是一種用數人頭來代替打破人頭的制度，</text:span><text:span text:style-name="T6"><text:s/></text:span><text:span text:style-name="T4">國父孫中山先生</text:span><text:span text:style-name="T6"><text:s/>(</text:span><text:span text:style-name="T4">陳真按：『國父』二字之前空一格以表尊敬乃是原文，非我所加</text:span><text:span text:style-name="T6">) </text:span><text:span text:style-name="T4">傾畢生之時間和精神創建中華民國，他的目的就是要他所深深熱愛的中國同胞們，用數人頭的方式來代替打破人頭。所以，選舉制度的乾乾淨淨、公正與公平，乃是中山先生致力追求的目標。」</text:span><text:span text:style-name="T6"> <text:line-break/><text:line-break/></text:span><text:span text:style-name="T4">我隨手抄下這些「不久之前」的「歷史」資料，我還能說些什麼呢？這些資料只是隨手拈來，並非刻意尋找；類似話語千千萬萬，因為，過去整個黨外的普遍說法與想法就是這樣：我們都是中國人，兩岸都是骨肉同胞。但是，現在利用價值變了，居然連國父也變成了有毒的妖魔一般，必須當眾砍頭處決，必須丟到垃圾桶，方能彰顯我們勇敢台灣人的愛台灣之心。</text:span><text:span text:style-name="T6"><text:line-break/><text:line-break/></text:span><text:span text:style-name="T4">台灣政治之詐欺、貪婪、膚淺、反智、荒謬、扭曲與冷血，有時想起，難免心寒，難道這就是我費盡半生青春血淚乃至連累親人的一場神聖的民主運動？有時總覺得我是不是在做夢？這一切不堪入目的醜惡、詐欺與荒唐是真的嗎？但願明天一覺醒來，發現這一切矇眛良知的翻雲覆雨、挑撥仇恨與煽動，原來只是我昨晚的一場噩夢。</text:span><text:span text:style-name="T6"><text:line-break/><text:line-break/></text:span><text:span text:style-name="T4">以上是我四年半前寫的。</text:span><text:span text:style-name="T6"><text:line-break/><text:line-break/></text:span><text:span text:style-name="T4">人渣黨除了拼命撈錢奪權之外，這二十幾年來，在美國指令下，發瘋似地炒作仇中反華。最近又動腦筋到國父頭上，說要廢除懸掛國父遺像的法律規定，提案立委就是林義雄的得意弟子范什麼雲的，以及一群屎袋力量的立委們。林義雄口口聲聲說自己是國父孫中山的信徒，如今自己的徒子徒孫們卻要把國父整個幹掉，不知身為「國父信徒」的林義雄有何感想？</text:span></text:p>
      <text:p text:style-name="P5"><text:span text:style-name="T3">陳真</text:span><text:span text:style-name="T4"><text:s/>  |  2020.10.06 00:26   |   </text:span><text:a xlink:type="simple" xlink:href="http://palinfo.habago.org/Entry?Command=Information_PrintForum&amp;iPage=1#FORUM40010"><text:span text:style-name="T5">#</text:span></text:a></text:p>
      <text:p text:style-name="P6"><text:span text:style-name="T4">同學，你在胡扯，我不相信你讀過史明的</text:span><text:span text:style-name="T6"><text:s/>"</text:span><text:span text:style-name="T4">台灣人四百年史</text:span><text:span text:style-name="T6">"</text:span><text:span text:style-name="T4">，因為那根本不是一部要洗腦的書。你恐怕連書的封面都沒摸過。</text:span><text:span text:style-name="T6"><text:line-break/><text:line-break/></text:span><text:span text:style-name="T4">我家裏就保存一本，差不多有兩千頁那麼厚；每一頁都畫滿重點。</text:span><text:span text:style-name="T6"><text:line-break/><text:line-break/></text:span><text:span text:style-name="T4">腦殘連兩百字都嫌多，更何況兩千頁。</text:span><text:span text:style-name="T6"><text:line-break/><text:line-break/></text:span><text:span text:style-name="T4">它是完全有憑有據的一本重要著作。任何人讀了它，都不可能被洗腦，因為它並沒有要洗什麼東西，史明更不是一個含有一絲不良心機的人。他有他堅定的左獨立場，但不會低能到想要去洗腦台灣人。</text:span><text:span text:style-name="T6"><text:line-break/><text:line-break/></text:span><text:span text:style-name="T4">我覺得，不管何種顏色或立場，都不應該睜眼說瞎話，更不應該因為立場不同就故意去醜化對方。那樣很卑鄙。</text:span></text:p>
      <text:p text:style-name="P5"><text:span text:style-name="T4">Shinman   |  2020.10.05 22:01   |   </text:span><text:a xlink:type="simple" xlink:href="http://palinfo.habago.org/Entry?Command=Information_PrintForum&amp;iPage=1#FORUM40009"><text:span text:style-name="T5">#</text:span></text:a></text:p>
      <text:p text:style-name="P7"><text:span text:style-name="T4">當史明寫的</text:span><text:span text:style-name="T6">"</text:span><text:span text:style-name="T4">台毒屎</text:span><text:span text:style-name="T6">"</text:span><text:span text:style-name="T4">成為必讀</text:span><text:span text:style-name="T6">, </text:span><text:span text:style-name="T4">台灣學子不被洗腦都很難</text:span><text:span text:style-name="T6">!</text:span></text:p>
      <text:p text:style-name="P5"><text:span text:style-name="T3">陳真</text:span><text:span text:style-name="T4"><text:s/>  |  2020.10.05 16:27   |   </text:span><text:a xlink:type="simple" xlink:href="http://palinfo.habago.org/Entry?Command=Information_PrintForum&amp;iPage=1#FORUM40008"><text:span text:style-name="T5">#</text:span></text:a></text:p>
      <text:p text:style-name="P6"><text:span text:style-name="T4">不想叛亂都不行</text:span><text:span text:style-name="T6"> <text:line-break/><text:line-break/></text:span><text:span text:style-name="T4">陳真</text:span><text:span text:style-name="T6">2020. 10. 05.<text:line-break/><text:line-break/><text:line-break/></text:span><text:span text:style-name="T4">謝謝</text:span><text:span text:style-name="T6">Lucy</text:span><text:span text:style-name="T4">，我其實不怎麼喜歡別人看我寫的東西，因為不管是哪種議題，哲學也好，政治也罷，即便是談到邏輯與數學，對我來說，基本上都具有一種私密性，一種個人告白，就像家書或情書一樣，似乎不太適合張揚。這也是為什麼每當有人談到我的什麼「文章」時，我總有一種尷尬與受辱感，畢竟我並不覺得自己在寫什麼「文章」那麼隆重，不過只是一些個人滄桑。</text:span><text:span text:style-name="T6"><text:line-break/><text:line-break/></text:span><text:span text:style-name="T4">另一方面，我也不喜歡影響別人。我手寫我心，我相信自己所相信的，但是，這樣一種絕對主義卻不出方寸之間；也就是說，它只有一個忠實讀者，那就是我自己，我並不希望它對任何人產生壓力。</text:span><text:span text:style-name="T6"><text:line-break/><text:line-break/></text:span><text:span text:style-name="T4">這些話說過幾百萬遍了，就再說一遍。</text:span><text:span text:style-name="T6"><text:line-break/><text:line-break/>Lucy</text:span><text:span text:style-name="T4">，你太單純了，叛不叛亂不是你我決定，而是統治者說了算。對於一個正直的人來說，面對一個不義政權，不想叛亂都不行。</text:span><text:span text:style-name="T6"><text:line-break/><text:line-break/></text:span><text:span text:style-name="T4">你知道我當年的叛亂「罪證」細膩到何種程度嗎？堆積如山的檔案中，一個情治人員出示我在大二時的一張好像是解剖學考卷，上頭有一欄位需填寫作答日期，考卷事先已經印上「民國」二字。但我在考試時隨手把「民國」塗掉，改成西元。於是這就構成了我「反對中華民國」的叛國罪證。事實上，在那當下，我只是記不住民國紀年，比較習慣採用西元。</text:span><text:span text:style-name="T6"><text:line-break/><text:line-break/></text:span><text:span text:style-name="T4">另外，為了方便區隔與日後搜尋，我把苦苓系列重新改標題，苦苓</text:span><text:span text:style-name="T6">(2)</text:span><text:span text:style-name="T4">改為「我們都是中國人」，苦苓</text:span><text:span text:style-name="T6"><text:s/>(3) </text:span><text:span text:style-name="T4">改為「生為中國人，死為中國鬼」的呂秀蓮，苦苓</text:span><text:span text:style-name="T6"><text:s/>(4) </text:span><text:span text:style-name="T4">改為「永遠不忘祖國的呂秀蓮」，苦苓</text:span><text:span text:style-name="T6"><text:s/>(5) </text:span><text:span text:style-name="T4">改為「中國土包子李筱峰」。至於已經轉載在外的，愛改不改我就沒法管了。</text:span><text:span text:style-name="T6"><text:line-break/><text:line-break/></text:span><text:span text:style-name="T4">後續還有幾篇還沒寫，下一篇想寫「國父信徒林義雄」，最後再寫一篇被綠營拿來當做政治提款機的陳文成，想考考大家，知不知道他是哪一國人。</text:span></text:p>
      <text:p text:style-name="P5"><text:span text:style-name="T4">Lucy   |  2020.10.05 14:37   |   </text:span><text:a xlink:type="simple" xlink:href="http://palinfo.habago.org/Entry?Command=Information_PrintForum&amp;iPage=1#FORUM40007"><text:span text:style-name="T5">#</text:span></text:a></text:p>
      <text:p text:style-name="P7"><text:span text:style-name="T4">我是從蔡正元的臉書，經＂陳真醫師的小小粉師團＂臉書，然後到這裡來。</text:span><text:span text:style-name="T6"><text:line-break/><text:line-break/></text:span><text:span text:style-name="T4">「生為中國人，死為中國鬼」的呂秀蓮一文，讓我很有感。那感受，一如有人說：＂民進黨元老的前塵往事，若沒人說，我們也不會知道，他們曾經對＂中國人＂如此溫柔與認同。＂（他是指呂秀蓮）苦苓何許人也？我一點興趣也沒有，但一個曾經仇美恨日的民進黨而如何今日變成親美媚日，這讓我十分好奇。</text:span><text:span text:style-name="T6"><text:line-break/><text:line-break/></text:span><text:span text:style-name="T4">挑了您幾篇文章閱讀後，我決心要繼續再閱讀下去。除了想知道民進黨因地因時因人制宜的轉變，此外，好像我從來就沒有好好認識過韓國瑜，以及韓粉。十分吊詭，我好像也是陳醫師口中的＂腦殘人士＂，因為我對韓</text:span><text:span text:style-name="T6">2019</text:span><text:span text:style-name="T4">年操之過急的參選及其支持者的偏執也多有微言（雖然最終仍含怒投韓）。</text:span><text:span text:style-name="T6"><text:line-break/><text:line-break/></text:span><text:span text:style-name="T4">面對不義政權，＂質疑、揭發、指控＂，才是正直公民應盡的義務，不是叛亂。因為，我們處在民主制度之內；而且，德不孤，必有鄰。</text:span></text:p>
      <text:p text:style-name="P5"><text:span text:style-name="T3">陳真</text:span><text:span text:style-name="T4"><text:s/>  |  2020.10.05 09:54   |   </text:span><text:a xlink:type="simple" xlink:href="http://palinfo.habago.org/Entry?Command=Information_PrintForum&amp;iPage=1#FORUM40006"><text:span text:style-name="T5">#</text:span></text:a></text:p>
      <text:p text:style-name="P6"><text:span text:style-name="T4">這二十年來，在仇中反華的洗腦下，把大陸人說成骯髒有毒不衛生兼不識字到處隨地大小便，造謠抹黑大陸的各種產品全是劣質品，事實上呢，先看這個：</text:span><text:span text:style-name="T6"><text:line-break/><text:line-break/>https://bit.ly/2Sty5tU<text:line-break/><text:line-break/></text:span><text:span text:style-name="T4">這才是正港的台灣人，更是台南人的正常發揮。</text:span><text:span text:style-name="T6"><text:line-break/><text:line-break/></text:span><text:span text:style-name="T4">這方面我寫過很多，這樣一種垃圾亂丟的場面只是小兒科，根本不足以成為</text:span><text:span text:style-name="T6"><text:s/>"</text:span><text:span text:style-name="T4">新</text:span><text:span text:style-name="T6">" </text:span><text:span text:style-name="T4">聞。台南的</text:span><text:span text:style-name="T6"><text:s/>"</text:span><text:span text:style-name="T4">黃金海岸</text:span><text:span text:style-name="T6">" </text:span><text:span text:style-name="T4">有哪時候不是滿地垃圾？</text:span><text:span text:style-name="T6"><text:line-break/><text:line-break/></text:span><text:span text:style-name="T4">台南人是連破掉的馬桶、上面還沾滿大便，都能隨手丟棄在馬路邊，死貓死狗更是隨便丟，而且甚至能夠在馬路邊一擺就是幾年，四年清一次，選舉快到了才來清理，一次清出幾十大袋的垃圾；車禍現場的腦漿和鮮血就放著讓它自然風乾，撞壞的路燈，比義大利的比薩斜塔還要斜上三十度，照樣幾年無人修理。</text:span><text:span text:style-name="T6"><text:line-break/><text:line-break/></text:span><text:span text:style-name="T4">更不用說防疫了。台灣連防疫都能自我無限吹噓與神化，虛構成世界傳奇，然後另一方面卻把大陸講得一文不值，完全就是睜眼說瞎話，欺騙腦殘。而且，台灣不過才兩千三百萬人，五百多人罹患新冠病毒，大陸有</text:span><text:span text:style-name="T6">15</text:span><text:span text:style-name="T4">億人口，九萬人罹病，按比例來看，兩者有什麼天壤之別嗎？</text:span><text:span text:style-name="T6"><text:line-break/><text:line-break/></text:span><text:span text:style-name="T4">小地方當然好控制，如果要這樣吹噓，那麼，不瞞各位，全世界防疫做得最好的就是我家，一家三口無人罹患新冠肺炎，防疫效果百分百，而且我每天在醫院出生入死，能夠有此零罹病之防疫成績，更是經典傳奇。</text:span><text:span text:style-name="T6"><text:line-break/><text:line-break/></text:span><text:span text:style-name="T4">而且，台灣似乎有一種心態就是盡量不檢測，就當做沒有人罹患。</text:span><text:span text:style-name="T6"><text:line-break/><text:line-break/></text:span><text:span text:style-name="T4">再說，大陸原本是全世界罹患新冠肺炎最多的國家，現在卻掉到</text:span><text:span text:style-name="T6">40</text:span><text:span text:style-name="T4">幾名，再過兩天，日本就要比大陸還要更多的罹病者了：</text:span><text:span text:style-name="T6"><text:line-break/><text:line-break/>https://bit.ly/3cWsZzZ<text:line-break/><text:line-break/></text:span><text:span text:style-name="T4">事實上，大陸才是全世界防疫工作做得最好的，卻被抹黑成最差，完全就是睜眼說瞎話，把台灣人當白痴耍。連防疫這樣一種純屬公衛與醫療的科學工作，居然也能遇見政治就轉彎，拿來當成一種打擊異己、抹黑對岸的政治操作工具。這些人渣，人格扭曲，真是病得不輕。</text:span></text:p>
      <text:p text:style-name="P5"><text:span text:style-name="T3">陳真</text:span><text:span text:style-name="T4"><text:s/>  |  2020.10.05 00:58   |   </text:span><text:a xlink:type="simple" xlink:href="http://palinfo.habago.org/Entry?Command=Information_PrintForum&amp;iPage=1#FORUM40005"><text:span text:style-name="T5">#</text:span></text:a></text:p>
      <text:p text:style-name="P7"><text:span text:style-name="T4">中國土包子李筱峰</text:span><text:span text:style-name="T6"><text:line-break/><text:line-break/></text:span><text:span text:style-name="T4">陳真</text:span><text:span text:style-name="T6">2020. 10. 05.<text:line-break/><text:line-break/><text:line-break/></text:span><text:span text:style-name="T4">前些日子有事要辦，不得不去一趟台南市的所謂「消防博物館」及「文學館」，看到這些機構如何操弄歷史，實在有夠無恥；雖不意外，但依舊滿肚子火。</text:span><text:span text:style-name="T6"><text:line-break/><text:line-break/></text:span><text:span text:style-name="T4">台南，應該是全台灣洗腦洗得最為齷齪下流的一個地方，日本鬼子一概捧成台灣人的主人、恩人，捧成台灣人的啟蒙導師，讓台灣人脫離野蠻邪惡的中國人之統治；在日本人統治下的生活，則是如此幸福美滿高尚典雅，家家豐衣足食，個個錦衣華服，美侖美奐。</text:span><text:span text:style-name="T6"><text:line-break/><text:line-break/></text:span><text:span text:style-name="T4">但是很不幸，二次戰後，骯髒邪惡有病有毒的中國人又來了，台灣人於是又被屠殺、剝削與羞辱。對於日本人，則百般美化，連雞毛蒜皮事都能無限吹捧虛構，又是立碑建廟，又是蓋銅像，洗腦台灣下一代必須對日本鬼子感恩戴德。比方說你看，連一個消防隊也要吹捧成台灣必須永世感念的恩人：</text:span><text:span text:style-name="T6"><text:line-break/><text:line-break/>https://bit.ly/3lgRJG5  <text:line-break/><text:line-break/></text:span><text:span text:style-name="T4">你覺得，一個人如果打從一出生就接受這一套鋪天蓋地的洗腦謊言教育，腦子是不是會壞掉？在這島上，洗腦真是洗得無法無天，喪盡天良，毫無廉恥；除非絕頂聰慧，否則很難逃脫洗腦宿命。</text:span><text:span text:style-name="T6"><text:line-break/><text:line-break/></text:span><text:span text:style-name="T4">大陸同胞其實應該憐憫台灣人，而非歧視之，因為，今天假若你是出生在台灣而非大陸，肯定也是腦殘一枚，照樣傻乎乎地仇視自己的同胞與祖先，認賊作父，崇拜撒旦美、日。</text:span><text:span text:style-name="T6"><text:line-break/><text:line-break/></text:span><text:span text:style-name="T4">黨外時期，黨外人士基本上對美國與日本採取十分敵對的態度，特別是日本鬼子殖民台灣之血腥殘暴以及泯滅人性的侵華暴行，更是眾人憤恨難消的基本史實。但是，短短十幾二十年之間，當美國開始對中國採取更進一步的敵對政策之後，透過親日台奸黑金老賊李登輝及其綠營徒子徒孫們的炒作，整個基本史實竟然被全盤竄改；理當殺千刀的日本鬼子，搖身一變，變成台灣人必須崇拜跪舔感恩戴德的主人與恩人。</text:span><text:span text:style-name="T6"><text:line-break/><text:line-break/></text:span><text:span text:style-name="T4">四年多前的</text:span><text:span text:style-name="T6">2016</text:span><text:span text:style-name="T4">年</text:span><text:span text:style-name="T6">4</text:span><text:span text:style-name="T4">月</text:span><text:span text:style-name="T6">26</text:span><text:span text:style-name="T4">日，我在巴勒網留言板上寫了篇文字，是關於我的一位舊識，一位深綠學者李筱峰。他過去黨外時代根本一點都不獨也不怎麼綠，後來時代風向變了，居然馬上變成愛台急先鋒，真是讓人有點難以想像。</text:span><text:span text:style-name="T6"><text:line-break/><text:line-break/></text:span><text:span text:style-name="T4">我那篇留言有點長，摘錄如下，讓我們看看這些所謂反中人士，當年是如何以身為中國人及接受中國文化薰陶為榮。我是這麼寫的：</text:span><text:span text:style-name="T6"><text:line-break/><text:line-break/></text:span><text:span text:style-name="T4">李筱峰在他寫的書《一個大學生的覺醒》裏頭有一篇文章，節錄幾段給大家看。對此我只是想說，當今綠油油的勢力，往往喜歡把凡是跟中國或中華文化有關的東西全說成是有毒有害且低級落後。可是，如果中國的一切是如此可恨可笑低級落後且有毒，難道這些綠油油人士忘了自己當年比誰都毒嗎？如果他們自己也曾「中毒」過，何苦要對當下少數異己大扣賣台帽子？如果綠油油人士過去奉為精神典範的這些中國有毒之物，在過去是如此珍貴動人價值非凡，為何短短幾年之間就突然變成有毒、可笑且可鄙了呢？</text:span><text:span text:style-name="T6"><text:line-break/><text:line-break/></text:span><text:span text:style-name="T4">李筱峰的這文章很長，十幾頁，標題是《基督教有助於中國現代化嗎？》，副標題是《林治平之「基督教與中國」讀後》。林治平教授是《宇宙光雜誌》創辦人，主張中國需要基督教。李筱峰說，他乃是「以一個熱衷於中國現代化的非基督徒立場」來反駁林治平。</text:span><text:span text:style-name="T6"><text:line-break/><text:line-break/></text:span><text:span text:style-name="T4">李筱峰質疑說，基督教徒「也有一些敗類」，「既然傳教士們的行為都有著全知全能的上帝在上指引、指示，為何還要讓他們淪為敗類？」他說，基督教被人利用，「上帝竟然袖手旁觀，這真叫我這個中國土包子大惑不解」。他還說，「同樣手捧聖經，同樣口念阿門，同樣都說是奉上帝旨意，我們要憑什麼方法才能在眾聖徒之中分辨哪些是敗類，哪些是真貨？這個問題除了請教林先生，也想請林先生轉問您的上帝他是怎麼分辨的？」</text:span><text:span text:style-name="T6"><text:line-break/><text:line-break/></text:span><text:span text:style-name="T4">李筱峰更是憤恨不平地質疑林治平，說他「怎麼可以同情十九世紀中葉時，西方帝國主義的勢力，藉著與中國訂定不平等條約，硬是把基督教給強制帶入中國」。</text:span><text:span text:style-name="T6"> <text:line-break/><text:line-break/></text:span><text:span text:style-name="T4">林治平認為，中國光是只有孔子是不夠的，還必須有神才能彌補此一精神缺憾。李筱峰反駁說：</text:span><text:span text:style-name="T6"><text:line-break/><text:line-break/></text:span><text:span text:style-name="T4">「這簡直是叫孔子和耶穌兩位先生表演一場拔河比賽。這場比賽如果要我當裁判，我會選擇孔老夫子。因為孔老夫子所表現的人本主義精神，較之耶穌那套神說鬼話的神本主義要理性健康多了。可是林治平先生就不這麼認為，他壓根兒就蔑視人本精神，所以投了耶穌一票。」</text:span><text:span text:style-name="T6"><text:line-break/><text:line-break/></text:span><text:span text:style-name="T4">林治平說耶穌有神性，但孔子沒有。李筱峰反駁說：</text:span><text:span text:style-name="T6"><text:line-break/><text:line-break/></text:span><text:span text:style-name="T4">「我不由得感到好笑。照林先生的口氣，好像一個人宣稱自己是神就可以當神了。這麼說，太平天國的洪秀全宣稱自己是耶穌的弟弟</text:span><text:span text:style-name="T6"><text:s/>(</text:span><text:span text:style-name="T4">上帝的私生子？</text:span><text:span text:style-name="T6">)</text:span><text:span text:style-name="T4">，我們也都該相信他是神了嗎？天下哪有這麼便宜的事啊！</text:span><text:span text:style-name="T6">...</text:span><text:span text:style-name="T4">這只是顯示其認知能力的低落而已。我們如何肯定耶穌原本就是神，</text:span><text:span text:style-name="T6">...</text:span><text:span text:style-name="T4">除了聖經裏那一套神話鬼說可以圓謊之外，還有什麼充份證據？」</text:span><text:span text:style-name="T6"><text:line-break/><text:line-break/></text:span><text:span text:style-name="T4">李筱峰文章結語標題為《我的祈禱》，他如此「禱告」：</text:span><text:span text:style-name="T6"><text:line-break/><text:line-break/></text:span><text:span text:style-name="T4">「我不反對個人在徬徨無助、空虛恐懼時去尋求一些心靈的慰藉，只要不濫用權勢、成群結黨、貽害社會就好（陳真按：聽起來好像在罵當今的長老教會），但是，若提倡中國需要基督教，</text:span><text:span text:style-name="T6">......</text:span><text:span text:style-name="T4">這是我個人要嘶聲竭力大呼不可的。最後，願知識、明理、勇氣、仁愛、容忍常與國人同在，阿門！」</text:span><text:span text:style-name="T6"><text:line-break/><text:line-break/></text:span><text:span text:style-name="T4">李筱峰在該書裏頭還有一篇更精采的文章，標題是《民主政治揹了帝國主義的黑鍋》。</text:span><text:span text:style-name="T6"><text:line-break/><text:line-break/></text:span><text:span text:style-name="T4">當今綠油油的台灣，無孔不入地洗腦下一代，洗腦的基調就是親美舔日及妖魔化中國，一方面把中國及中華文化徹底妖魔化，甚至連中國人都能妖魔化得彷彿個個都是邪魔歪道臭不可聞，但卻大力美化日本殖民史及侵略史，並且甘為美國走狗，為其效忠，自我作賤到極點，卻以此為榮，毫無半點尊嚴可言。</text:span><text:span text:style-name="T6"><text:line-break/><text:line-break/></text:span><text:span text:style-name="T4">更不可思議的是，居然把這樣一種「親美舔日仇中」的想法給講成由來已久，講成是黨外人士長久以來拋頭顱灑熱血所追求的偉大目標。可是，黨外是這樣一種思維嗎？絕對不是，而且恰恰相反。不信的話，請看李筱峰這篇文章是怎麼寫的。他說：</text:span><text:span text:style-name="T6"><text:line-break/><text:line-break/></text:span><text:span text:style-name="T4">「這些年來，由於歐風美雨的吹打，以及經濟殖民的『日』曬（指日本），再加上買辦份子的從中催化，促使生長在中華民國台灣省的許多人，尤其是年輕的一代，茫然又昏沉地拜倒在外國商品之下；不是過著唯『美』主義的生活（指美國），便是擔任日本殖民文化的傭兵，從時裝國片的汽車洋房，到一般大學生的洋舞會，從蜜絲佛陀的大廣告，到年輕人胸前的</text:span><text:span text:style-name="T6"><text:s/>"USA" </text:span><text:span text:style-name="T4">字樣，</text:span><text:span text:style-name="T6">....</text:span><text:span text:style-name="T4">無一不在在顯示著這股商品文化的氾濫，也無一不在在顯示著我們民族靈魂的衰微。」</text:span><text:span text:style-name="T6"><text:line-break/><text:line-break/></text:span><text:span text:style-name="T4">李筱峰所痛心疾首的所謂「民族靈魂的衰微」，指的就是中國魂。他說：</text:span><text:span text:style-name="T6"><text:line-break/><text:line-break/></text:span><text:span text:style-name="T4">「對於這個問題的處理，我們的　國父孫中山先生（陳真按：「國父」之前以表尊敬的空格乃是原文，非我所加。以下同）便提出了相當睿智而高明的看法。</text:span><text:span text:style-name="T6">  </text:span><text:span text:style-name="T4">國父在肯定歐美民主政治之後，並沒有因此就當起資本主義的代言人。</text:span><text:span text:style-name="T6">  </text:span><text:span text:style-name="T4">國父畢生奮鬥，其目的在求中國之自由平等，而中國之自由平等，對外乃在於反抗帝國主義之壓迫，以求中國在國際地位上的獨立自主。今天，在面對著外國商品文化氾濫蔓延的時刻，已有許多人能夠肯定　國父民生主義的方向，並且大聲疾呼，這是很可喜的現象。」</text:span><text:span text:style-name="T6"><text:line-break/><text:line-break/></text:span><text:span text:style-name="T4">李筱峰這書其實是很有價值的，要不然我當年那麼窮，怎麼捨得花錢買？比方說，他裏頭有一篇文章就寫得很好，標題很長：「中國教育史上的一道光芒</text:span><text:span text:style-name="T6">--</text:span><text:span text:style-name="T4">檢拾中國公學的吉光片羽」。內容略過不表，他的結語是這樣說的：</text:span><text:span text:style-name="T6"><text:line-break/><text:line-break/></text:span><text:span text:style-name="T4">「中國公學已成為過往雲煙，但是它的精神彷彿在中國教育史上放射出一線耀眼的光芒。藉著這一線光芒，我們應該可以看清我們教育的前路了；藉著這一線光芒，我們可以建立起更多、更偉大的</text:span><text:span text:style-name="T6">——</text:span><text:span text:style-name="T4">中</text:span><text:span text:style-name="T6">—</text:span><text:span text:style-name="T4">國</text:span><text:span text:style-name="T6">—</text:span><text:span text:style-name="T4">公</text:span><text:span text:style-name="T6">—</text:span><text:span text:style-name="T4">學！」</text:span><text:span text:style-name="T6">(</text:span><text:span text:style-name="T4">陳真按：這些震撼人心的一連串破折號與驚嘆號全是原文，非我所加。</text:span><text:span text:style-name="T6">)<text:line-break/><text:line-break/></text:span><text:span text:style-name="T4">我也曾經好幾次介紹過胡適的中國公學，並曾引為個人畢生職志，只可惜就如李筱峰所感嘆，這樣一種個人理想，「早已成為過往雲煙」。如今，島上這些仇中反華的綠油油之士，非但並沒有打算「建立起更多、更偉大的</text:span><text:span text:style-name="T6">——</text:span><text:span text:style-name="T4">中</text:span><text:span text:style-name="T6">—</text:span><text:span text:style-name="T4">國</text:span><text:span text:style-name="T6">—</text:span><text:span text:style-name="T4">公</text:span><text:span text:style-name="T6">—</text:span><text:span text:style-name="T4">學」，反倒努力妖魔化中國與中華文化的一切，視之為毒素，視之為仇敵，不共戴天，甚至妖魔化自己的手足同胞，盡一切努力挑撥對於同胞骨肉的仇恨與鄙視！</text:span><text:span text:style-name="T6"><text:line-break/><text:line-break/></text:span><text:span text:style-name="T4">幹這樣一些傷天害理之事，為的是什麼呢？圖的又是什麼呢？是我忘了與時俱進？是我進步的腳步跟不上各位昔日「同志」？還是「同志們」遺忘初衷，迷失了方向？</text:span><text:span text:style-name="T6"> </text:span></text:p>
      <text:p text:style-name="P5"><text:span text:style-name="T3">陳真</text:span><text:span text:style-name="T4"><text:s/>  |  2020.10.04 02:17   |   </text:span><text:a xlink:type="simple" xlink:href="http://palinfo.habago.org/Entry?Command=Information_PrintForum&amp;iPage=1#FORUM40004"><text:span text:style-name="T5">#</text:span></text:a></text:p>
      <text:p text:style-name="P6"><text:span text:style-name="T4">永遠不忘祖國的呂秀蓮</text:span><text:span text:style-name="T6"><text:line-break/><text:line-break/></text:span><text:span text:style-name="T4">陳真</text:span><text:span text:style-name="T6">2020. 10. 04.<text:line-break/><text:line-break/><text:line-break/></text:span><text:span text:style-name="T4">接著再談談「生為中國人，死為中國鬼」的呂秀蓮在《尋找另一扇窗》一書的文章。裏頭有一篇叫做「挺起你的脊椎骨」。「你」是誰呢？你當然就是中國人。</text:span><text:span text:style-name="T6"><text:line-break/><text:line-break/></text:span><text:span text:style-name="T4">呂秀蓮說，當時台視正在開播一齣連續劇叫做「功夫」，她說她看了幾集，相當「受不了」。為什麼呢？因為裏面的中國人太溫和了，被「白洋人」百般糟蹋，直到最後忍不住了，才施展功夫打倒白洋鬼子。呂秀蓮說，咱們中國人為什麼不一開始就給那些欺負我們的白洋人一點顏色瞧瞧呢？幹嘛總是要強調「謙卑」、「忍讓」到最後一刻？</text:span><text:span text:style-name="T6"><text:line-break/><text:line-break/></text:span><text:span text:style-name="T4">呂秀蓮說，那樣一種「謙卑忍讓」其實是一種自卑。她說，「國人的民族自卑緣起於鴉片戰爭」。她認為，在個人層面上，白洋人並不比我們高明，我們實在沒必要以「身為中國人」而感到自卑。她很感慨，放眼台灣，經常「可發現國人對洋人的巴結與對本國同胞的冷落」，於是使得很多不三不四的洋人，來到台灣之後，「果真就莫名其妙地自抬身價了」，而同胞們卻依舊對之卑躬屈膝。</text:span><text:span text:style-name="T6"><text:line-break/><text:line-break/></text:span><text:span text:style-name="T4">呂秀蓮說，「人性有時相當地『賤』，你越是卑屈，對方就越得意，我們憑什麼助長他們洋人的驕氣呢？」</text:span><text:span text:style-name="T6"><text:line-break/><text:line-break/></text:span><text:span text:style-name="T4">最後，呂秀蓮鼓舞台灣同胞們，「挺起你的脊椎骨吧！做一個不卑不亢的現代中國人！」文末，她還引用一位讀者的來信說道：我們相信，「中國會再強大起來」！</text:span><text:span text:style-name="T6"><text:line-break/><text:line-break/></text:span><text:span text:style-name="T4">接下來另一篇文章叫做「維他命與強胃散」，接著談「功夫」這部電視連續劇。呂秀蓮說，有位高二學生讀者寫信給她說，中國人被洋鬼子欺負到受不了之後才展現真功夫打倒對方，並非出於自卑，而是出於「中國特有的『仁』」的精神。呂秀蓮十分讚賞這位高二同學的來信，誇讚他「小小年紀就能體會出這麼深奧的哲理」。</text:span><text:span text:style-name="T6"><text:line-break/><text:line-break/></text:span><text:span text:style-name="T4">呂秀蓮認為，「崇尚暴力與色情」的美國人，「的確需要這樣一種</text:span><text:span text:style-name="T6"><text:s/>(</text:span><text:span text:style-name="T4">關乎『仁』的精神之</text:span><text:span text:style-name="T6">)</text:span><text:span text:style-name="T4">人性啟迪」。但是，做為長年被洋人糟蹋屈辱的中國人，如果還一味地謙卑忍讓下去，我們仍將世世代代遭受屈辱，洋人照樣會繼續歧視我們。</text:span><text:span text:style-name="T6"><text:line-break/><text:line-break/></text:span><text:span text:style-name="T4">最後，呂秀蓮結論說：「</text:span><text:span text:style-name="T6"><text:s/></text:span><text:span text:style-name="T4">國父不是一再昭示我們必須先強大國族再來談世界主義嗎？」因此，她要大聲疾呼，「呼籲國人挺起脊椎骨」，做一個敢怒敢言、絕不遭受屈辱的中國人！</text:span><text:span text:style-name="T6"><text:line-break/><text:line-break/></text:span><text:span text:style-name="T4">講完連續劇「功夫」，呂秀蓮在該書</text:span><text:span text:style-name="T6">63-64</text:span><text:span text:style-name="T4">頁接著講李小龍演的《精武門》。她說，面對日本人的欺凌，李小龍「在銀幕上展現的，不是兒女私情的娘娘腔，也不光是叱吒呼嘯的功夫而已」，而是展現了「正義」以及「民族意識與尊嚴」。她說，「這不正是日趨萎靡中的你我所切切需要激勵的嗎？我們的國魂，彷彿在他</text:span><text:span text:style-name="T6"><text:s/>(</text:span><text:span text:style-name="T4">李小龍</text:span><text:span text:style-name="T6">) </text:span><text:span text:style-name="T4">的渾身解數中復甦了。」呂秀蓮說，這也說明了李小龍出殯時萬人空巷之盛況；他所展現的民族氣節，「比任何一個專演郎啊妹啊、財啊色啊的人更受人愛戴」。</text:span><text:span text:style-name="T6"><text:line-break/><text:line-break/></text:span><text:span text:style-name="T4">再翻個幾頁，比方說</text:span><text:span text:style-name="T6">74</text:span><text:span text:style-name="T4">頁，呂秀蓮說她來到金門，眺望「一水之隔」的祖國；「國破山河在</text:span><text:span text:style-name="T6">.....</text:span><text:span text:style-name="T4">感時花濺淚」的感觸，「在心田冉冉升起」。</text:span><text:span text:style-name="T6"><text:line-break/><text:line-break/></text:span><text:span text:style-name="T4">呂秀蓮不斷感嘆國人之崇洋媚外。她說</text:span><text:span text:style-name="T6"><text:s/>(105</text:span><text:span text:style-name="T4">頁</text:span><text:span text:style-name="T6">)</text:span><text:span text:style-name="T4">，她有一次去台北的「美國學校」參加一項聚會，看到「兩位長髮披肩」的「中國女孩橫躺在地上，神態自若地與旁側的美國男孩眉來眼去</text:span><text:span text:style-name="T6"><text:s/></text:span><text:span text:style-name="T4">。我真不知道，設使她們的雙親目睹斯情斯景，將作何感想？」</text:span><text:span text:style-name="T6"><text:line-break/><text:line-break/></text:span><text:span text:style-name="T4">呂秀蓮說，台灣到處都是這種「洋味十足的黃面孔」，反倒是那些在「歐美旅居多年」的人，「倒是洋不起來」，「這些小毛頭們卻洋得這麼厲害」。</text:span><text:span text:style-name="T6"><text:line-break/><text:line-break/></text:span><text:span text:style-name="T4">呂秀蓮也提到她在美國念書時，曾經有一次答應幫一位已離婚的洋人太太帶小孩，對方是個「五歲的小娃娃」。呂秀蓮說，她給這個小娃娃說了一個「中國民間故事」。小孩問她說：「什麼是中國？哪裏是中國？」呂秀蓮就「指著自己的黑頭髮和扁鼻子」說，這就是中國。</text:span><text:span text:style-name="T6"><text:line-break/><text:line-break/></text:span><text:span text:style-name="T4">後來，小娃娃的媽媽回來了，給了她五塊兩毛五分錢做為帶小孩的酬勞。呂秀蓮說，她把錢塞進自己的大衣口袋裏，但一方面偷偷數著錢，發現對方多給了她七分七毛，於是就隨手歸還了。洋人太太很感激。呂秀蓮說，這是一種「要命的中國人的驕傲」。</text:span><text:span text:style-name="T6"><text:line-break/><text:line-break/></text:span><text:span text:style-name="T4">其實我看不太懂呂秀蓮這一段是在寫什麼「中國人的驕傲」，反正就是一直講我們中國人、中國人、中國人，似乎生活中每一件事總是必須讓我們時時都不應忘記做為一個中國人的苦難與偉大。</text:span><text:span text:style-name="T6"><text:line-break/><text:line-break/></text:span><text:span text:style-name="T4">我隨手翻了這本書，至少就看到呂秀蓮至少先後兩次</text:span><text:span text:style-name="T6">(</text:span><text:span text:style-name="T4">第</text:span><text:span text:style-name="T6">10</text:span><text:span text:style-name="T4">頁與第</text:span><text:span text:style-name="T6">193</text:span><text:span text:style-name="T4">頁</text:span><text:span text:style-name="T6">)</text:span><text:span text:style-name="T4">引用了蕭邦的一段話：</text:span><text:span text:style-name="T6"><text:line-break/><text:line-break/></text:span><text:span text:style-name="T4">「唯願我就要回來</text:span><text:span text:style-name="T6"><text:line-break/></text:span><text:span text:style-name="T4">但當我被迫流浪</text:span><text:span text:style-name="T6"><text:line-break/></text:span><text:span text:style-name="T4">在心中</text:span><text:span text:style-name="T6"><text:line-break/></text:span><text:span text:style-name="T4">在音樂裏</text:span><text:span text:style-name="T6"><text:line-break/></text:span><text:span text:style-name="T4">將深深地刻上</text:span><text:span text:style-name="T6">--<text:line-break/></text:span><text:span text:style-name="T4">祖國的痕跡</text:span><text:span text:style-name="T6"><text:line-break/></text:span><text:span text:style-name="T4">永遠地</text:span><text:span text:style-name="T6"><text:line-break/></text:span><text:span text:style-name="T4">永遠地都不會忘記」</text:span><text:span text:style-name="T6"><text:line-break/><text:line-break/></text:span><text:span text:style-name="T4">呂秀蓮很喜歡蕭邦這段話。至於「祖國」是哪一國呢？當然就是中國，而這也是「生為中國人，死為中國鬼」的呂秀蓮「永永遠遠都不會忘記」的祖國情懷。</text:span><text:span text:style-name="T6"><text:line-break/><text:line-break/></text:span><text:span text:style-name="T4">如前文所說，呂秀蓮是綠營之中極少數的正直清廉之士，我並不是要嘲笑呂秀蓮之今昔有別，而只是想說明一個基本事實就是：黨外時期，我們都是中國人，沒有一個例外。至於仇中反華之政治操弄與洗腦，則是自稱日本人的黑金貪污老賊李登輝</text:span><text:span text:style-name="T6">(1996</text:span><text:span text:style-name="T4">年</text:span><text:span text:style-name="T6">)</text:span><text:span text:style-name="T4">和阿扁上台</text:span><text:span text:style-name="T6">(2000</text:span><text:span text:style-name="T4">年</text:span><text:span text:style-name="T6">)</text:span><text:span text:style-name="T4">之後才開始進行。</text:span><text:span text:style-name="T6"><text:line-break/><text:line-break/></text:span><text:span text:style-name="T4">最近十年，在美國的指令下，更是透過控制所有媒體、學界與中小學教育，透過歪曲基本史實以及充滿可恥謊言的洗腦教材，玷污下一代，使之認賊作父，使之崇拜真正屠殺、剝削與利用台灣人之東、西洋鬼子，以一種完全瘋狂鋪天蓋地的造謠抹黑方式妖魔化中國，醜化中國人，讓台灣人仇視自己的祖先與同胞，視之為不共戴天的仇敵甚至是全人類公敵，衊視自己的血統，進一步鼓動兩岸進行血腥殘殺。</text:span></text:p>
      <text:p text:style-name="P5"><text:span text:style-name="T3">孫韋懷</text:span><text:span text:style-name="T4"><text:s/>  |  2020.10.03 11:00   |   </text:span><text:a xlink:type="simple" xlink:href="http://palinfo.habago.org/Entry?Command=Information_PrintForum&amp;iPage=1#FORUM40003"><text:span text:style-name="T5">#</text:span></text:a></text:p>
      <text:p text:style-name="P7"><text:span text:style-name="T4">宗教和玄學對於我分為兩部分：一類是學術類，任何人只要學習都可以了解；另一類以人力而言不可知不可解。相對來說我不在乎前者，因為後者對我來說才表現了宗教中的美。</text:span><text:span text:style-name="T6"><text:line-break/><text:line-break/></text:span><text:span text:style-name="T4">有的說：</text:span><text:span text:style-name="T6">“</text:span><text:span text:style-name="T4">而今中國有聖人。</text:span><text:span text:style-name="T6">”</text:span><text:span text:style-name="T4">我信了；有的說世上有六道輪迴，我信了；有的說：</text:span><text:span text:style-name="T6">“</text:span><text:span text:style-name="T4">父與我原為一。</text:span><text:span text:style-name="T6">”</text:span><text:span text:style-name="T4">我信了；有的說：</text:span><text:span text:style-name="T6">“I am that I am.”</text:span><text:span text:style-name="T4">我信了。這些信是不假思索的盲從，因信認這些事物為基礎來看它們。其實看書畫電影又何嘗不是？有信就有美，這美不可方物。</text:span><text:span text:style-name="T6"><text:line-break/></text:span></text:p>
      <text:p text:style-name="P5"><text:span text:style-name="T3">陳真</text:span><text:span text:style-name="T4"><text:s/>  |  2020.10.02 03:55   |   </text:span><text:a xlink:type="simple" xlink:href="http://palinfo.habago.org/Entry?Command=Information_PrintForum&amp;iPage=1#FORUM40002"><text:span text:style-name="T5">#</text:span></text:a></text:p>
      <text:p text:style-name="P6"><text:span text:style-name="T4">「生為中國人，死為中國鬼」的呂秀蓮</text:span><text:span text:style-name="T6"><text:line-break/><text:line-break/></text:span><text:span text:style-name="T4">陳真</text:span><text:span text:style-name="T6">2020. 10. 02.<text:line-break/><text:line-break/><text:line-break/></text:span><text:span text:style-name="T4">三年多前，也就是</text:span><text:span text:style-name="T6">2017</text:span><text:span text:style-name="T4">年</text:span><text:span text:style-name="T6">1</text:span><text:span text:style-name="T4">月</text:span><text:span text:style-name="T6">23</text:span><text:span text:style-name="T4">日和</text:span><text:span text:style-name="T6">1</text:span><text:span text:style-name="T4">月</text:span><text:span text:style-name="T6">24</text:span><text:span text:style-name="T4">日，我在巴勒網留言板上出了一道「有獎徵答」。舊文新登，再貼一次，不知各位看完有何感想？</text:span><text:span text:style-name="T6"><text:line-break/><text:line-break/></text:span><text:span text:style-name="T4">我如此寫道：</text:span><text:span text:style-name="T6"><text:line-break/><text:line-break/></text:span><text:span text:style-name="T4">最近忙搬家，整理東西之際，找到某人寫的某一本書，裏頭有篇文章，題目叫《比生存更重要的》，內容一兩千字，義正辭嚴，所言甚是，我就摘錄給各位欣賞。如果有人能猜出作者，有獎品哦，獎品是電影《戀戀風塵》正版原聲帶一塊。</text:span><text:span text:style-name="T6"><text:line-break/><text:line-break/></text:span><text:span text:style-name="T4">該文章說道：</text:span><text:span text:style-name="T6"><text:line-break/><text:line-break/></text:span><text:span text:style-name="T4">台中有家電子科技公司，「為了孝敬其日籍老闆，規定廣播時全體員工必須在場立正聽訓」。可是有一天，來了某私立職業學校的一群實習生，因為聽不懂日語，於是立正兩分鐘後便紛紛自行坐下聆聽。此事觸怒了該廠日籍經理，除了痛斥學生外，並揚言要將那位據理力爭的學生開除，結果五十餘名實習生決定同進退，全體自動請辭。</text:span><text:span text:style-name="T6"><text:line-break/><text:line-break/></text:span><text:span text:style-name="T4">作者說：</text:span><text:span text:style-name="T6"><text:line-break/><text:line-break/></text:span><text:span text:style-name="T4">「這是一則雖然義憤填膺卻也大快人心的消息。日本財閥沾其軍閥之光，戰前享有大東亞帝國的甜頭，戰後猶難忘舊夢綿綿，沉迷於殖民時代的威福，時時刻刻垂涎魚肉台灣人民的樂趣，只要有機可乘，便故態復萌，真是『巴格阿魯』！」</text:span><text:span text:style-name="T6"><text:line-break/><text:line-break/></text:span><text:span text:style-name="T4">「可憐台灣同胞，經過日本半個世紀的蹂躪欺壓，少數人竟然軟了半截骨頭，遇到日本人便低聲下氣，什麼都不敢做主。」</text:span><text:span text:style-name="T6"><text:line-break/><text:line-break/></text:span><text:span text:style-name="T4">作者又說：</text:span><text:span text:style-name="T6"><text:line-break/><text:line-break/></text:span><text:span text:style-name="T4">「這種認命的性格，被日本人所牢牢把握住，於是生殺予奪，愛惡隨心，日人奴化政策的餘音，居然迄今猶繞樑在耳。卻又何等可喜，台灣年輕一代已經把脊椎挺起來，而且挺得很筆直了！」</text:span><text:span text:style-name="T6"><text:line-break/><text:line-break/></text:span><text:span text:style-name="T4">不過，作者譴責該科技公司的員工為何從來不敢反抗，卻是由一些職校實習生帶頭抗議。作者說，「一般員工固然無知無識的居多，卻也不乏高級職位者，何以如此不明大義，為虎作倀？」</text:span><text:span text:style-name="T6"><text:line-break/><text:line-break/></text:span><text:span text:style-name="T4">最後，作者鼓勵大家「不要畏懼」，也「不要只在乎飯碗」，因為世上「還有比生存更重要的事」。作者說，「假設人人都有寧為玉碎不為瓦全的覺悟，老闆們又其奈我何？甘地的不合作主義是真可以派上用場的，到頭來投降的將是那自以為是、其實什麼都不是的日籍大財閥。」</text:span><text:span text:style-name="T6"><text:line-break/><text:line-break/></text:span><text:span text:style-name="T4">作者結論說：</text:span><text:span text:style-name="T6"><text:line-break/><text:line-break/></text:span><text:span text:style-name="T4">「不合作是需要高度勇氣的，至少要有置諸死地而後生的體認，以及餓死事小失節事大的情操。」不過，作者又說，餓死沒什麼，「畢竟人生自古誰無死，而天地間還有比生命更真、更善、更美的尊嚴與榮耀啊」。</text:span><text:span text:style-name="T6"> <text:line-break/><text:line-break/></text:span><text:span text:style-name="T4">文章內容大致如此，請問作者是誰？請作答。這題很重要哦。估計若能答對者，歷史思想程度至少到達幼稚園大班以上。在這鬼島上，幼稚園大班以上的史學程度已經算很厲害了哦，一般人的腦袋都還停留在阿米巴原蟲的階段。</text:span><text:span text:style-name="T6"><text:line-break/><text:line-break/></text:span><text:span text:style-name="T4">再給各位一點線索，這書可是當年的暢銷書哦，不斷再版。作者十分滿意自己的思想與才華，在自序裏自稱此書乃是在進行「形而上的觀念批判與理論鋪敘」，因此，作者說，「預購的函件如雪片般飛來」。其中有位讀者寫信給作者，稱讚此書「充滿了中國的儒家思想」，作者聽了非常開心，在自序中表示對此一稱讚「欣然接受」。</text:span><text:span text:style-name="T6"><text:line-break/><text:line-break/></text:span><text:span text:style-name="T4">作者說，她之所以敢於如此不謙虛，「並非出於個人的狂妄自大，而是因為我體認到我生為中國人，死為中國鬼的事實，於是我必須更加努力於使自己做一個中國人</text:span><text:span text:style-name="T6">--</text:span><text:span text:style-name="T4">一個更現代、更邏輯、更活化的中國人。或許這正是此書之所以能引起高度共鳴的原因所在吧。斯時斯地，你我所要追尋的，不就正是一條現代的、邏輯的也活化的中國之路嗎？」。</text:span><text:span text:style-name="T6"><text:line-break/><text:line-break/></text:span><text:span text:style-name="T4">請問這位「生為中國人，死為中國鬼」、自豪於自己渾身上下「充滿了中國儒家思想」的作者是誰？請作答。</text:span><text:span text:style-name="T6"><text:line-break/><text:line-break/></text:span><text:span text:style-name="T4">答案是：「黨外才女」呂秀蓮。書名叫做《尋找另一扇窗》</text:span><text:span text:style-name="T6"><text:line-break/><text:line-break/>2017</text:span><text:span text:style-name="T4">年</text:span><text:span text:style-name="T6">1</text:span><text:span text:style-name="T4">月</text:span><text:span text:style-name="T6">24</text:span><text:span text:style-name="T4">日公佈答案後，我接著繼續寫道：</text:span><text:span text:style-name="T6"><text:line-break/><text:line-break/></text:span><text:span text:style-name="T4">我只是因為搬家整理東西，剛好看到這書就隨手翻一下，並不是刻意要去找出什麼黑資料，而我要強調的也就是這一點。這樣一些言論絕非特例，而是當年黨外的普遍態度。也就是說：</text:span><text:span text:style-name="T6"><text:line-break/><text:line-break/>1. </text:span><text:span text:style-name="T4">什麼「支那賤畜」等等這些仇中反華的流行潮流或什麼「天然獨」等等，是阿扁</text:span><text:span text:style-name="T6">2000</text:span><text:span text:style-name="T4">年上台後才開始大力炒作。</text:span><text:span text:style-name="T6">2008</text:span><text:span text:style-name="T4">年，雖然換馬英九上台，但綠營的炒作仇中反華以及朝著舔美舔日的方向洗腦下一代，卻更是變本加厲。在這之前，黨外一點都不反中。不但不反，而且態度上普遍對於大陸採取親善友好態度，並以中國人自居。</text:span><text:span text:style-name="T6"><text:line-break/><text:line-break/></text:span><text:span text:style-name="T4">因此，時下流行的這樣一些說法，把台灣這些年來甚囂塵上的仇中反華潮流說成是一種彷彿天經地義、彷彿只要是人盡皆仇中反華、彷彿自古以來台灣人就唾棄中國等等等，全屬一派謊言，完全背離基本事實。就連林義雄當年的省議員競選文宣都是打著「做一個堂堂正正的中國人」為口號。</text:span><text:span text:style-name="T6"><text:line-break/><text:line-break/>2. </text:span><text:span text:style-name="T4">黨外不但一點都不敵視自己「生為中國人」的基本事實，就連對於中國共產黨也都傾向美化或淡化，以便對抗國民黨的反共宣傳。</text:span><text:span text:style-name="T6"><text:line-break/><text:line-break/></text:span><text:span text:style-name="T4">比方說，我最近搬家整理東西時還找到一本《美麗島雜誌》第二期。印象中，它只發行了四期之後，美麗島事件就爆發了。這一期裏頭有一篇所謂「台獨理論大師」林濁水的文章，叫做《綠卡攻防戰》，小標題是《推波助瀾的恐共教育》。</text:span><text:span text:style-name="T6"><text:line-break/><text:line-break/></text:span><text:span text:style-name="T4">林濁水痛批國民黨推行恐共教育，讓台灣人「接受了共產黨乃是罪惡的影像以後，產生了拒共心理」</text:span><text:span text:style-name="T6"><text:s/></text:span><text:span text:style-name="T4">，同時也產生另一種效果就是「以為中共很可怕」、「無孔不入」。林濁水痛批國民黨，一方面醜化中共，一方面卻又把中共說得很厲害，讓台灣人民一方面相信大陸人民「生活很悲慘」，卻又同時「喪失了抗共的勇氣和信心」，於是大家紛紛想拿綠卡，一走了之。</text:span><text:span text:style-name="T6"><text:line-break/><text:line-break/>3. </text:span><text:span text:style-name="T4">國民黨過去長年打一張牌叫做「安定牌」，非常有效，選舉時所向無敵。為了打擊這張「安定牌」，黨外於是就努力告訴大家說中共有多麼友善、無害與理性，甚至「很可愛」</text:span><text:span text:style-name="T6">(</text:span><text:span text:style-name="T4">謝長廷語</text:span><text:span text:style-name="T6">)</text:span><text:span text:style-name="T4">，並因此大力鼓吹反軍購，因為黨外人士說，中共根本不會打過來，花幾千億買一堆武器幹嘛？</text:span><text:span text:style-name="T6"><text:line-break/><text:line-break/></text:span><text:span text:style-name="T4">黨外搞選舉時，經常可聽到類似言論，總是如此告訴群眾說：只要讓更多黨外人士選上民意代表來監督國民黨政府，我們就可以跟中共保持兩岸友好關係，幾千億的軍購將全部統統可以省下來；並且經常做算數題給大家看，告訴大家說，把這幾千億幾萬億拿來分一分，每個人可以分到多少錢，台灣人民的生活品質與社會福利也將大幅改善云云。</text:span><text:span text:style-name="T6"><text:line-break/><text:line-break/></text:span><text:span text:style-name="T4">台獨聯盟還曾經爭取到美國國會作證，指控國民黨之藉著軍購貪污及政治操弄，要求美國停止對台軍售。</text:span><text:span text:style-name="T6"><text:line-break/><text:line-break/>4. </text:span><text:span text:style-name="T4">黨外不但不仇中反華，而且對於當時依然倒行逆施的中共政權力圖淡化甚至美化；不光這樣，黨外還傾向批美反日。為什麼呢？因為美國是當年萬惡國民黨的背後靠山，所以，打擊了美國，訴說了美國的陰謀，也就等於傷害了國民黨統治台灣的正當性，選票就會滾滾而來。</text:span><text:span text:style-name="T6"><text:line-break/><text:line-break/></text:span><text:span text:style-name="T4">就連當年反核也都知道要打擊要害，要害就是核電政策的背後就是美國在下指導棋，牽涉美國公司龐大利益。</text:span><text:span text:style-name="T6"><text:line-break/><text:line-break/></text:span><text:span text:style-name="T4">黨外不但批美，而且十分反日。舉一例，</text:span><text:span text:style-name="T6">1989</text:span><text:span text:style-name="T4">年，侯孝賢的《悲情城市》在威尼斯獲得金獅獎，因為該電影觸及</text:span><text:span text:style-name="T6">228</text:span><text:span text:style-name="T4">事件，並且宣稱這些反抗者是「義士」，而不是國民黨教育下的所謂「暴徒」，因此引起當時社會上很大的衝擊。</text:span><text:span text:style-name="T6"><text:line-break/><text:line-break/></text:span><text:span text:style-name="T4">但是，你知道嗎？黨外一些人，特別是所謂最有理想性</text:span><text:span text:style-name="T6"><text:s/>(</text:span><text:span text:style-name="T4">聽他在放屁</text:span><text:span text:style-name="T6">)</text:span><text:span text:style-name="T4">的「新潮流」更是反日，馬上跳出來批評這部電影「美化日本人」，原因是電影中女主角不是在戰後和一個日本女性友人道別嗎？電影中，那個日本女子一句話也沒說，穿著端裝，沉默不語；連這樣也不行，黨外說，這就是「美化日本人」。我記得，當年還不是綠油油的吳念真，馬上反罵民進黨說，「你們那麼多意見，幹嘛不自己去拍部電影？」</text:span><text:span text:style-name="T6"><text:line-break/><text:line-break/>5. </text:span><text:span text:style-name="T4">我更要強調的是：為何以前如此反日仇日，甚至要求大家連命都可以不要，連飯碗也該打破，就是應該要反日，現在卻努力給大家洗腦，努力竄改殖民歷史，努力舔日本人的</text:span><text:span text:style-name="T6">LP</text:span><text:span text:style-name="T4">，舔得完全沒有半點廉恥心。何以致之？這裏頭當然絕對沒有半點所謂「天然」的成份，全是根據政治利益所進行的政治操弄與洗腦。</text:span><text:span text:style-name="T6"><text:line-break/><text:line-break/>6.</text:span><text:span text:style-name="T4">更重要的一點，也就是我要說的最重要的一點結論是：這樣一些仇中反華及舔美舔日的政治操弄與洗腦，絕非個人之所為，也絕非民進黨一黨之所為，而是美國一手包辦，日本協助辦理。也就是說，我們都只是人家的一個鬥爭用的棋子，差別只是在於民進黨極其有意地樂於擔任這樣一種漢奸角色，從中獲取私人暴利與權力，而我們只是餵食這群豺狼虎豹的祭品。</text:span><text:span text:style-name="T6"><text:line-break/><text:line-break/></text:span><text:span text:style-name="T4">美國在仇中反華的洗腦工作，依我判斷，大約在</text:span><text:span text:style-name="T6">2008</text:span><text:span text:style-name="T4">年馬英九上台後便開始加大力道，跡近瘋狂。重點當然不是馬英九上不上台，重點是中國大陸在這個時間點已經實質崛起，對美國產生極大壓力。</text:span><text:span text:style-name="T6"><text:line-break/><text:line-break/></text:span><text:span text:style-name="T4">我知道裝模作樣自以為很有理性的人，一定會裝模作樣地跟我要證據。我很懶得理會這類無腦人士。因為，只要稍微對政治有點了解，難道連這麼明明白白的事實也看不出來？</text:span><text:span text:style-name="T6"><text:line-break/><text:line-break/></text:span><text:span text:style-name="T4">事實上，我有更直接的證據，但我的第一手證人「們」不可能會願意出面作證，所以我也沒法多說什麼。我只能說，美國才是這一切操弄仇中反華舔美舔日洗腦的操盤者，操弄方式之一就是透過對於台灣主流媒體與學界的直接操控，包括人事任用，完全是美方一手主導。這只是一個基本事實。</text:span><text:span text:style-name="T6"><text:line-break/><text:line-break/>7. </text:span><text:span text:style-name="T4">在這個意義上，民進黨只是一種幫凶與打手的漢奸走狗角色，他本身並沒有自主意志，阿扁說得完全正確，台灣是由「美國在台軍政府」所管轄，而所謂台灣總統就如阿扁所說，只是美國軍政府的一個執行者，隨便一個</text:span><text:span text:style-name="T6"><text:s/>AIT (</text:span><text:span text:style-name="T4">美國在台協會</text:span><text:span text:style-name="T6">)</text:span><text:span text:style-name="T4">的小職員，都比所謂台灣總統更有發號施令的權力。</text:span><text:span text:style-name="T6"><text:line-break/><text:line-break/></text:span><text:span text:style-name="T4">阿扁因為貪汙入獄，他向美國法院提出抗告，要求美國政府為他平反，理由是他只是美國利益的一個執行者，他擔任所謂總統時並沒有違背美國的命令。阿扁宣稱，美國才真正具有統治台灣的實權，因此要求美國法院撤銷台灣法院對他的判決。阿扁說，台灣的法院並不合法，根本無權對他做出判決，而美國政府及其所屬的法律體系，才是台灣真正的統治者。</text:span><text:span text:style-name="T6"><text:line-break/><text:line-break/></text:span><text:span text:style-name="T4">難道你以為阿扁瘋了嗎？我跟你說，他頭腦清醒得沒有幾個人比得上。</text:span><text:span text:style-name="T6"><text:line-break/><text:line-break/>8. </text:span><text:span text:style-name="T4">最後，也許不是很重要，但還是應該聲明一下。我個人並不認識呂秀蓮，但我們有著許多共同的朋友。據我所知，呂秀蓮並不壞，她是個正直的人。就在呂秀蓮宣示「生為中國人，死為中國鬼」的所謂親中賣台言論之後幾年，她就進了國民黨的黑牢，而且差點槍斃。</text:span><text:span text:style-name="T6"><text:line-break/><text:line-break/></text:span><text:span text:style-name="T4">黨外運動其實是很溫和的，溫和得像小綿羊，但國民黨卻逼人造反，硬是要製造烈士。但是，相對於美國與日本這個層級的操弄，這類島內事務其實都只是一些細節，大方向則是完全操控在美國手上，它才是我們真正的敵人，民進黨只是他養的一條狗，非常喜歡吃；不管什麼傷天害理危害台灣社會的事，只要有利可圖，他都願意為美國主子效勞。</text:span></text:p>
      <text:p text:style-name="P5"><text:span text:style-name="T4">Akan   |  2020.10.02 02:55   |   </text:span><text:a xlink:type="simple" xlink:href="http://palinfo.habago.org/Entry?Command=Information_PrintForum&amp;iPage=1#FORUM40001"><text:span text:style-name="T5">#</text:span></text:a></text:p>
      <text:p text:style-name="P7"><text:span text:style-name="T4">我是無所謂信或不信法蒂瑪奇蹟，因為任何宗教在信仰之下都會發生所謂的神蹟，就是不可思議的、超越人的所知和理解。</text:span><text:span text:style-name="T6">2018</text:span><text:span text:style-name="T4">年電影狄仁傑之四大天王裡很有意思的結尾，是，人眼睛看見的是不是一定是真的？或應該說，眼睛接觸到外境所產生出來的那個對所見的分別和定義</text:span><text:span text:style-name="T6">--</text:span><text:span text:style-name="T4">例如太陽在地面蛇行又回到天上這件事，是真是假？又，我們能見的和所見的，有沒有被外力操控的成份和可能？</text:span><text:span text:style-name="T6"><text:line-break/><text:line-break/></text:span><text:span text:style-name="T4">佛教講眼耳鼻舌身意</text:span><text:span text:style-name="T6">(</text:span><text:span text:style-name="T4">六根</text:span><text:span text:style-name="T6">)</text:span><text:span text:style-name="T4">、色聲香味觸法</text:span><text:span text:style-name="T6">(</text:span><text:span text:style-name="T4">六塵，外境</text:span><text:span text:style-name="T6">)</text:span><text:span text:style-name="T4">。六根的前五根是實體的，眼耳鼻舌身，眼睛看見了就是看見了；但是識</text:span><text:span text:style-name="T6">--</text:span><text:span text:style-name="T4">五根接觸外境產生的意識分別，怎麼來的？狄仁傑那電影裡，眾人被眼前所見的妖魔鬼怪嚇得魂不附體，可是阮經天飾演的一個出家法師則叫眾人持咒破除那迷惑</text:span><text:span text:style-name="T6">/</text:span><text:span text:style-name="T4">影響</text:span><text:span text:style-name="T6">/</text:span><text:span text:style-name="T4">干擾眾人意識的外力，破除後，眾人再看那些妖魔鬼怪就成了普通人了。</text:span><text:span text:style-name="T6"><text:line-break/><text:line-break/></text:span><text:span text:style-name="T4">如果沒有外力介入干擾，為什麼法蒂瑪奇蹟裡只有小男生聽不見也不能交談？這可以說是一種被設定，像現在台灣很多自稱通靈的，其實都是被通的。而如果外力能夠干擾小男孩，自然也夠力干擾</text:span><text:span text:style-name="T6">7</text:span><text:span text:style-name="T4">萬人的意識</text:span><text:span text:style-name="T6">---</text:span><text:span text:style-name="T4">產生幻覺；或太陽蛇行也可能是一種外力的操作而產生的變化</text:span><text:span text:style-name="T6">---</text:span><text:span text:style-name="T4">這個我認為可能性很低，因為要使一個實體產生變化幾乎不可能。但說起來也很像魔術，明知道是假的，但找不出破綻。美國有一個很邪乎的魔術師</text:span><text:span text:style-name="T6"><text:s/>Chris Angel</text:span><text:span text:style-name="T4">，當眾在公園邀</text:span><text:span text:style-name="T6">2</text:span><text:span text:style-name="T4">個路人做互換下半身再變回去的表演。神蹟？神通？還只是人找不到破綻？其實也可能我們的心識一直被表演牽絆著，導致我們根本看不出破綻，或，我們根本沒有能力找出破綻。而我們為什麼會認定有破綻或認定魔術是假的？因為他說這是魔術，他沒說他是神，或關帝爺媽祖王爺三太子，或耶穌上帝聖母佛菩薩</text:span><text:span text:style-name="T6">.... </text:span><text:span text:style-name="T4">如果他真說了，變成我們清醒了，認為他瘋了。</text:span><text:span text:style-name="T6"><text:line-break/><text:line-break/></text:span><text:span text:style-name="T4">不管西方的基督</text:span><text:span text:style-name="T6">/</text:span><text:span text:style-name="T4">天主教，或是東方的道教</text:span><text:span text:style-name="T6">/</text:span><text:span text:style-name="T4">自稱一派教，都有個通病</text:span><text:span text:style-name="T6">--</text:span><text:span text:style-name="T4">神蹟裡的神，都是自稱的，接著人根據祂的自稱付予祂在人間的地位和價值，從此彼此取暖依靠來活下去</text:span><text:span text:style-name="T6">...........<text:line-break/><text:line-break/></text:span><text:span text:style-name="T4">再說回來政治。我甚至認為西方的政治根源或宗旨，就是循著聖經而來的；現代承接古代，始終把自己當世界的</text:span><text:span text:style-name="T6">“</text:span><text:span text:style-name="T4">主</text:span><text:span text:style-name="T6">”</text:span><text:span text:style-name="T4">能也是操控其它人類民族的。為什麼西方或說基督教，可以只因為某個人</text:span><text:span text:style-name="T6">(</text:span><text:span text:style-name="T4">先知</text:span><text:span text:style-name="T6">)</text:span><text:span text:style-name="T4">在山上聽到一個異聲自稱祂是上帝，而祂就變成了全宇宙和地球上的最大？而中國自古代就以玉皇大帝為天，這個天，我們從來也沒說祂是全宇宙的天，頂多就是中國天上的天</text:span><text:span text:style-name="T6">.........</text:span></text:p>
      <text:p text:style-name="P5"><text:span text:style-name="T3">鄭豐遠</text:span><text:span text:style-name="T4"><text:s/>  |  2020.10.01 10:27   |   </text:span><text:a xlink:type="simple" xlink:href="http://palinfo.habago.org/Entry?Command=Information_PrintForum&amp;iPage=1#FORUM40000"><text:span text:style-name="T5">#</text:span></text:a></text:p>
      <text:p text:style-name="P6"><text:span text:style-name="T4">法蒂瑪奇蹟我是完全相信的。我有過許多宗教體驗，因此從不懷疑這類事物的可能性。至於我自己經歷過的事，言語可能無法描述，畢竟那不是一種可以概念化的東西，你得自己親身體驗過，才能明白。</text:span><text:span text:style-name="T6"><text:line-break/><text:line-break/></text:span><text:span text:style-name="T4">我這樣說，好像有點神棍的味道，但我可以對天發誓我並不是在騙人。而我說的宗教體驗也並不是去給人算命很準那類</text:span><text:span text:style-name="T6">”</text:span><text:span text:style-name="T4">技術</text:span><text:span text:style-name="T6">”</text:span><text:span text:style-name="T4">層面的事，而純粹是只能用神蹟來解釋的一些私密事件。</text:span><text:span text:style-name="T6"><text:line-break/><text:line-break/></text:span><text:span text:style-name="T4">我能理解七萬人在神蹟面前嚇得倉惶逃竄，因為神蹟並不總是那麼充滿溫柔和祝福，而通常意味著罪與罰。畢竟一個人活著，有著一份生活，就已經是莫大的恩賜，難道還值得索求更多</text:span><text:span text:style-name="T6">? </text:span><text:span text:style-name="T4">我們反而是不斷犯錯，傷害他人和自己的靈魂。</text:span><text:span text:style-name="T6"><text:line-break/><text:line-break/></text:span><text:span text:style-name="T4">日前家中長輩辭世，差不多同一天，</text:span><text:span text:style-name="T6">Andre Vltchek </text:span><text:span text:style-name="T4">死亡。這兩件事給了我不小的打擊。</text:span><text:span text:style-name="T6">Andre Vltchek </text:span><text:span text:style-name="T4">的死，對我來說就像一位聖人的殞落那樣，讓我一下子陷入了一種憂鬱。</text:span><text:span text:style-name="T6">Andre Vltchek </text:span><text:span text:style-name="T4">的死與阿桑吉的受難，讓我不禁陷入一種深深的不解與糾結，人們究竟是怎麼回事，為何如此反智，如此低能，帶著如此自毀式的愚昧</text:span><text:span text:style-name="T6">; </text:span><text:span text:style-name="T4">不但看不到那些真正對人類有益的、高尚的人事物，反而熱情地擁抱那些有害的、邪惡的東西，而且一面倒，絕少例外。</text:span><text:span text:style-name="T6"><text:line-break/><text:line-break/></text:span><text:span text:style-name="T4">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6"><text:line-break/><text:line-break/></text:span><text:span text:style-name="T4">英文有個字叫作</text:span><text:span text:style-name="T6"><text:s/>limbo</text:span><text:span text:style-name="T4">，有點宗教色彩，中文不曉得怎麼翻譯，只能用想像的。許多人</text:span><text:span text:style-name="T6"><text:s/>(</text:span><text:span text:style-name="T4">特別是西方人</text:span><text:span text:style-name="T6">) </text:span><text:span text:style-name="T4">在我看，可以說完完全全就活在這樣一種伸手不見五指，恐怕連氧氣都不存在的</text:span><text:span text:style-name="T6"><text:s/>limbo </text:span><text:span text:style-name="T4">裡。奇怪的是當一個人的心靈和大腦如此受困，他並不會因此而感到束縛，很多時候他可能自我感覺非常良好，以為自己很聰明，很懂得獨立思考，對自己的想法和判斷深信不疑。</text:span><text:span text:style-name="T6"><text:line-break/><text:line-break/></text:span><text:span text:style-name="T4">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6">? </text:span><text:span text:style-name="T4">室友的反應就和</text:span><text:span text:style-name="T6"><text:s/>Andre Vltchek </text:span><text:span text:style-name="T4">所說的香港學生那樣，似乎無法處理這樣的資訊，而且表現得很反感，似乎細菌兩個字冒犯到了他，因為他是完全不相信細菌和病毒的。於是我就不敢再問了</text:span><text:span text:style-name="T6"><text:s/>(</text:span><text:span text:style-name="T4">我本來想繼續問下一個問題，那要冰箱有何用</text:span><text:span text:style-name="T6">? </text:span><text:span text:style-name="T4">你怎麼就信了冰箱了</text:span><text:span text:style-name="T6">?)</text:span><text:span text:style-name="T4">。</text:span><text:span text:style-name="T6"><text:line-break/><text:line-break/></text:span><text:span text:style-name="T4">室友經常拉肚子，我不是專家，但我知道為什麼。</text:span><text:span text:style-name="T6"><text:line-break/><text:line-break/></text:span><text:span text:style-name="T4">如果一個人如此拒絕想像或認知一種可能的自然現象</text:span><text:span text:style-name="T6"><text:s/>(</text:span><text:span text:style-name="T4">比如病原體或疾病</text:span><text:span text:style-name="T6">)</text:span><text:span text:style-name="T4">，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6"><text:line-break/><text:line-break/></text:span><text:span text:style-name="T4">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p>
      <text:p text:style-name="P5"><text:span text:style-name="T3">鄭豐遠</text:span><text:span text:style-name="T4"><text:s/>  |  2020.10.01 10:27   |   </text:span><text:a xlink:type="simple" xlink:href="http://palinfo.habago.org/Entry?Command=Information_PrintForum#FORUM40000"><text:span text:style-name="T5">#</text:span></text:a></text:p>
      <text:p text:style-name="P6"><text:span text:style-name="T4">法蒂瑪奇蹟我是完全相信的。我有過許多宗教體驗，因此從不懷疑這類事物的可能性。至於我自己經歷過的事，言語可能無法描述，畢竟那不是一種可以概念化的東西，你得自己親身體驗過，才能明白。</text:span><text:span text:style-name="T6"><text:line-break/><text:line-break/></text:span><text:span text:style-name="T4">我這樣說，好像有點神棍的味道，但我可以對天發誓我並不是在騙人。而我說的宗教體驗也並不是去給人算命很準那類</text:span><text:span text:style-name="T6">”</text:span><text:span text:style-name="T4">技術</text:span><text:span text:style-name="T6">”</text:span><text:span text:style-name="T4">層面的事，而純粹是只能用神蹟來解釋的一些私密事件。</text:span><text:span text:style-name="T6"><text:line-break/><text:line-break/></text:span><text:span text:style-name="T4">我能理解七萬人在神蹟面前嚇得倉惶逃竄，因為神蹟並不總是那麼充滿溫柔和祝福，而通常意味著罪與罰。畢竟一個人活著，有著一份生活，就已經是莫大的恩賜，難道還值得索求更多</text:span><text:span text:style-name="T6">? </text:span><text:span text:style-name="T4">我們反而是不斷犯錯，傷害他人和自己的靈魂。</text:span><text:span text:style-name="T6"><text:line-break/><text:line-break/></text:span><text:span text:style-name="T4">日前家中長輩辭世，差不多同一天，</text:span><text:span text:style-name="T6">Andre Vltchek </text:span><text:span text:style-name="T4">死亡。這兩件事給了我不小的打擊。</text:span><text:span text:style-name="T6">Andre Vltchek </text:span><text:span text:style-name="T4">的死，對我來說就像一位聖人的殞落那樣，讓我一下子陷入了一種憂鬱。</text:span><text:span text:style-name="T6">Andre Vltchek </text:span><text:span text:style-name="T4">的死與阿桑吉的受難，讓我不禁陷入一種深深的不解與糾結，人們究竟是怎麼回事，為何如此反智，如此低能，帶著如此自毀式的愚昧</text:span><text:span text:style-name="T6">; </text:span><text:span text:style-name="T4">不但看不到那些真正對人類有益的、高尚的人事物，反而熱情地擁抱那些有害的、邪惡的東西，而且一面倒，絕少例外。</text:span><text:span text:style-name="T6"><text:line-break/><text:line-break/></text:span><text:span text:style-name="T4">我這麼說並不是要說自己很特別或很出眾，我應該算是道德水平或美感永遠差那麼一點，甚至慢半拍的人，否則也不會總是讓自己陷入各種兩難和悔恨了。但至少至少，我感覺我終究是有辦法想像一種更好的智能或人格，而不是活在完全盲目的黑暗中。</text:span><text:span text:style-name="T6"><text:line-break/><text:line-break/></text:span><text:span text:style-name="T4">英文有個字叫作</text:span><text:span text:style-name="T6"><text:s/>limbo</text:span><text:span text:style-name="T4">，有點宗教色彩，中文不曉得怎麼翻譯，只能用想像的。許多人</text:span><text:span text:style-name="T6"><text:s/>(</text:span><text:span text:style-name="T4">特別是西方人</text:span><text:span text:style-name="T6">) </text:span><text:span text:style-name="T4">在我看，可以說完完全全就活在這樣一種伸手不見五指，恐怕連氧氣都不存在的</text:span><text:span text:style-name="T6"><text:s/>limbo </text:span><text:span text:style-name="T4">裡。奇怪的是當一個人的心靈和大腦如此受困，他並不會因此而感到束縛，很多時候他可能自我感覺非常良好，以為自己很聰明，很懂得獨立思考，對自己的想法和判斷深信不疑。</text:span><text:span text:style-name="T6"><text:line-break/><text:line-break/></text:span><text:span text:style-name="T4">有個例子可能不是很恰當，畢竟還是屬於地面的、科學的，但很容易理解。我的室友和我是好朋友，但我猜他可能沒有受過什麼科學教育，經常說出或做出很多讓我有點傻眼的事。比如說他認為天然的最好，任何人造的東西都是有害的，而且以二分法分類，沒有中間值。一個例子是他認為陽光是好的，微波是有害的，於是他不用我的微波爐來加熱他的中餐。相反地，每天早晨他會把存在冰箱裡的食物如飲料湯水飯菜拿出來，擺在窗台曬太陽，就這樣曬到中午然後吃掉。我曾經很小心問他你不覺得這樣細菌會迅速在食物中滋生嗎</text:span><text:span text:style-name="T6">? </text:span><text:span text:style-name="T4">室友的反應就</text:span><text:span text:style-name="T6"><text:s/>Andre Vltchek </text:span><text:span text:style-name="T4">所說的香港學生那樣，似乎無法處理這樣的資訊，而且表現得很反感，似乎細菌兩個字冒犯到了他，因為他是完全不相信細菌和病毒的。於是我就不敢再問了</text:span><text:span text:style-name="T6"><text:s/>(</text:span><text:span text:style-name="T4">我本來想繼續問下一個問題，那要冰箱有何用</text:span><text:span text:style-name="T6">? </text:span><text:span text:style-name="T4">你怎麼就信了冰箱了</text:span><text:span text:style-name="T6">?)</text:span><text:span text:style-name="T4">。</text:span><text:span text:style-name="T6"><text:line-break/><text:line-break/></text:span><text:span text:style-name="T4">室友經常拉肚子，我不是專家，但我知道為什麼。</text:span><text:span text:style-name="T6"><text:line-break/><text:line-break/></text:span><text:span text:style-name="T4">如果一個人如此拒絕想像或認知一種可能的自然現象</text:span><text:span text:style-name="T6"><text:s/>(</text:span><text:span text:style-name="T4">比如病原體或疾病</text:span><text:span text:style-name="T6">)</text:span><text:span text:style-name="T4">，那你就算知道怎麼幫他，其實也幫不了。超自然現象當然也是，如果我們沒有辦法想像一種可能性，那其實也就意味著他人的任何努力都是徒然。那就像你沒辦法強迫一個人愛上一首他原本不愛的歌，或一張他原本不愛的畫。重點也許並不是愛或不愛，而是很多時候神蹟就在那裡，差別只是你沒有聽到，沒有看到。</text:span><text:span text:style-name="T6"><text:line-break/><text:line-break/></text:span><text:span text:style-name="T4">前兩天到布理斯本市區工作，停好車後我們兩個人順道走去那間阿桑吉咖啡店，鈺錠點了杯咖啡，等待期間我在裡外巡視一圈，並沒有看到東東說的那張阿桑吉的海報。我偷偷用餘光看那個老闆，很安靜的一個人，似乎有著什麼心事。我們後來就走了，而他可能不知道，一個人從別處聽說了他曾經掛出一張阿桑吉的海報，就因此在這個冷漠而荒唐的世上獲得了某種安慰。</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